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iddenHorzOCR" svg:font-family="HiddenHorzOCR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0" style:family="table">
      <style:table-properties style:width="25.726cm" fo:margin-left="-0.009cm" table:align="left" style:writing-mode="lr-tb"/>
    </style:style>
    <style:style style:name="Таблица10.A" style:family="table-column">
      <style:table-column-properties style:column-width="0.799cm"/>
    </style:style>
    <style:style style:name="Таблица10.B" style:family="table-column">
      <style:table-column-properties style:column-width="8.488cm"/>
    </style:style>
    <style:style style:name="Таблица10.C" style:family="table-column">
      <style:table-column-properties style:column-width="3.413cm"/>
    </style:style>
    <style:style style:name="Таблица10.D" style:family="table-column">
      <style:table-column-properties style:column-width="2.408cm"/>
    </style:style>
    <style:style style:name="Таблица10.E" style:family="table-column">
      <style:table-column-properties style:column-width="1.588cm"/>
    </style:style>
    <style:style style:name="Таблица10.F" style:family="table-column">
      <style:table-column-properties style:column-width="1.508cm"/>
    </style:style>
    <style:style style:name="Таблица10.H" style:family="table-column">
      <style:table-column-properties style:column-width="1.482cm"/>
    </style:style>
    <style:style style:name="Таблица10.I" style:family="table-column">
      <style:table-column-properties style:column-width="1.711cm"/>
    </style:style>
    <style:style style:name="Таблица10.J" style:family="table-column">
      <style:table-column-properties style:column-width="2.822cm"/>
    </style:style>
    <style:style style:name="Таблица10.1" style:family="table-row">
      <style:table-row-properties style:min-row-height="0.609cm" fo:keep-together="auto"/>
    </style:style>
    <style:style style:name="Таблица10.A1" style:family="table-cell">
      <style:table-cell-properties style:vertical-align="top" fo:padding-left="0.074cm" fo:padding-right="0.097cm" fo:padding-top="0.097cm" fo:padding-bottom="0.097cm" fo:border-left="0.25pt solid #000001" fo:border-right="none" fo:border-top="0.25pt solid #000001" fo:border-bottom="0.25pt solid #000001" style:writing-mode="lr-tb"/>
    </style:style>
    <style:style style:name="Таблица10.J1" style:family="table-cell">
      <style:table-cell-properties style:vertical-align="top" fo:padding-left="0.074cm" fo:padding-right="0.097cm" fo:padding-top="0.097cm" fo:padding-bottom="0.097cm" fo:border="0.25pt solid #000001" style:writing-mode="lr-tb"/>
    </style:style>
    <style:style style:name="Таблица10.3" style:family="table-row">
      <style:table-row-properties fo:keep-together="auto"/>
    </style:style>
    <style:style style:name="Таблица10.4" style:family="table-row">
      <style:table-row-properties style:min-row-height="1.545cm" fo:keep-together="auto"/>
    </style:style>
    <style:style style:name="Таблица10.J4" style:family="table-cell">
      <style:table-cell-properties style:vertical-align="middle" fo:padding-left="0.074cm" fo:padding-right="0.097cm" fo:padding-top="0.097cm" fo:padding-bottom="0.097cm" fo:border="0.25pt solid #000001" style:writing-mode="lr-tb"/>
    </style:style>
    <style:style style:name="Таблица10.5" style:family="table-row">
      <style:table-row-properties style:min-row-height="0.686cm" fo:keep-together="auto"/>
    </style:style>
    <style:style style:name="Таблица10.6" style:family="table-row">
      <style:table-row-properties style:min-row-height="0.503cm" fo:keep-together="auto"/>
    </style:style>
    <style:style style:name="Таблица2" style:family="table">
      <style:table-properties style:width="7.791cm" table:align="left" style:writing-mode="lr-tb"/>
    </style:style>
    <style:style style:name="Таблица2.A" style:family="table-column">
      <style:table-column-properties style:column-width="7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7.779cm" table:align="left" style:writing-mode="lr-tb"/>
    </style:style>
    <style:style style:name="Таблица3.A" style:family="table-column">
      <style:table-column-properties style:column-width="7.779cm"/>
    </style:style>
    <style:style style:name="Таблица3.1" style:family="table-row">
      <style:table-row-properties style:min-row-height="1.459cm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.397cm" fo:margin-left="-0.388cm" table:align="left" style:writing-mode="lr-tb"/>
    </style:style>
    <style:style style:name="Таблица4.A" style:family="table-column">
      <style:table-column-properties style:column-width="0.894cm"/>
    </style:style>
    <style:style style:name="Таблица4.B" style:family="table-column">
      <style:table-column-properties style:column-width="0.587cm"/>
    </style:style>
    <style:style style:name="Таблица4.C" style:family="table-column">
      <style:table-column-properties style:column-width="0.289cm"/>
    </style:style>
    <style:style style:name="Таблица4.D" style:family="table-column">
      <style:table-column-properties style:column-width="0.63cm"/>
    </style:style>
    <style:style style:name="Таблица4.E" style:family="table-column">
      <style:table-column-properties style:column-width="0.088cm"/>
    </style:style>
    <style:style style:name="Таблица4.F" style:family="table-column">
      <style:table-column-properties style:column-width="1.639cm"/>
    </style:style>
    <style:style style:name="Таблица4.G" style:family="table-column">
      <style:table-column-properties style:column-width="2.399cm"/>
    </style:style>
    <style:style style:name="Таблица4.H" style:family="table-column">
      <style:table-column-properties style:column-width="0.3cm"/>
    </style:style>
    <style:style style:name="Таблица4.I" style:family="table-column">
      <style:table-column-properties style:column-width="1.344cm"/>
    </style:style>
    <style:style style:name="Таблица4.J" style:family="table-column">
      <style:table-column-properties style:column-width="0.589cm"/>
    </style:style>
    <style:style style:name="Таблица4.K" style:family="table-column">
      <style:table-column-properties style:column-width="0.295cm"/>
    </style:style>
    <style:style style:name="Таблица4.L" style:family="table-column">
      <style:table-column-properties style:column-width="0.721cm"/>
    </style:style>
    <style:style style:name="Таблица4.M" style:family="table-column">
      <style:table-column-properties style:column-width="0.388cm"/>
    </style:style>
    <style:style style:name="Таблица4.N" style:family="table-column">
      <style:table-column-properties style:column-width="0.101cm"/>
    </style:style>
    <style:style style:name="Таблица4.O" style:family="table-column">
      <style:table-column-properties style:column-width="0.356cm"/>
    </style:style>
    <style:style style:name="Таблица4.P" style:family="table-column">
      <style:table-column-properties style:column-width="0.123cm"/>
    </style:style>
    <style:style style:name="Таблица4.Q" style:family="table-column">
      <style:table-column-properties style:column-width="0.482cm"/>
    </style:style>
    <style:style style:name="Таблица4.S" style:family="table-column">
      <style:table-column-properties style:column-width="0.185cm"/>
    </style:style>
    <style:style style:name="Таблица4.T" style:family="table-column">
      <style:table-column-properties style:column-width="0.129cm"/>
    </style:style>
    <style:style style:name="Таблица4.U" style:family="table-column">
      <style:table-column-properties style:column-width="0.108cm"/>
    </style:style>
    <style:style style:name="Таблица4.V" style:family="table-column">
      <style:table-column-properties style:column-width="0.243cm"/>
    </style:style>
    <style:style style:name="Таблица4.W" style:family="table-column">
      <style:table-column-properties style:column-width="0.325cm"/>
    </style:style>
    <style:style style:name="Таблица4.X" style:family="table-column">
      <style:table-column-properties style:column-width="0.155cm"/>
    </style:style>
    <style:style style:name="Таблица4.Y" style:family="table-column">
      <style:table-column-properties style:column-width="0.111cm"/>
    </style:style>
    <style:style style:name="Таблица4.Z" style:family="table-column">
      <style:table-column-properties style:column-width="0.217cm"/>
    </style:style>
    <style:style style:name="Таблица4.a" style:family="table-column">
      <style:table-column-properties style:column-width="0.153cm"/>
    </style:style>
    <style:style style:name="Таблица4.b" style:family="table-column">
      <style:table-column-properties style:column-width="0.651cm"/>
    </style:style>
    <style:style style:name="Таблица4.d" style:family="table-column">
      <style:table-column-properties style:column-width="0.404cm"/>
    </style:style>
    <style:style style:name="Таблица4.e" style:family="table-column">
      <style:table-column-properties style:column-width="0.076cm"/>
    </style:style>
    <style:style style:name="Таблица4.g" style:family="table-column">
      <style:table-column-properties style:column-width="0.864cm"/>
    </style:style>
    <style:style style:name="Таблица4.h" style:family="table-column">
      <style:table-column-properties style:column-width="0.116cm"/>
    </style:style>
    <style:style style:name="Таблица4.i" style:family="table-column">
      <style:table-column-properties style:column-width="1.356cm"/>
    </style:style>
    <style:style style:name="Таблица4.j" style:family="table-column">
      <style:table-column-properties style:column-width="0.08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j1" style:family="table-cell">
      <style:table-cell-properties style:vertical-align="top" fo:padding="0cm" fo:border="none" style:writing-mode="lr-tb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.M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g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A9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4.11" style:family="table-row">
      <style:table-row-properties style:min-row-height="0.404cm" fo:keep-together="auto"/>
    </style:style>
    <style:style style:name="Таблица4.17" style:family="table-row">
      <style:table-row-properties style:min-row-height="0.534cm" fo:keep-together="auto"/>
    </style:style>
    <style:style style:name="Таблица4.A27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4.j2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4.32" style:family="table-row">
      <style:table-row-properties style:min-row-height="0.556cm" fo:keep-together="auto"/>
    </style:style>
    <style:style style:name="Таблица4.33" style:family="table-row">
      <style:table-row-properties style:min-row-height="0.554cm" fo:keep-together="auto"/>
    </style:style>
    <style:style style:name="Таблица4.77" style:family="table-row">
      <style:table-row-properties fo:keep-together="always"/>
    </style:style>
    <style:style style:name="Таблица4.A77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Таблица4.78" style:family="table-row">
      <style:table-row-properties fo:keep-together="always"/>
    </style:style>
    <style:style style:name="Таблица4.89" style:family="table-row">
      <style:table-row-properties style:min-row-height="0.58cm" fo:keep-together="auto"/>
    </style:style>
    <style:style style:name="Таблица4.103" style:family="table-row">
      <style:table-row-properties style:min-row-height="0.205cm" fo:keep-together="auto"/>
    </style:style>
    <style:style style:name="Таблица4.104" style:family="table-row">
      <style:table-row-properties style:min-row-height="0.298cm" fo:keep-together="auto"/>
    </style:style>
    <style:style style:name="Таблица4.107" style:family="table-row">
      <style:table-row-properties style:min-row-height="0.206cm" fo:keep-together="auto"/>
    </style:style>
    <style:style style:name="Таблица4.108" style:family="table-row">
      <style:table-row-properties style:min-row-height="0.385cm" fo:keep-together="auto"/>
    </style:style>
    <style:style style:name="Таблица4.F129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F13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.H13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833cm" table:align="left" style:writing-mode="lr-tb"/>
    </style:style>
    <style:style style:name="Таблица5.A" style:family="table-column">
      <style:table-column-properties style:column-width="1.02cm"/>
    </style:style>
    <style:style style:name="Таблица5.B" style:family="table-column">
      <style:table-column-properties style:column-width="3.743cm"/>
    </style:style>
    <style:style style:name="Таблица5.C" style:family="table-column">
      <style:table-column-properties style:column-width="2.54cm"/>
    </style:style>
    <style:style style:name="Таблица5.D" style:family="table-column">
      <style:table-column-properties style:column-width="1.588cm"/>
    </style:style>
    <style:style style:name="Таблица5.E" style:family="table-column">
      <style:table-column-properties style:column-width="4.226cm"/>
    </style:style>
    <style:style style:name="Таблица5.F" style:family="table-column">
      <style:table-column-properties style:column-width="3.717cm"/>
    </style:style>
    <style:style style:name="Таблица5.1" style:family="table-row">
      <style:table-row-properties style:min-row-height="0.82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469cm" fo:keep-together="auto"/>
    </style:style>
    <style:style style:name="Таблица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style:min-row-height="0.293cm" fo:keep-together="auto"/>
    </style:style>
    <style:style style:name="Таблица6" style:family="table">
      <style:table-properties style:width="17.014cm" fo:margin-left="-0.318cm" table:align="left" style:writing-mode="lr-tb"/>
    </style:style>
    <style:style style:name="Таблица6.A" style:family="table-column">
      <style:table-column-properties style:column-width="8.255cm"/>
    </style:style>
    <style:style style:name="Таблица6.B" style:family="table-column">
      <style:table-column-properties style:column-width="5.398cm"/>
    </style:style>
    <style:style style:name="Таблица6.C" style:family="table-column">
      <style:table-column-properties style:column-width="3.36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" style:family="table">
      <style:table-properties style:width="16.969cm" table:align="left" style:writing-mode="lr-tb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175cm"/>
    </style:style>
    <style:style style:name="Таблица7.C" style:family="table-column">
      <style:table-column-properties style:column-width="3.493cm"/>
    </style:style>
    <style:style style:name="Таблица7.D" style:family="table-column">
      <style:table-column-properties style:column-width="3.81cm"/>
    </style:style>
    <style:style style:name="Таблица7.E" style:family="table-column">
      <style:table-column-properties style:column-width="4.586cm"/>
    </style:style>
    <style:style style:name="Таблица7.1" style:family="table-row">
      <style:table-row-properties style:min-row-height="0.82cm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469cm" fo:keep-together="auto"/>
    </style:style>
    <style:style style:name="Таблица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3" style:family="table-row">
      <style:table-row-properties style:min-row-height="0.293cm" fo:keep-together="auto"/>
    </style:style>
    <style:style style:name="Таблица8" style:family="table">
      <style:table-properties style:width="17.014cm" fo:margin-left="-0.318cm" table:align="left" style:writing-mode="lr-tb"/>
    </style:style>
    <style:style style:name="Таблица8.A" style:family="table-column">
      <style:table-column-properties style:column-width="8.255cm"/>
    </style:style>
    <style:style style:name="Таблица8.B" style:family="table-column">
      <style:table-column-properties style:column-width="5.398cm"/>
    </style:style>
    <style:style style:name="Таблица8.C" style:family="table-column">
      <style:table-column-properties style:column-width="3.36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" style:family="table">
      <style:table-properties style:width="17.544cm" table:align="center" style:writing-mode="lr-tb"/>
    </style:style>
    <style:style style:name="Таблица9.A" style:family="table-column">
      <style:table-column-properties style:column-width="0.893cm"/>
    </style:style>
    <style:style style:name="Таблица9.B" style:family="table-column">
      <style:table-column-properties style:column-width="1.905cm"/>
    </style:style>
    <style:style style:name="Таблица9.C" style:family="table-column">
      <style:table-column-properties style:column-width="1.111cm"/>
    </style:style>
    <style:style style:name="Таблица9.D" style:family="table-column">
      <style:table-column-properties style:column-width="1cm"/>
    </style:style>
    <style:style style:name="Таблица9.E" style:family="table-column">
      <style:table-column-properties style:column-width="1.381cm"/>
    </style:style>
    <style:style style:name="Таблица9.F" style:family="table-column">
      <style:table-column-properties style:column-width="1.438cm"/>
    </style:style>
    <style:style style:name="Таблица9.G" style:family="table-column">
      <style:table-column-properties style:column-width="1.249cm"/>
    </style:style>
    <style:style style:name="Таблица9.I" style:family="table-column">
      <style:table-column-properties style:column-width="1.501cm"/>
    </style:style>
    <style:style style:name="Таблица9.J" style:family="table-column">
      <style:table-column-properties style:column-width="1.499cm"/>
    </style:style>
    <style:style style:name="Таблица9.K" style:family="table-column">
      <style:table-column-properties style:column-width="1.288cm"/>
    </style:style>
    <style:style style:name="Таблица9.L" style:family="table-column">
      <style:table-column-properties style:column-width="1.427cm"/>
    </style:style>
    <style:style style:name="Таблица9.M" style:family="table-column">
      <style:table-column-properties style:column-width="1.852cm"/>
    </style:style>
    <style:style style:name="Таблица9.1" style:family="table-row">
      <style:table-row-properties style:min-row-height="0.877cm" fo:keep-together="always"/>
    </style:style>
    <style:style style:name="Таблица9.A1" style:family="table-cell">
      <style:table-cell-properties style:vertical-align="middle" fo:background-color="#ffffff" fo:padding-left="0.071cm" fo:padding-right="0.071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Таблица9.C1" style:family="table-cell">
      <style:table-cell-properties style:vertical-align="middle" fo:background-color="#ffffff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9.I1" style:family="table-cell">
      <style:table-cell-properties style:vertical-align="middle" fo:background-color="#ffffff" fo:padding-left="0.071cm" fo:padding-right="0.071cm" fo:padding-top="0cm" fo:padding-bottom="0cm" fo:border-left="0.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9.L1" style:family="table-cell">
      <style:table-cell-properties style:vertical-align="middle" fo:background-color="#ffffff" fo:padding-left="0.071cm" fo:padding-right="0.071cm" fo:padding-top="0cm" fo:padding-bottom="0cm" fo:border-left="0.5pt solid #000000" fo:border-right="0.5pt solid #000000" fo:border-top="0.75pt solid #000000" fo:border-bottom="0.75pt solid #000000" style:writing-mode="lr-tb">
        <style:background-image/>
      </style:table-cell-properties>
    </style:style>
    <style:style style:name="Таблица9.2" style:family="table-row">
      <style:table-row-properties style:min-row-height="4.452cm" fo:keep-together="always"/>
    </style:style>
    <style:style style:name="Таблица9.3" style:family="table-row">
      <style:table-row-properties style:min-row-height="0.494cm" fo:keep-together="auto"/>
    </style:style>
    <style:style style:name="Таблица9.K4" style:family="table-cell">
      <style:table-cell-properties style:vertical-align="middle" fo:background-color="#ffffff" fo:padding-left="0.071cm" fo:padding-right="0.071cm" fo:padding-top="0cm" fo:padding-bottom="0cm" fo:border-left="0.5pt solid #000000" fo:border-right="none" fo:border-top="none" fo:border-bottom="0.75pt solid #000000" style:writing-mode="lr-tb">
        <style:background-image/>
      </style:table-cell-properties>
    </style:style>
    <style:style style:name="Таблица1" style:family="table">
      <style:table-properties style:width="17.014cm" fo:margin-left="-0.318cm" table:align="left" style:writing-mode="lr-tb"/>
    </style:style>
    <style:style style:name="Таблица1.A" style:family="table-column">
      <style:table-column-properties style:column-width="8.255cm"/>
    </style:style>
    <style:style style:name="Таблица1.B" style:family="table-column">
      <style:table-column-properties style:column-width="5.398cm"/>
    </style:style>
    <style:style style:name="Таблица1.C" style:family="table-column">
      <style:table-column-properties style:column-width="3.36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" style:family="table">
      <style:table-properties style:width="26.485cm" table:align="left" style:writing-mode="lr-tb"/>
    </style:style>
    <style:style style:name="Таблица11.A" style:family="table-column">
      <style:table-column-properties style:column-width="1.423cm"/>
    </style:style>
    <style:style style:name="Таблица11.B" style:family="table-column">
      <style:table-column-properties style:column-width="1.042cm"/>
    </style:style>
    <style:style style:name="Таблица11.C" style:family="table-column">
      <style:table-column-properties style:column-width="1.605cm"/>
    </style:style>
    <style:style style:name="Таблица11.D" style:family="table-column">
      <style:table-column-properties style:column-width="1.369cm"/>
    </style:style>
    <style:style style:name="Таблица11.E" style:family="table-column">
      <style:table-column-properties style:column-width="1.799cm"/>
    </style:style>
    <style:style style:name="Таблица11.F" style:family="table-column">
      <style:table-column-properties style:column-width="1.438cm"/>
    </style:style>
    <style:style style:name="Таблица11.G" style:family="table-column">
      <style:table-column-properties style:column-width="1.475cm"/>
    </style:style>
    <style:style style:name="Таблица11.H" style:family="table-column">
      <style:table-column-properties style:column-width="1.588cm"/>
    </style:style>
    <style:style style:name="Таблица11.L" style:family="table-column">
      <style:table-column-properties style:column-width="1.591cm"/>
    </style:style>
    <style:style style:name="Таблица11.M" style:family="table-column">
      <style:table-column-properties style:column-width="1.122cm"/>
    </style:style>
    <style:style style:name="Таблица11.N" style:family="table-column">
      <style:table-column-properties style:column-width="2.046cm"/>
    </style:style>
    <style:style style:name="Таблица11.O" style:family="table-column">
      <style:table-column-properties style:column-width="1.642cm"/>
    </style:style>
    <style:style style:name="Таблица11.P" style:family="table-column">
      <style:table-column-properties style:column-width="1.681cm"/>
    </style:style>
    <style:style style:name="Таблица11.Q" style:family="table-column">
      <style:table-column-properties style:column-width="1.901cm"/>
    </style:style>
    <style:style style:name="Таблица11.1" style:family="table-row">
      <style:table-row-properties style:min-row-height="0.439cm" fo:keep-together="always"/>
    </style:style>
    <style:style style:name="Таблица1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3.443cm" fo:keep-together="always"/>
    </style:style>
    <style:style style:name="Таблица11.3" style:family="table-row">
      <style:table-row-properties style:min-row-height="0.432cm" fo:keep-together="auto"/>
    </style:style>
    <style:style style:name="Таблица11.Q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" style:family="table">
      <style:table-properties style:width="26.984cm" fo:margin-left="-0.261cm" table:align="left" style:writing-mode="lr-tb"/>
    </style:style>
    <style:style style:name="Таблица12.A" style:family="table-column">
      <style:table-column-properties style:column-width="2.54cm"/>
    </style:style>
    <style:style style:name="Таблица12.B" style:family="table-column">
      <style:table-column-properties style:column-width="1.27cm"/>
    </style:style>
    <style:style style:name="Таблица12.D" style:family="table-column">
      <style:table-column-properties style:column-width="1.588cm"/>
    </style:style>
    <style:style style:name="Таблица12.E" style:family="table-column">
      <style:table-column-properties style:column-width="1.866cm"/>
    </style:style>
    <style:style style:name="Таблица12.F" style:family="table-column">
      <style:table-column-properties style:column-width="1.944cm"/>
    </style:style>
    <style:style style:name="Таблица12.G" style:family="table-column">
      <style:table-column-properties style:column-width="2.223cm"/>
    </style:style>
    <style:style style:name="Таблица12.K" style:family="table-column">
      <style:table-column-properties style:column-width="2.858cm"/>
    </style:style>
    <style:style style:name="Таблица12.L" style:family="table-column">
      <style:table-column-properties style:column-width="1.76cm"/>
    </style:style>
    <style:style style:name="Таблица12.M" style:family="table-column">
      <style:table-column-properties style:column-width="2.681cm"/>
    </style:style>
    <style:style style:name="Таблица12.1" style:family="table-row">
      <style:table-row-properties style:min-row-height="0.624cm" fo:keep-together="always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style:min-row-height="0.979cm" fo:keep-together="always"/>
    </style:style>
    <style:style style:name="Таблица12.3" style:family="table-row">
      <style:table-row-properties style:min-row-height="1.896cm" fo:keep-together="always"/>
    </style:style>
    <style:style style:name="Таблица12.4" style:family="table-row">
      <style:table-row-properties fo:keep-together="auto"/>
    </style:style>
    <style:style style:name="Таблица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M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5" style:family="table-row">
      <style:table-row-properties fo:keep-together="always"/>
    </style:style>
    <style:style style:name="Таблица12.6" style:family="table-row">
      <style:table-row-properties fo:keep-together="always"/>
    </style:style>
    <style:style style:name="Таблица12.7" style:family="table-row">
      <style:table-row-properties fo:keep-together="auto"/>
    </style:style>
    <style:style style:name="Таблица13" style:family="table">
      <style:table-properties style:width="27.002cm" fo:margin-left="-0.261cm" table:align="left" style:writing-mode="lr-tb"/>
    </style:style>
    <style:style style:name="Таблица13.A" style:family="table-column">
      <style:table-column-properties style:column-width="2.833cm"/>
    </style:style>
    <style:style style:name="Таблица13.B" style:family="table-column">
      <style:table-column-properties style:column-width="1.85cm"/>
    </style:style>
    <style:style style:name="Таблица13.C" style:family="table-column">
      <style:table-column-properties style:column-width="2.992cm"/>
    </style:style>
    <style:style style:name="Таблица13.D" style:family="table-column">
      <style:table-column-properties style:column-width="2.891cm"/>
    </style:style>
    <style:style style:name="Таблица13.E" style:family="table-column">
      <style:table-column-properties style:column-width="2.602cm"/>
    </style:style>
    <style:style style:name="Таблица13.F" style:family="table-column">
      <style:table-column-properties style:column-width="2.496cm"/>
    </style:style>
    <style:style style:name="Таблица13.G" style:family="table-column">
      <style:table-column-properties style:column-width="2.651cm"/>
    </style:style>
    <style:style style:name="Таблица13.H" style:family="table-column">
      <style:table-column-properties style:column-width="2.408cm"/>
    </style:style>
    <style:style style:name="Таблица13.I" style:family="table-column">
      <style:table-column-properties style:column-width="3.307cm"/>
    </style:style>
    <style:style style:name="Таблица13.J" style:family="table-column">
      <style:table-column-properties style:column-width="2.972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3" style:family="table-row">
      <style:table-row-properties fo:keep-together="auto"/>
    </style:style>
    <style:style style:name="Таблица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J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7.501cm" fo:margin-left="-0.706cm" table:align="left" style:writing-mode="lr-tb"/>
    </style:style>
    <style:style style:name="Таблица14.A" style:family="table-column">
      <style:table-column-properties style:column-width="1.27cm"/>
    </style:style>
    <style:style style:name="Таблица14.B" style:family="table-column">
      <style:table-column-properties style:column-width="3.81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219cm"/>
    </style:style>
    <style:style style:name="Таблица14.E" style:family="table-column">
      <style:table-column-properties style:column-width="2.118cm"/>
    </style:style>
    <style:style style:name="Таблица14.F" style:family="table-column">
      <style:table-column-properties style:column-width="0.132cm"/>
    </style:style>
    <style:style style:name="Таблица14.G" style:family="table-column">
      <style:table-column-properties style:column-width="2cm"/>
    </style:style>
    <style:style style:name="Таблица14.I" style:family="table-column">
      <style:table-column-properties style:column-width="0.104cm"/>
    </style:style>
    <style:style style:name="Таблица14.J" style:family="table-column">
      <style:table-column-properties style:column-width="2.26cm"/>
    </style:style>
    <style:style style:name="Таблица14.1" style:family="table-row">
      <style:table-row-properties style:min-row-height="1.199cm" fo:keep-together="always"/>
    </style:style>
    <style:style style:name="Таблица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style:min-row-height="1.053cm" fo:keep-together="always"/>
    </style:style>
    <style:style style:name="Таблица14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3" style:family="table-row">
      <style:table-row-properties style:min-row-height="2.397cm" fo:keep-together="always"/>
    </style:style>
    <style:style style:name="Таблица14.4" style:family="table-row">
      <style:table-row-properties style:min-row-height="1.983cm" fo:keep-together="always"/>
    </style:style>
    <style:style style:name="Таблица15" style:family="table">
      <style:table-properties style:width="17.134cm" fo:margin-left="-0.261cm" table:align="left" style:writing-mode="lr-tb"/>
    </style:style>
    <style:style style:name="Таблица15.A" style:family="table-column">
      <style:table-column-properties style:column-width="1.136cm"/>
    </style:style>
    <style:style style:name="Таблица15.B" style:family="table-column">
      <style:table-column-properties style:column-width="2.75cm"/>
    </style:style>
    <style:style style:name="Таблица15.C" style:family="table-column">
      <style:table-column-properties style:column-width="1.499cm"/>
    </style:style>
    <style:style style:name="Таблица15.D" style:family="table-column">
      <style:table-column-properties style:column-width="2cm"/>
    </style:style>
    <style:style style:name="Таблица15.E" style:family="table-column">
      <style:table-column-properties style:column-width="1.752cm"/>
    </style:style>
    <style:style style:name="Таблица15.H" style:family="table-column">
      <style:table-column-properties style:column-width="1.75cm"/>
    </style:style>
    <style:style style:name="Таблица15.I" style:family="table-column">
      <style:table-column-properties style:column-width="2.247cm"/>
    </style:style>
    <style:style style:name="Таблица15.1" style:family="table-row">
      <style:table-row-properties style:min-row-height="1.067cm" fo:keep-together="always"/>
    </style:style>
    <style:style style:name="Таблица1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style:min-row-height="0.609cm" fo:keep-together="always"/>
    </style:style>
    <style:style style:name="Таблица15.3" style:family="table-row">
      <style:table-row-properties style:min-row-height="1.33cm" fo:keep-together="always"/>
    </style:style>
    <style:style style:name="Таблица1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4" style:family="table-row">
      <style:table-row-properties style:min-row-height="0.464cm" fo:keep-together="always"/>
    </style:style>
    <style:style style:name="Таблица15.5" style:family="table-row">
      <style:table-row-properties style:min-row-height="0.446cm" fo:keep-together="always"/>
    </style:style>
    <style:style style:name="Таблица15.6" style:family="table-row">
      <style:table-row-properties style:min-row-height="0.453cm" fo:keep-together="always"/>
    </style:style>
    <style:style style:name="Таблица15.7" style:family="table-row">
      <style:table-row-properties style:min-row-height="0.46cm" fo:keep-together="always"/>
    </style:style>
    <style:style style:name="Таблица15.8" style:family="table-row">
      <style:table-row-properties style:min-row-height="0.443cm" fo:keep-together="always"/>
    </style:style>
    <style:style style:name="Таблица16" style:family="table">
      <style:table-properties style:width="17.42cm" table:align="left" style:writing-mode="lr-tb"/>
    </style:style>
    <style:style style:name="Таблица16.A" style:family="table-column">
      <style:table-column-properties style:column-width="1.251cm"/>
    </style:style>
    <style:style style:name="Таблица16.B" style:family="table-column">
      <style:table-column-properties style:column-width="3.062cm"/>
    </style:style>
    <style:style style:name="Таблица16.C" style:family="table-column">
      <style:table-column-properties style:column-width="2.499cm"/>
    </style:style>
    <style:style style:name="Таблица16.D" style:family="table-column">
      <style:table-column-properties style:column-width="2.549cm"/>
    </style:style>
    <style:style style:name="Таблица16.E" style:family="table-column">
      <style:table-column-properties style:column-width="2.582cm"/>
    </style:style>
    <style:style style:name="Таблица16.F" style:family="table-column">
      <style:table-column-properties style:column-width="2.669cm"/>
    </style:style>
    <style:style style:name="Таблица16.G" style:family="table-column">
      <style:table-column-properties style:column-width="2.808cm"/>
    </style:style>
    <style:style style:name="Таблица16.1" style:family="table-row">
      <style:table-row-properties style:min-row-height="0.503cm" fo:keep-together="always"/>
    </style:style>
    <style:style style:name="Таблица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2" style:family="table-row">
      <style:table-row-properties style:min-row-height="0.45cm" fo:keep-together="always"/>
    </style:style>
    <style:style style:name="Таблица16.3" style:family="table-row">
      <style:table-row-properties fo:keep-together="auto"/>
    </style:style>
    <style:style style:name="Таблица16.4" style:family="table-row">
      <style:table-row-properties fo:keep-together="auto"/>
    </style:style>
    <style:style style:name="Таблица16.5" style:family="table-row">
      <style:table-row-properties fo:keep-together="auto"/>
    </style:style>
    <style:style style:name="Таблица16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6" style:family="table-row">
      <style:table-row-properties style:min-row-height="0.661cm" fo:keep-together="always"/>
    </style:style>
    <style:style style:name="Таблица16.7" style:family="table-row">
      <style:table-row-properties style:min-row-height="0.672cm" fo:keep-together="always"/>
    </style:style>
    <style:style style:name="Таблица16.8" style:family="table-row">
      <style:table-row-properties style:min-row-height="0.658cm" fo:keep-together="always"/>
    </style:style>
    <style:style style:name="Таблица16.9" style:family="table-row">
      <style:table-row-properties style:min-row-height="0.669cm" fo:keep-together="always"/>
    </style:style>
    <style:style style:name="Таблица16.10" style:family="table-row">
      <style:table-row-properties style:min-row-height="0.404cm" fo:keep-together="always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0.953cm" style:auto-text-indent="false" style:text-autospace="none"/>
      <style:text-properties style:font-name="Arial" fo:font-size="9pt" fo:font-weight="bold" officeooo:paragraph-rsid="000c7b98" style:font-size-asian="9pt" style:font-weight-asian="bold" style:font-name-complex="Arial" style:font-size-complex="9pt"/>
    </style:style>
    <style:style style:name="P4" style:family="paragraph" style:parent-style-name="Standard">
      <style:paragraph-properties fo:margin-left="0cm" fo:margin-right="0cm" fo:text-align="end" style:justify-single-word="false" fo:text-indent="0.953cm" style:auto-text-indent="false" style:text-autospace="none"/>
      <style:text-properties style:font-name="Arial" fo:font-size="9pt" fo:font-weight="bold" officeooo:paragraph-rsid="000f36d0" style:font-size-asian="9pt" style:font-weight-asian="bold" style:font-name-complex="Arial" style:font-size-complex="9pt"/>
    </style:style>
    <style:style style:name="P5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officeooo:paragraph-rsid="000f1a24"/>
    </style:style>
    <style:style style:name="P6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officeooo:paragraph-rsid="00154548"/>
    </style:style>
    <style:style style:name="P7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officeooo:paragraph-rsid="000cf828"/>
    </style:style>
    <style:style style:name="P8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font-size="12pt" officeooo:paragraph-rsid="00154548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 style:text-autospace="none"/>
      <style:text-properties style:font-name="Times New Roman" fo:font-size="11pt" officeooo:paragraph-rsid="000c7b98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 style:text-autospace="none"/>
      <style:text-properties style:font-name="Times New Roman" fo:font-size="11pt" officeooo:paragraph-rsid="00162698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 style:text-autospace="none"/>
      <style:text-properties style:font-name="Times New Roman" fo:font-size="11pt" officeooo:paragraph-rsid="00162698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.953cm" style:auto-text-indent="false" style:text-autospace="none"/>
      <style:text-properties style:font-name="Calibri" fo:font-size="10pt" fo:font-weight="bold" officeooo:paragraph-rsid="000e9c50" style:font-size-asian="10pt" style:font-weight-asian="bold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1.905cm"/>
        </style:tab-stops>
      </style:paragraph-properties>
      <style:text-properties fo:font-size="10pt" fo:font-style="italic" officeooo:paragraph-rsid="00162698" style:font-size-asian="10pt" style:font-style-asian="italic" style:font-size-complex="10pt"/>
    </style:style>
    <style:style style:name="P14" style:family="paragraph" style:parent-style-name="Знак1">
      <style:paragraph-properties fo:margin-left="0cm" fo:margin-right="0cm" fo:text-align="center" style:justify-single-word="false" fo:text-indent="0.953cm" style:auto-text-indent="false"/>
      <style:text-properties fo:font-size="14pt" fo:font-weight="bold" officeooo:paragraph-rsid="001670a7" style:font-size-asian="14pt" style:font-weight-asian="bold" style:font-size-complex="14pt"/>
    </style:style>
    <style:style style:name="P15" style:family="paragraph" style:parent-style-name="Знак1">
      <style:paragraph-properties fo:margin-left="0cm" fo:margin-right="0cm" fo:text-align="center" style:justify-single-word="false" fo:text-indent="0.953cm" style:auto-text-indent="false"/>
      <style:text-properties style:font-name="Times New Roman" fo:font-size="12pt" fo:language="ru" fo:country="RU" fo:font-weight="bold" officeooo:paragraph-rsid="001670a7" style:font-size-asian="12pt" style:font-weight-asian="bold" style:font-name-complex="Times New Roman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hyphenation-ladder-count="no-limit" fo:text-indent="0.953cm" style:auto-text-indent="false" fo:background-color="transparent" style:text-autospace="none" style:writing-mode="lr-tb"/>
      <style:text-properties style:font-name="Times New Roman" fo:font-size="11pt" fo:font-weight="bold" officeooo:paragraph-rsid="00162698" fo:background-color="transparent" style:font-size-asian="11pt" style:font-weight-asian="bold" style:font-name-complex="Arial" style:font-size-complex="11pt" fo:hyphenate="false" fo:hyphenation-remain-char-count="2" fo:hyphenation-push-char-count="2"/>
    </style:style>
    <style:style style:name="P17" style:family="paragraph" style:parent-style-name="ConsPlusNonformat">
      <style:paragraph-properties fo:orphans="2" fo:widows="2"/>
      <style:text-properties officeooo:paragraph-rsid="000e9c50"/>
    </style:style>
    <style:style style:name="P18" style:family="paragraph" style:parent-style-name="ConsPlusNonformat">
      <style:paragraph-properties fo:text-align="center" style:justify-single-word="false"/>
      <style:text-properties officeooo:paragraph-rsid="000e9c50"/>
    </style:style>
    <style:style style:name="P19" style:family="paragraph" style:parent-style-name="ConsPlusNonformat">
      <style:text-properties officeooo:paragraph-rsid="000e9c50"/>
    </style:style>
    <style:style style:name="P20" style:family="paragraph" style:parent-style-name="ConsPlusNonformat">
      <style:paragraph-properties fo:text-align="end" style:justify-single-word="false" fo:orphans="2" fo:widows="2"/>
      <style:text-properties style:font-name="Courier New1" officeooo:paragraph-rsid="000e9c50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Calibri" officeooo:paragraph-rsid="000e9c50" style:font-name-complex="Calibri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padding="0cm" fo:border-left="none" fo:border-right="none" fo:border-top="none" fo:border-bottom="0.74pt solid #00000a"/>
      <style:text-properties style:font-name="Calibri" fo:font-size="2.5pt" officeooo:paragraph-rsid="000e9c50" style:font-size-asian="2.5pt" style:font-name-complex="Calibri" style:font-size-complex="2.5pt"/>
    </style:style>
    <style:style style:name="P23" style:family="paragraph" style:parent-style-name="Обычный_20__28_веб_29_">
      <style:paragraph-properties fo:margin-top="0cm" fo:margin-bottom="0cm" loext:contextual-spacing="false" fo:text-align="center" style:justify-single-word="false" style:snap-to-layout-grid="false"/>
      <style:text-properties officeooo:paragraph-rsid="001670a7"/>
    </style:style>
    <style:style style:name="P24" style:family="paragraph" style:parent-style-name="Обычный_20__28_веб_29_">
      <style:paragraph-properties fo:margin-top="0cm" fo:margin-bottom="0cm" loext:contextual-spacing="false" fo:text-align="center" style:justify-single-word="false"/>
      <style:text-properties officeooo:paragraph-rsid="001670a7"/>
    </style:style>
    <style:style style:name="P2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9pt" fo:font-weight="bold" officeooo:paragraph-rsid="000f36d0" style:font-size-asian="9pt" style:font-weight-asian="bold" style:font-name-complex="Arial" style:font-size-complex="9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670a7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tyle="italic" officeooo:paragraph-rsid="001670a7" style:font-style-asian="italic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officeooo:paragraph-rsid="001670a7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font-weight="bold" officeooo:paragraph-rsid="001670a7" style:font-weight-asian="bold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text-autospace="none"/>
      <style:text-properties style:font-name="Calibri" fo:font-size="12pt" fo:font-weight="bold" officeooo:paragraph-rsid="00162698" style:font-size-asian="12pt" style:font-weight-asian="bold" style:font-name-complex="Arial" style:font-size-complex="12pt"/>
    </style:style>
    <style:style style:name="P31" style:family="paragraph" style:parent-style-name="Standard">
      <style:paragraph-properties fo:text-align="end" style:justify-single-word="false" fo:orphans="2" fo:widows="2"/>
      <style:text-properties style:font-name="Courier New1" officeooo:paragraph-rsid="000e9c50"/>
    </style:style>
    <style:style style:name="P32" style:family="paragraph" style:parent-style-name="Standard">
      <style:paragraph-properties fo:text-align="end" style:justify-single-word="false"/>
      <style:text-properties fo:font-size="11pt" fo:font-weight="bold" officeooo:paragraph-rsid="00162698" style:font-size-asian="11pt" style:font-weight-asian="bold"/>
    </style:style>
    <style:style style:name="P33" style:family="paragraph" style:parent-style-name="Standard">
      <style:paragraph-properties fo:line-height="150%" fo:text-align="end" style:justify-single-word="false"/>
      <style:text-properties fo:font-size="11pt" fo:font-weight="bold" officeooo:paragraph-rsid="00162698" style:font-size-asian="11pt" style:font-weight-asian="bold"/>
    </style:style>
    <style:style style:name="P34" style:family="paragraph" style:parent-style-name="Standard">
      <style:paragraph-properties fo:line-height="150%" fo:text-align="center" style:justify-single-word="false"/>
      <style:text-properties fo:font-size="11pt" fo:font-weight="bold" officeooo:paragraph-rsid="00162698" style:font-size-asian="11pt" style:font-weight-asian="bold"/>
    </style:style>
    <style:style style:name="P35" style:family="paragraph" style:parent-style-name="Standard">
      <style:paragraph-properties fo:line-height="150%">
        <style:tab-stops>
          <style:tab-stop style:position="11.165cm"/>
        </style:tab-stops>
      </style:paragraph-properties>
      <style:text-properties fo:font-size="11pt" fo:font-weight="bold" officeooo:paragraph-rsid="00162698" style:font-size-asian="11pt" style:font-weight-asian="bold"/>
    </style:style>
    <style:style style:name="P36" style:family="paragraph" style:parent-style-name="Standard">
      <style:paragraph-properties fo:line-height="150%"/>
      <style:text-properties fo:font-size="11pt" fo:font-weight="bold" officeooo:paragraph-rsid="00162698" style:font-size-asian="11pt" style:font-weight-asian="bold"/>
    </style:style>
    <style:style style:name="P37" style:family="paragraph" style:parent-style-name="Standard">
      <style:paragraph-properties fo:line-height="150%" fo:text-align="center" style:justify-single-word="false"/>
      <style:text-properties fo:font-size="11pt" fo:font-weight="bold" officeooo:paragraph-rsid="00162698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fo:font-size="11pt" fo:font-weight="bold" officeooo:paragraph-rsid="00162698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1pt" fo:font-weight="bold" fo:background-color="transparent" style:font-size-asian="11pt" style:font-weight-asian="bold" style:font-size-complex="11pt"/>
    </style:style>
    <style:style style:name="P40" style:family="paragraph" style:parent-style-name="Standard">
      <style:paragraph-properties fo:text-align="center" style:justify-single-word="false"/>
      <style:text-properties fo:font-size="11pt" fo:font-weight="bold" officeooo:rsid="0020dc7c" officeooo:paragraph-rsid="0020dc7c" fo:background-color="transparent" style:font-size-asian="11pt" style:font-weight-asian="bold" style:font-size-complex="11pt"/>
    </style:style>
    <style:style style:name="P41" style:family="paragraph" style:parent-style-name="Standard">
      <style:paragraph-properties fo:text-align="center" style:justify-single-word="false"/>
      <style:text-properties fo:font-size="11pt" fo:font-weight="bold" officeooo:rsid="0079019d" officeooo:paragraph-rsid="0079019d" fo:background-color="transparent" style:font-size-asian="11pt" style:font-weight-asian="bold" style:font-size-complex="11pt"/>
    </style:style>
    <style:style style:name="P42" style:family="paragraph" style:parent-style-name="Standard">
      <style:paragraph-properties fo:text-align="justify" style:justify-single-word="false"/>
      <style:text-properties officeooo:paragraph-rsid="001670a7"/>
    </style:style>
    <style:style style:name="P43" style:family="paragraph" style:parent-style-name="Standard">
      <style:paragraph-properties fo:text-align="justify" style:justify-single-word="false"/>
      <style:text-properties fo:font-size="12pt" officeooo:paragraph-rsid="0016269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officeooo:paragraph-rsid="00162698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paragraph-rsid="0016269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officeooo:rsid="0018cd58" officeooo:paragraph-rsid="00162698" fo:background-color="transparent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paragraph-rsid="0017eff2" fo:background-color="transparent" style:font-name-asian="HiddenHorzOCR" style:font-size-asian="12pt" style:language-asian="en" style:country-asian="US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fo:font-weight="bold" officeooo:paragraph-rsid="00162698" style:font-size-asian="12pt" style:font-weight-asian="bold" style:font-size-complex="12pt" text:display="none"/>
    </style:style>
    <style:style style:name="P49" style:family="paragraph" style:parent-style-name="Standard">
      <style:paragraph-properties fo:text-align="justify" style:justify-single-word="false"/>
      <style:text-properties fo:font-size="12pt" fo:font-weight="bold" officeooo:paragraph-rsid="00162698" style:font-size-asian="12pt" style:font-weight-asian="bold" style:font-size-complex="12pt"/>
    </style:style>
    <style:style style:name="P50" style:family="paragraph" style:parent-style-name="Standard">
      <style:paragraph-properties fo:text-align="justify" style:justify-single-word="false"/>
      <style:text-properties fo:color="#000000" fo:font-size="12pt" fo:font-weight="normal" officeooo:paragraph-rsid="00162698" fo:background-color="#ffff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15%" fo:text-align="center" style:justify-single-word="false"/>
      <style:text-properties fo:color="#000000" fo:font-size="12pt" officeooo:paragraph-rsid="0017eff2" fo:background-color="transparent" style:font-name-asian="HiddenHorzOCR" style:font-size-asian="12pt" style:language-asian="en" style:country-asian="US" style:font-name-complex="Symbol" style:font-size-complex="12pt"/>
    </style:style>
    <style:style style:name="P52" style:family="paragraph" style:parent-style-name="Standard">
      <style:paragraph-properties fo:line-height="115%" fo:text-align="center" style:justify-single-word="false"/>
      <style:text-properties fo:color="#000000" fo:font-size="12pt" officeooo:paragraph-rsid="0017eff2" fo:background-color="transparent" style:font-name-asian="HiddenHorzOCR" style:font-size-asian="12pt" style:language-asian="en" style:country-asian="US" style:font-size-complex="12pt"/>
    </style:style>
    <style:style style:name="P53" style:family="paragraph" style:parent-style-name="Standard">
      <style:paragraph-properties fo:line-height="115%" fo:text-align="center" style:justify-single-word="false"/>
      <style:text-properties fo:color="#000000" fo:font-size="12pt" officeooo:paragraph-rsid="0017eff2" fo:background-color="transparent" style:font-name-asian="Symbol" style:font-size-asian="12pt" style:font-name-complex="Symbol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000000" fo:font-size="10pt" officeooo:paragraph-rsid="00162698" style:font-size-asian="10pt" style:font-size-complex="10pt"/>
    </style:style>
    <style:style style:name="P55" style:family="paragraph" style:parent-style-name="Standard">
      <style:paragraph-properties fo:text-align="end" style:justify-single-word="false"/>
      <style:text-properties fo:color="#000000" fo:font-size="9pt" fo:font-style="italic" fo:font-weight="bold" officeooo:paragraph-rsid="001670a7" style:font-size-asian="9pt" style:font-style-asian="italic" style:font-weight-asian="bold" style:font-size-complex="9pt"/>
    </style:style>
    <style:style style:name="P56" style:family="paragraph" style:parent-style-name="Standard">
      <style:paragraph-properties fo:text-align="end" style:justify-single-word="false"/>
      <style:text-properties fo:color="#000000" fo:font-size="9pt" fo:font-style="italic" fo:font-weight="bold" officeooo:paragraph-rsid="001670a7" style:font-size-asian="9pt" style:font-style-asian="italic" style:font-weight-asian="bold" style:font-size-complex="9pt" text:display="none"/>
    </style:style>
    <style:style style:name="P57" style:family="paragraph" style:parent-style-name="Standard">
      <style:text-properties fo:color="#000000" fo:font-size="9pt" fo:font-style="italic" fo:font-weight="bold" officeooo:paragraph-rsid="001670a7" style:font-size-asian="9pt" style:font-style-asian="italic" style:font-weight-asian="bold" style:font-size-complex="9pt" text:display="none"/>
    </style:style>
    <style:style style:name="P58" style:family="paragraph" style:parent-style-name="Standard">
      <style:paragraph-properties fo:text-align="justify" style:justify-single-word="false"/>
      <style:text-properties fo:color="#000000" fo:font-size="9pt" officeooo:paragraph-rsid="001670a7" style:font-name-asian="Symbol" style:font-size-asian="9pt" style:font-size-complex="9pt"/>
    </style:style>
    <style:style style:name="P59" style:family="paragraph" style:parent-style-name="Standard">
      <style:text-properties fo:color="#000000" fo:font-size="9pt" officeooo:paragraph-rsid="001670a7" style:font-name-asian="Symbol" style:font-size-asian="9pt" style:font-size-complex="9pt"/>
    </style:style>
    <style:style style:name="P60" style:family="paragraph" style:parent-style-name="Standard">
      <style:paragraph-properties fo:text-align="center" style:justify-single-word="false"/>
      <style:text-properties fo:color="#000000" fo:font-size="9pt" fo:font-weight="bold" officeooo:paragraph-rsid="001670a7" style:font-name-asian="Symbol" style:font-size-asian="9pt" style:font-weight-asian="bold" style:font-size-complex="9pt"/>
    </style:style>
    <style:style style:name="P61" style:family="paragraph" style:parent-style-name="Standard">
      <style:text-properties fo:color="#000000" fo:font-size="9pt" fo:font-weight="bold" officeooo:paragraph-rsid="001670a7" style:font-name-asian="Symbol" style:font-size-asian="9pt" style:font-weight-asian="bold" style:font-size-complex="9pt"/>
    </style:style>
    <style:style style:name="P62" style:family="paragraph" style:parent-style-name="Standard">
      <style:paragraph-properties style:snap-to-layout-grid="false"/>
      <style:text-properties fo:color="#000000" officeooo:paragraph-rsid="001670a7"/>
    </style:style>
    <style:style style:name="P63" style:family="paragraph" style:parent-style-name="Standard">
      <style:paragraph-properties style:snap-to-layout-grid="false"/>
      <style:text-properties fo:color="#000000" fo:font-style="italic" officeooo:paragraph-rsid="001670a7" style:font-style-asian="italic"/>
    </style:style>
    <style:style style:name="P64" style:family="paragraph" style:parent-style-name="Standard">
      <style:text-properties fo:color="#000000" fo:font-style="italic" officeooo:paragraph-rsid="001670a7" style:font-style-asian="italic"/>
    </style:style>
    <style:style style:name="P65" style:family="paragraph" style:parent-style-name="Standard">
      <style:paragraph-properties style:snap-to-layout-grid="false"/>
      <style:text-properties fo:color="#000000" fo:font-style="italic" style:text-underline-style="solid" style:text-underline-width="auto" style:text-underline-color="font-color" officeooo:paragraph-rsid="001670a7" style:font-style-asian="italic"/>
    </style:style>
    <style:style style:name="P66" style:family="paragraph" style:parent-style-name="Standard">
      <style:paragraph-properties fo:text-align="center" style:justify-single-word="false" style:snap-to-layout-grid="false"/>
      <style:text-properties fo:color="#000000" fo:font-style="italic" officeooo:paragraph-rsid="001670a7" style:font-name-asian="Symbol" style:font-style-asian="italic"/>
    </style:style>
    <style:style style:name="P67" style:family="paragraph" style:parent-style-name="Standard">
      <style:paragraph-properties fo:text-align="center" style:justify-single-word="false"/>
      <style:text-properties fo:color="#000000" fo:font-style="italic" officeooo:paragraph-rsid="001670a7" style:font-name-asian="Symbol" style:font-style-asian="italic"/>
    </style:style>
    <style:style style:name="P68" style:family="paragraph" style:parent-style-name="Standard">
      <style:paragraph-properties fo:text-align="justify" style:justify-single-word="false"/>
      <style:text-properties fo:color="#000000" officeooo:paragraph-rsid="001670a7" style:font-name-asian="Symbol" style:font-name-complex="Symbol"/>
    </style:style>
    <style:style style:name="P69" style:family="paragraph" style:parent-style-name="Standard">
      <style:paragraph-properties fo:text-align="center" style:justify-single-word="false">
        <style:tab-stops>
          <style:tab-stop style:position="2.311cm"/>
        </style:tab-stops>
      </style:paragraph-properties>
      <style:text-properties fo:color="#000000" officeooo:paragraph-rsid="001670a7" style:font-name-asian="Symbol" style:font-name-complex="Symbol"/>
    </style:style>
    <style:style style:name="P70" style:family="paragraph" style:parent-style-name="Standard">
      <style:paragraph-properties fo:text-align="center" style:justify-single-word="false"/>
      <style:text-properties fo:color="#000000" officeooo:paragraph-rsid="001670a7" style:font-name-asian="Symbol" style:font-name-complex="Symbol"/>
    </style:style>
    <style:style style:name="P71" style:family="paragraph" style:parent-style-name="Standard">
      <style:paragraph-properties fo:text-align="center" style:justify-single-word="false" style:snap-to-layout-grid="false"/>
      <style:text-properties fo:color="#000000" officeooo:paragraph-rsid="001670a7" style:font-name-asian="Symbol" style:font-name-complex="Symbol"/>
    </style:style>
    <style:style style:name="P72" style:family="paragraph" style:parent-style-name="Standard">
      <style:paragraph-properties fo:text-align="end" style:justify-single-word="false"/>
      <style:text-properties fo:color="#000000" officeooo:paragraph-rsid="001670a7" style:font-name-asian="Symbol" style:font-name-complex="Symbol"/>
    </style:style>
    <style:style style:name="P73" style:family="paragraph" style:parent-style-name="Standard">
      <style:text-properties fo:color="#000000" officeooo:paragraph-rsid="001670a7" style:font-name-asian="Symbol" style:font-name-complex="Symbol"/>
    </style:style>
    <style:style style:name="P74" style:family="paragraph" style:parent-style-name="Standard">
      <style:paragraph-properties fo:text-align="center" style:justify-single-word="false" style:snap-to-layout-grid="false"/>
      <style:text-properties fo:color="#000000" officeooo:paragraph-rsid="001670a7" style:font-name-asian="Symbol"/>
    </style:style>
    <style:style style:name="P75" style:family="paragraph" style:parent-style-name="Standard">
      <style:paragraph-properties fo:text-align="center" style:justify-single-word="false"/>
      <style:text-properties fo:color="#000000" officeooo:paragraph-rsid="001670a7" style:font-name-asian="Symbol"/>
    </style:style>
    <style:style style:name="P76" style:family="paragraph" style:parent-style-name="Standard">
      <style:paragraph-properties fo:text-align="end" style:justify-single-word="false"/>
      <style:text-properties fo:color="#000000" officeooo:paragraph-rsid="001670a7" style:font-name-asian="Symbol"/>
    </style:style>
    <style:style style:name="P77" style:family="paragraph" style:parent-style-name="Standard">
      <style:paragraph-properties fo:text-align="justify" style:justify-single-word="false"/>
      <style:text-properties fo:color="#000000" officeooo:paragraph-rsid="001670a7" style:font-name-asian="Symbol"/>
    </style:style>
    <style:style style:name="P78" style:family="paragraph" style:parent-style-name="Standard">
      <style:text-properties fo:color="#000000" officeooo:paragraph-rsid="001670a7" style:font-name-asian="Symbol"/>
    </style:style>
    <style:style style:name="P79" style:family="paragraph" style:parent-style-name="Standard">
      <style:paragraph-properties fo:text-align="center" style:justify-single-word="false"/>
      <style:text-properties fo:color="#000000" fo:language="en" fo:country="US" officeooo:paragraph-rsid="001670a7" style:font-name-asian="Symbol" style:font-name-complex="Symbol"/>
    </style:style>
    <style:style style:name="P80" style:family="paragraph" style:parent-style-name="Standard">
      <style:paragraph-properties fo:text-align="center" style:justify-single-word="false">
        <style:tab-stops>
          <style:tab-stop style:position="1.464cm"/>
        </style:tab-stops>
      </style:paragraph-properties>
      <style:text-properties fo:color="#000000" fo:language="en" fo:country="US" officeooo:paragraph-rsid="001670a7" style:font-name-asian="Symbol"/>
    </style:style>
    <style:style style:name="P81" style:family="paragraph" style:parent-style-name="Standard">
      <style:paragraph-properties fo:text-align="center" style:justify-single-word="false"/>
      <style:text-properties fo:color="#000000" fo:language="en" fo:country="US" officeooo:paragraph-rsid="001670a7" style:font-name-asian="Symbol"/>
    </style:style>
    <style:style style:name="P82" style:family="paragraph" style:parent-style-name="Standard">
      <style:text-properties fo:color="#000000" fo:font-size="11pt" fo:font-style="italic" fo:font-weight="bold" officeooo:paragraph-rsid="001670a7" style:font-name-asian="Symbol" style:font-size-asian="11pt" style:font-style-asian="italic" style:font-weight-asian="bold" style:font-name-complex="Symbol"/>
    </style:style>
    <style:style style:name="P83" style:family="paragraph" style:parent-style-name="Standard">
      <style:paragraph-properties fo:text-align="center" style:justify-single-word="false"/>
      <style:text-properties fo:color="#000000" fo:font-size="11pt" fo:font-weight="bold" fo:background-color="transparent" style:font-size-asian="11pt" style:font-weight-asian="bold" style:font-size-complex="11pt"/>
    </style:style>
    <style:style style:name="P84" style:family="paragraph" style:parent-style-name="Standard">
      <style:paragraph-properties fo:text-align="center" style:justify-single-word="false"/>
      <style:text-properties fo:color="#000000" fo:font-size="11pt" fo:font-weight="bold" officeooo:rsid="004ac0b7" officeooo:paragraph-rsid="004ac0b7" fo:background-color="transparent" style:font-size-asian="11pt" style:font-weight-asian="bold" style:font-size-complex="11pt"/>
    </style:style>
    <style:style style:name="P85" style:family="paragraph" style:parent-style-name="Standard">
      <style:paragraph-properties fo:text-align="center" style:justify-single-word="false"/>
      <style:text-properties fo:color="#000000" fo:font-size="11pt" fo:font-weight="bold" officeooo:rsid="007f592c" officeooo:paragraph-rsid="007f592c" fo:background-color="transparent" style:font-size-asian="11pt" style:font-weight-asian="bold" style:font-size-complex="11pt"/>
    </style:style>
    <style:style style:name="P86" style:family="paragraph" style:parent-style-name="Standard">
      <style:paragraph-properties fo:text-align="center" style:justify-single-word="false" style:snap-to-layout-grid="false"/>
      <style:text-properties fo:color="#000000" fo:font-weight="bold" officeooo:paragraph-rsid="001670a7" style:font-name-asian="Symbol" style:font-weight-asian="bold"/>
    </style:style>
    <style:style style:name="P87" style:family="paragraph" style:parent-style-name="Standard">
      <style:paragraph-properties fo:text-align="end" style:justify-single-word="false"/>
      <style:text-properties fo:color="#000000" fo:font-weight="bold" officeooo:paragraph-rsid="001670a7" style:font-name-asian="Symbol" style:font-weight-asian="bold"/>
    </style:style>
    <style:style style:name="P88" style:family="paragraph" style:parent-style-name="Standard">
      <style:text-properties fo:color="#000000" fo:font-weight="bold" officeooo:paragraph-rsid="001670a7" style:font-name-asian="Symbol" style:font-weight-asian="bold"/>
    </style:style>
    <style:style style:name="P89" style:family="paragraph" style:parent-style-name="Standard">
      <style:text-properties fo:color="#000000" officeooo:paragraph-rsid="001670a7"/>
    </style:style>
    <style:style style:name="P90" style:family="paragraph" style:parent-style-name="Standard">
      <style:paragraph-properties fo:line-height="150%" fo:text-align="center" style:justify-single-word="false"/>
      <style:text-properties officeooo:paragraph-rsid="00162698"/>
    </style:style>
    <style:style style:name="P91" style:family="paragraph" style:parent-style-name="Standard">
      <style:paragraph-properties fo:line-height="150%">
        <style:tab-stops>
          <style:tab-stop style:position="1.588cm"/>
        </style:tab-stops>
      </style:paragraph-properties>
      <style:text-properties officeooo:paragraph-rsid="00162698"/>
    </style:style>
    <style:style style:name="P92" style:family="paragraph" style:parent-style-name="Standard">
      <style:text-properties fo:font-size="10pt" style:font-size-asian="10pt" style:font-size-complex="10pt"/>
    </style:style>
    <style:style style:name="P93" style:family="paragraph" style:parent-style-name="Standard">
      <style:paragraph-properties fo:text-align="center" style:justify-single-word="false" style:snap-to-layout-grid="false"/>
      <style:text-properties fo:font-size="10pt" officeooo:paragraph-rsid="00162698" style:font-size-asian="10pt" style:font-size-complex="10pt"/>
    </style:style>
    <style:style style:name="P94" style:family="paragraph" style:parent-style-name="Standard">
      <style:paragraph-properties fo:text-align="center" style:justify-single-word="false"/>
      <style:text-properties fo:font-size="10pt" officeooo:paragraph-rsid="00162698" style:font-size-asian="10pt" style:font-size-complex="10pt"/>
    </style:style>
    <style:style style:name="P95" style:family="paragraph" style:parent-style-name="Standard">
      <style:paragraph-properties fo:text-align="center" style:justify-single-word="false">
        <style:tab-stops>
          <style:tab-stop style:position="11.001cm"/>
        </style:tab-stops>
      </style:paragraph-properties>
      <style:text-properties fo:font-size="10pt" officeooo:paragraph-rsid="001670a7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fo:font-size="10pt" officeooo:paragraph-rsid="001670a7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fo:font-size="10pt" officeooo:paragraph-rsid="00162698" style:font-size-asian="10pt" style:font-size-complex="10pt"/>
    </style:style>
    <style:style style:name="P98" style:family="paragraph" style:parent-style-name="Standard">
      <style:paragraph-properties style:snap-to-layout-grid="false"/>
      <style:text-properties fo:font-size="10pt" officeooo:paragraph-rsid="001670a7" style:font-size-asian="10pt" style:font-size-complex="10pt"/>
    </style:style>
    <style:style style:name="P99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00" style:family="paragraph" style:parent-style-name="Standard">
      <style:text-properties fo:font-size="10pt" officeooo:paragraph-rsid="001670a7" style:font-size-asian="10pt" style:font-size-complex="10pt"/>
    </style:style>
    <style:style style:name="P101" style:family="paragraph" style:parent-style-name="Standard">
      <style:paragraph-properties fo:line-height="150%" fo:text-align="center" style:justify-single-word="false">
        <style:tab-stops>
          <style:tab-stop style:position="1.588cm"/>
        </style:tab-stops>
      </style:paragraph-properties>
      <style:text-properties fo:font-size="10pt" fo:font-style="italic" fo:font-weight="bold" officeooo:paragraph-rsid="00162698" style:font-size-asian="10pt" style:font-style-asian="italic" style:font-weight-asian="bold" style:font-size-complex="10pt"/>
    </style:style>
    <style:style style:name="P102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670a7" style:font-size-asian="10pt" style:font-weight-asian="bold" style:font-size-complex="10pt"/>
    </style:style>
    <style:style style:name="P103" style:family="paragraph" style:parent-style-name="Standard">
      <style:paragraph-properties>
        <style:tab-stops>
          <style:tab-stop style:position="6.006cm"/>
          <style:tab-stop style:position="10.398cm"/>
        </style:tab-stops>
      </style:paragraph-properties>
      <style:text-properties fo:font-size="10pt" fo:font-weight="bold" officeooo:paragraph-rsid="001670a7" style:font-size-asian="10pt" style:font-weight-asian="bold" style:font-size-complex="10pt"/>
    </style:style>
    <style:style style:name="P104" style:family="paragraph" style:parent-style-name="Standard">
      <style:paragraph-properties style:snap-to-layout-grid="false"/>
      <style:text-properties fo:font-size="10pt" fo:language="en" fo:country="US" officeooo:paragraph-rsid="001670a7" style:font-size-asian="10pt" style:font-size-complex="10pt"/>
    </style:style>
    <style:style style:name="P105" style:family="paragraph" style:parent-style-name="Standard">
      <style:text-properties fo:font-size="10pt" fo:language="en" fo:country="US" officeooo:paragraph-rsid="001670a7" style:font-size-asian="10pt" style:font-size-complex="10pt"/>
    </style:style>
    <style:style style:name="P106" style:family="paragraph" style:parent-style-name="Standard">
      <style:text-properties fo:font-size="10pt" style:text-underline-style="solid" style:text-underline-width="auto" style:text-underline-color="font-color" officeooo:paragraph-rsid="001670a7" style:font-size-asian="10pt" style:font-size-complex="10pt"/>
    </style:style>
    <style:style style:name="P107" style:family="paragraph" style:parent-style-name="Standard">
      <style:paragraph-properties fo:text-align="center" style:justify-single-word="false">
        <style:tab-stops>
          <style:tab-stop style:position="6.006cm"/>
        </style:tab-stops>
      </style:paragraph-properties>
      <style:text-properties fo:font-size="10pt" officeooo:paragraph-rsid="001670a7" style:font-name-asian="Symbol" style:font-size-asian="10pt" style:font-name-complex="Symbol" style:font-size-complex="10pt"/>
    </style:style>
    <style:style style:name="P108" style:family="paragraph" style:parent-style-name="Standard">
      <style:paragraph-properties fo:text-align="center" style:justify-single-word="false"/>
      <style:text-properties fo:font-size="10pt" officeooo:paragraph-rsid="001670a7" style:font-name-asian="Symbol" style:font-size-asian="10pt" style:font-name-complex="Symbol" style:font-size-complex="10pt"/>
    </style:style>
    <style:style style:name="P109" style:family="paragraph" style:parent-style-name="Standard">
      <style:paragraph-properties fo:text-align="justify" style:justify-single-word="false" style:snap-to-layout-grid="false"/>
      <style:text-properties fo:font-size="10pt" officeooo:paragraph-rsid="001670a7" style:font-name-asian="Symbol" style:font-size-asian="10pt" style:font-name-complex="Symbol" style:font-size-complex="10pt"/>
    </style:style>
    <style:style style:name="P110" style:family="paragraph" style:parent-style-name="Standard">
      <style:paragraph-properties fo:text-align="justify" style:justify-single-word="false" style:snap-to-layout-grid="false">
        <style:tab-stops>
          <style:tab-stop style:position="6.006cm"/>
        </style:tab-stops>
      </style:paragraph-properties>
      <style:text-properties fo:font-size="10pt" officeooo:paragraph-rsid="001670a7" style:font-name-asian="Symbol" style:font-size-asian="10pt" style:font-name-complex="Symbol" style:font-size-complex="10pt"/>
    </style:style>
    <style:style style:name="P111" style:family="paragraph" style:parent-style-name="Standard">
      <style:paragraph-properties fo:text-align="justify" style:justify-single-word="false"/>
      <style:text-properties fo:font-size="10pt" officeooo:paragraph-rsid="001670a7" style:font-name-asian="Symbol" style:font-size-asian="10pt" style:font-name-complex="Symbol" style:font-size-complex="10pt"/>
    </style:style>
    <style:style style:name="P112" style:family="paragraph" style:parent-style-name="Standard">
      <style:text-properties officeooo:paragraph-rsid="00162698"/>
    </style:style>
    <style:style style:name="P113" style:family="paragraph" style:parent-style-name="Standard">
      <style:paragraph-properties fo:text-align="center" style:justify-single-word="false" style:snap-to-layout-grid="false"/>
      <style:text-properties fo:text-transform="uppercase" fo:font-size="10pt" fo:font-weight="bold" officeooo:paragraph-rsid="001670a7" style:font-size-asian="10pt" style:font-weight-asian="bold" style:font-size-complex="10pt"/>
    </style:style>
    <style:style style:name="P114" style:family="paragraph" style:parent-style-name="Standard">
      <style:paragraph-properties style:snap-to-layout-grid="false"/>
      <style:text-properties fo:text-transform="uppercase" fo:font-size="10pt" fo:font-weight="bold" officeooo:paragraph-rsid="001670a7" style:font-size-asian="10pt" style:font-weight-asian="bold" style:font-size-complex="10pt"/>
    </style:style>
    <style:style style:name="P115" style:family="paragraph" style:parent-style-name="Standard">
      <style:paragraph-properties style:snap-to-layout-grid="false"/>
      <style:text-properties fo:text-transform="uppercase" fo:font-size="10pt" fo:font-weight="bold" officeooo:paragraph-rsid="001670a7" style:font-size-asian="10pt" style:font-weight-asian="bold" style:font-size-complex="10pt" style:font-weight-complex="bold"/>
    </style:style>
    <style:style style:name="P116" style:family="paragraph" style:parent-style-name="Standard">
      <style:paragraph-properties style:snap-to-layout-grid="false"/>
      <style:text-properties fo:text-transform="uppercase" fo:font-size="10pt" style:text-underline-style="solid" style:text-underline-width="auto" style:text-underline-color="font-color" fo:font-weight="bold" officeooo:paragraph-rsid="001670a7" style:font-size-asian="10pt" style:font-weight-asian="bold" style:font-size-complex="10pt"/>
    </style:style>
    <style:style style:name="P117" style:family="paragraph" style:parent-style-name="Standard">
      <style:paragraph-properties style:snap-to-layout-grid="false"/>
      <style:text-properties fo:text-transform="uppercase" fo:font-size="10pt" fo:language="en" fo:country="US" fo:font-weight="bold" officeooo:paragraph-rsid="001670a7" style:font-size-asian="10pt" style:font-weight-asian="bold" style:font-size-complex="10pt"/>
    </style:style>
    <style:style style:name="P118" style:family="paragraph" style:parent-style-name="Standard">
      <style:paragraph-properties fo:text-align="center" style:justify-single-word="false"/>
      <style:text-properties fo:text-transform="uppercase" fo:font-weight="bold" officeooo:paragraph-rsid="001670a7" style:font-weight-asian="bold"/>
    </style:style>
    <style:style style:name="P119" style:family="paragraph" style:parent-style-name="Standard">
      <style:text-properties fo:text-transform="uppercase" fo:font-weight="bold" style:font-weight-asian="bold" style:font-weight-complex="bold"/>
    </style:style>
    <style:style style:name="P120" style:family="paragraph" style:parent-style-name="Standard">
      <style:paragraph-properties style:snap-to-layout-grid="false"/>
      <style:text-properties fo:text-transform="uppercase" fo:font-weight="bold" style:font-weight-asian="bold" style:font-weight-complex="bold"/>
    </style:style>
    <style:style style:name="P121" style:family="paragraph" style:parent-style-name="Standard">
      <style:paragraph-properties style:snap-to-layout-grid="false"/>
      <style:text-properties fo:text-transform="uppercase" fo:font-weight="bold" officeooo:paragraph-rsid="001670a7" style:font-weight-asian="bold" style:font-weight-complex="bold"/>
    </style:style>
    <style:style style:name="P122" style:family="paragraph" style:parent-style-name="Standard">
      <style:paragraph-properties style:snap-to-layout-grid="false"/>
      <style:text-properties fo:text-transform="uppercase" fo:color="#000000" fo:font-weight="bold" officeooo:paragraph-rsid="001670a7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style:text-position="super 58%" fo:font-style="italic" officeooo:paragraph-rsid="001670a7" style:font-style-asian="italic"/>
    </style:style>
    <style:style style:name="P124" style:family="paragraph" style:parent-style-name="Standard">
      <style:text-properties style:text-position="super 58%" fo:font-style="italic" officeooo:paragraph-rsid="001670a7" style:font-style-asian="italic"/>
    </style:style>
    <style:style style:name="P125" style:family="paragraph" style:parent-style-name="Standard">
      <style:paragraph-properties style:snap-to-layout-grid="false"/>
      <style:text-properties style:text-position="super 58%" fo:font-size="10pt" fo:font-style="italic" officeooo:paragraph-rsid="001670a7" style:font-size-asian="10pt" style:font-style-asian="italic" style:font-size-complex="10pt"/>
    </style:style>
    <style:style style:name="P126" style:family="paragraph" style:parent-style-name="Standard">
      <style:text-properties fo:font-style="italic" officeooo:paragraph-rsid="001670a7" style:font-style-asian="italic"/>
    </style:style>
    <style:style style:name="P127" style:family="paragraph" style:parent-style-name="Standard">
      <style:paragraph-properties style:snap-to-layout-grid="false"/>
      <style:text-properties officeooo:paragraph-rsid="001670a7"/>
    </style:style>
    <style:style style:name="P128" style:family="paragraph" style:parent-style-name="Standard">
      <style:paragraph-properties style:snap-to-layout-grid="false"/>
      <style:text-properties style:text-underline-style="solid" style:text-underline-width="auto" style:text-underline-color="font-color" officeooo:paragraph-rsid="001670a7"/>
    </style:style>
    <style:style style:name="P129" style:family="paragraph" style:parent-style-name="Standard">
      <style:paragraph-properties fo:text-align="center" style:justify-single-word="false"/>
      <style:text-properties officeooo:paragraph-rsid="001670a7"/>
    </style:style>
    <style:style style:name="P130" style:family="paragraph" style:parent-style-name="Standard">
      <style:paragraph-properties fo:text-align="center" style:justify-single-word="false" style:snap-to-layout-grid="false"/>
      <style:text-properties fo:font-size="8pt" officeooo:paragraph-rsid="001670a7" style:font-size-asian="8pt" style:font-size-complex="8pt"/>
    </style:style>
    <style:style style:name="P131" style:family="paragraph" style:parent-style-name="Standard">
      <style:paragraph-properties fo:text-align="center" style:justify-single-word="false"/>
      <style:text-properties fo:font-size="8pt" officeooo:paragraph-rsid="001670a7" style:font-size-asian="8pt" style:font-size-complex="8pt"/>
    </style:style>
    <style:style style:name="P132" style:family="paragraph" style:parent-style-name="Standard">
      <style:paragraph-properties fo:text-align="center" style:justify-single-word="false" style:snap-to-layout-grid="false"/>
      <style:text-properties fo:font-size="8pt" fo:language="en" fo:country="US" officeooo:paragraph-rsid="001670a7" style:font-size-asian="8pt" style:font-size-complex="8pt"/>
    </style:style>
    <style:style style:name="P133" style:family="paragraph" style:parent-style-name="Standard">
      <style:paragraph-properties style:snap-to-layout-grid="false"/>
      <style:text-properties fo:font-size="9pt" officeooo:paragraph-rsid="001670a7" style:font-size-asian="9pt" style:font-size-complex="9pt"/>
    </style:style>
    <style:style style:name="P134" style:family="paragraph" style:parent-style-name="Standard">
      <style:text-properties fo:font-size="9pt" officeooo:paragraph-rsid="001670a7" style:font-size-asian="9pt" style:font-size-complex="9pt"/>
    </style:style>
    <style:style style:name="P135" style:family="paragraph" style:parent-style-name="Standard">
      <style:paragraph-properties fo:text-align="justify" style:justify-single-word="false"/>
      <style:text-properties fo:color="#ff0000" fo:font-size="10pt" officeooo:paragraph-rsid="001670a7" style:font-name-asian="Symbol" style:font-size-asian="10pt" style:font-name-complex="Symbol" style:font-size-complex="10pt"/>
    </style:style>
    <style:style style:name="P136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ff0000" fo:font-size="14pt" fo:font-weight="bold" officeooo:paragraph-rsid="001670a7" style:font-name-asian="Symbol" style:font-size-asian="14pt" style:font-weight-asian="bold" style:font-name-complex="Symbol" style:font-size-complex="14pt"/>
    </style:style>
    <style:style style:name="P137" style:family="paragraph" style:parent-style-name="Standard">
      <style:paragraph-properties fo:text-align="end" style:justify-single-word="false"/>
      <style:text-properties fo:color="#ff0000" fo:font-weight="bold" officeooo:paragraph-rsid="001670a7" style:font-name-asian="Times New Roman" style:font-weight-asian="bold" style:font-name-complex="Times New Roman"/>
    </style:style>
    <style:style style:name="P138" style:family="paragraph" style:parent-style-name="Standard">
      <style:paragraph-properties fo:text-align="end" style:justify-single-word="false"/>
      <style:text-properties fo:color="#ff0000" fo:font-size="11pt" fo:font-style="italic" fo:font-weight="bold" officeooo:paragraph-rsid="001670a7" style:font-name-asian="Symbol" style:font-size-asian="11pt" style:font-style-asian="italic" style:font-weight-asian="bold" style:font-name-complex="Symbol"/>
    </style:style>
    <style:style style:name="P139" style:family="paragraph" style:parent-style-name="Standard">
      <style:text-properties fo:color="#ff0000" fo:font-size="9pt" officeooo:paragraph-rsid="001670a7" style:font-name-asian="Symbol" style:font-size-asian="9pt" style:font-size-complex="9pt"/>
    </style:style>
    <style:style style:name="P140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weight="bold" officeooo:paragraph-rsid="001670a7" style:font-name-asian="Symbol" style:font-weight-asian="bold" style:font-name-complex="Symbol"/>
    </style:style>
    <style:style style:name="P14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size="14pt" fo:font-weight="bold" officeooo:paragraph-rsid="001670a7" style:font-name-asian="Symbol" style:font-size-asian="14pt" style:font-weight-asian="bold" style:font-name-complex="Symbol" style:font-size-complex="14pt"/>
    </style:style>
    <style:style style:name="P142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paragraph-rsid="001670a7" style:font-name-asian="Symbol" style:font-size-asian="14pt" style:font-name-complex="Symbol" style:font-size-complex="14pt"/>
    </style:style>
    <style:style style:name="P143" style:family="paragraph" style:parent-style-name="Standard">
      <style:paragraph-properties fo:text-align="end" style:justify-single-word="false"/>
      <style:text-properties officeooo:paragraph-rsid="001670a7" style:font-name-asian="Symbol" style:font-name-complex="Symbol"/>
    </style:style>
    <style:style style:name="P144" style:family="paragraph" style:parent-style-name="Standard">
      <style:text-properties officeooo:paragraph-rsid="001670a7" style:font-name-asian="Symbol" style:font-name-complex="Symbol"/>
    </style:style>
    <style:style style:name="P145" style:family="paragraph" style:parent-style-name="Standard">
      <style:paragraph-properties fo:text-align="end" style:justify-single-word="false"/>
      <style:text-properties officeooo:paragraph-rsid="001670a7" style:font-name-asian="Symbol"/>
    </style:style>
    <style:style style:name="P146" style:family="paragraph" style:parent-style-name="Standard">
      <style:paragraph-properties fo:text-align="center" style:justify-single-word="false"/>
      <style:text-properties officeooo:paragraph-rsid="001670a7" style:font-name-asian="Symbol"/>
    </style:style>
    <style:style style:name="P147" style:family="paragraph" style:parent-style-name="Standard">
      <style:text-properties officeooo:paragraph-rsid="001670a7" style:font-name-asian="Symbol"/>
    </style:style>
    <style:style style:name="P148" style:family="paragraph" style:parent-style-name="Standard">
      <style:paragraph-properties fo:text-align="center" style:justify-single-word="false"/>
      <style:text-properties officeooo:paragraph-rsid="001670a7" style:font-name-asian="Times New Roman"/>
    </style:style>
    <style:style style:name="P149" style:family="paragraph" style:parent-style-name="Standard">
      <style:paragraph-properties fo:text-align="center" style:justify-single-word="false" style:snap-to-layout-grid="false"/>
      <style:text-properties fo:language="en" fo:country="US" officeooo:paragraph-rsid="001670a7" style:font-name-asian="Symbol"/>
    </style:style>
    <style:style style:name="P150" style:family="paragraph" style:parent-style-name="Standard">
      <style:paragraph-properties fo:text-align="center" style:justify-single-word="false"/>
      <style:text-properties fo:language="en" fo:country="US" officeooo:paragraph-rsid="001670a7" style:font-name-asian="Symbol"/>
    </style:style>
    <style:style style:name="P151" style:family="paragraph" style:parent-style-name="Standard">
      <style:text-properties officeooo:paragraph-rsid="001670a7"/>
    </style:style>
    <style:style style:name="P15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0bc79a"/>
    </style:style>
    <style:style style:name="P15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0f36d0"/>
    </style:style>
    <style:style style:name="P15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15db8a"/>
    </style:style>
    <style:style style:name="P155" style:family="paragraph" style:parent-style-name="ConsPlusNormal">
      <loext:graphic-properties draw:fill="none"/>
      <style:paragraph-properties fo:margin-left="0cm" fo:margin-right="0cm" fo:text-align="justify" style:justify-single-word="false" fo:orphans="2" fo:widows="2" fo:hyphenation-ladder-count="no-limit" fo:text-indent="1cm" style:auto-text-indent="false" fo:background-color="transparent" style:text-autospace="none"/>
      <style:text-properties style:font-name="Times New Roman" fo:font-size="11pt" officeooo:paragraph-rsid="00162698" fo:background-color="transparent" style:font-size-asian="11pt" style:font-size-complex="11pt" fo:hyphenate="false" fo:hyphenation-remain-char-count="2" fo:hyphenation-push-char-count="2"/>
    </style:style>
    <style:style style:name="P15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11pt" style:text-underline-style="solid" style:text-underline-width="auto" style:text-underline-color="font-color" officeooo:rsid="0020c1d9" officeooo:paragraph-rsid="0015db8a" fo:background-color="transparent" style:font-size-asian="11pt" style:font-size-complex="11pt" fo:hyphenate="false" fo:hyphenation-remain-char-count="2" fo:hyphenation-push-char-count="2"/>
    </style:style>
    <style:style style:name="P1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.951cm" style:auto-text-indent="false" fo:background-color="transparent" style:text-autospace="none"/>
      <style:text-properties officeooo:paragraph-rsid="001473b0"/>
    </style:style>
    <style:style style:name="P158" style:family="paragraph" style:parent-style-name="Standard">
      <style:paragraph-properties fo:margin-left="0cm" fo:margin-right="0cm" fo:text-align="justify" style:justify-single-word="false" fo:orphans="0" fo:widows="0" fo:text-indent="0.951cm" style:auto-text-indent="false" style:text-autospace="none"/>
      <style:text-properties style:font-name="Times New Roman" fo:font-size="11pt" officeooo:paragraph-rsid="0015db8a" style:font-size-asian="11pt" style:font-name-complex="Arial" style:font-size-complex="11pt"/>
    </style:style>
    <style:style style:name="P1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.951cm" style:auto-text-indent="false" fo:background-color="transparent" style:text-autospace="none"/>
      <style:text-properties style:font-name="Times New Roman" fo:font-size="11pt" officeooo:paragraph-rsid="0015db8a" style:font-size-asian="11pt" style:font-name-complex="Arial" style:font-size-complex="11pt"/>
    </style:style>
    <style:style style:name="P160" style:family="paragraph" style:parent-style-name="Standard">
      <style:paragraph-properties fo:margin-left="0cm" fo:margin-right="0cm" fo:text-align="justify" style:justify-single-word="false" fo:orphans="0" fo:widows="0" fo:text-indent="0.951cm" style:auto-text-indent="false" style:text-autospace="none"/>
      <style:text-properties style:font-name="Times New Roman" fo:font-size="11pt" fo:language="ru" fo:country="RU" officeooo:rsid="00162698" officeooo:paragraph-rsid="00162698" style:font-size-asian="11pt" style:font-name-complex="Arial" style:font-size-complex="11pt"/>
    </style:style>
    <style:style style:name="P161" style:family="paragraph" style:parent-style-name="Standard">
      <style:paragraph-properties fo:margin-left="0cm" fo:margin-right="0cm" fo:text-align="justify" style:justify-single-word="false" fo:orphans="2" fo:widows="2" fo:text-indent="0.951cm" style:auto-text-indent="false" style:text-autospace="none"/>
      <style:text-properties style:font-name="Calibri" fo:font-size="12pt" fo:font-weight="bold" officeooo:paragraph-rsid="00162698" style:font-size-asian="12pt" style:font-weight-asian="bold" style:font-name-complex="Arial" style:font-size-complex="12pt"/>
    </style:style>
    <style:style style:name="P162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fo:font-size="12pt" fo:font-weight="bold" officeooo:paragraph-rsid="00162698" style:font-size-asian="12pt" style:font-weight-asian="bold" style:font-size-complex="12pt"/>
    </style:style>
    <style:style style:name="P163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size="12pt" fo:font-weight="bold" officeooo:paragraph-rsid="00162698" style:font-size-asian="12pt" style:font-weight-asian="bold" style:font-size-complex="12pt"/>
    </style:style>
    <style:style style:name="P164" style:family="paragraph" style:parent-style-name="Standard">
      <style:paragraph-properties fo:margin-left="0cm" fo:margin-right="0cm" fo:text-align="end" style:justify-single-word="false" fo:text-indent="0.951cm" style:auto-text-indent="false"/>
      <style:text-properties fo:font-size="12pt" fo:language="ru" fo:country="RU" fo:font-weight="bold" officeooo:rsid="00162698" officeooo:paragraph-rsid="00162698" style:font-size-asian="12pt" style:font-weight-asian="bold" style:font-size-complex="12pt"/>
    </style:style>
    <style:style style:name="P165" style:family="paragraph" style:parent-style-name="Standard">
      <style:paragraph-properties fo:margin-left="0cm" fo:margin-right="0cm" fo:text-align="end" style:justify-single-word="false" fo:orphans="2" fo:widows="2" fo:text-indent="0.951cm" style:auto-text-indent="false" style:text-autospace="none"/>
      <style:text-properties fo:color="#000000" style:font-name="Arial" fo:font-size="12pt" fo:font-weight="bold" officeooo:paragraph-rsid="001670a7" style:font-name-asian="Symbol" style:font-size-asian="12pt" style:font-weight-asian="bold" style:font-name-complex="Arial" style:font-size-complex="12pt"/>
    </style:style>
    <style:style style:name="P166" style:family="paragraph" style:parent-style-name="Обычный_20__28_веб_29_">
      <style:paragraph-properties fo:text-align="center" style:justify-single-word="false"/>
      <style:text-properties officeooo:paragraph-rsid="001670a7"/>
    </style:style>
    <style:style style:name="P167" style:family="paragraph" style:parent-style-name="Обычный_20__28_веб_29_">
      <style:paragraph-properties fo:margin-top="0cm" fo:margin-bottom="0.494cm" loext:contextual-spacing="false" fo:text-align="center" style:justify-single-word="false" style:snap-to-layout-grid="false"/>
      <style:text-properties officeooo:paragraph-rsid="001670a7"/>
    </style:style>
    <style:style style:name="P168" style:family="paragraph" style:parent-style-name="Обычный_20__28_веб_29_">
      <style:paragraph-properties fo:margin-top="0.494cm" fo:margin-bottom="0cm" loext:contextual-spacing="false" fo:text-align="center" style:justify-single-word="false"/>
      <style:text-properties officeooo:paragraph-rsid="001670a7"/>
    </style:style>
    <style:style style:name="P169" style:family="paragraph" style:parent-style-name="Heading_20__28_user_29_">
      <style:paragraph-properties fo:text-align="center" style:justify-single-word="false"/>
      <style:text-properties fo:color="#000000" style:font-name="Times New Roman" fo:font-size="12pt" officeooo:paragraph-rsid="001670a7" style:font-size-asian="12pt" style:font-name-complex="Times New Roman" style:font-size-complex="12pt"/>
    </style:style>
    <style:style style:name="P170" style:family="paragraph" style:parent-style-name="Heading_20__28_user_29_">
      <style:paragraph-properties fo:text-align="center" style:justify-single-word="false"/>
      <style:text-properties fo:color="#000000" style:font-name="Times New Roman" fo:font-size="10pt" officeooo:paragraph-rsid="001670a7" style:font-size-asian="10pt" style:font-name-complex="Times New Roman" style:font-size-complex="10pt"/>
    </style:style>
    <style:style style:name="P171" style:family="paragraph" style:parent-style-name="Основной_20_текст_20_3">
      <style:text-properties fo:color="#000000" officeooo:paragraph-rsid="001670a7" style:font-name-asian="Symbol" style:font-name-complex="Symbol"/>
    </style:style>
    <style:style style:name="P172" style:family="paragraph" style:parent-style-name="Основной_20_текст_20_3">
      <style:paragraph-properties fo:text-align="center" style:justify-single-word="false"/>
      <style:text-properties officeooo:paragraph-rsid="001670a7"/>
    </style:style>
    <style:style style:name="P173" style:family="paragraph" style:parent-style-name="Standard">
      <loext:graphic-properties draw:fill="none"/>
      <style:paragraph-properties fo:margin-left="0.101cm" fo:margin-right="0cm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1pt" fo:font-style="italic" officeooo:paragraph-rsid="0015db8a" fo:background-color="transparent" style:font-size-asian="11pt" style:font-style-asian="italic" style:font-size-complex="11pt" style:font-style-complex="italic" fo:hyphenate="false" fo:hyphenation-remain-char-count="2" fo:hyphenation-push-char-count="2"/>
    </style:style>
    <style:style style:name="P174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fo:text-transform="uppercase" fo:font-size="10pt" fo:font-weight="bold" officeooo:paragraph-rsid="001670a7" style:font-size-asian="10pt" style:font-weight-asian="bold" style:font-size-complex="10pt" style:font-weight-complex="bold"/>
    </style:style>
    <style:style style:name="P175" style:family="paragraph" style:parent-style-name="Standard">
      <style:paragraph-properties fo:margin-left="0.101cm" fo:margin-right="0cm" fo:text-indent="0cm" style:auto-text-indent="false" style:snap-to-layout-grid="false"/>
      <style:text-properties fo:text-transform="uppercase" fo:font-size="10pt" fo:font-weight="bold" officeooo:paragraph-rsid="001670a7" style:font-size-asian="10pt" style:font-weight-asian="bold" style:font-size-complex="10pt"/>
    </style:style>
    <style:style style:name="P176" style:family="paragraph" style:parent-style-name="Standard">
      <style:paragraph-properties fo:margin-left="0.101cm" fo:margin-right="0cm" fo:text-align="center" style:justify-single-word="false" fo:text-indent="0cm" style:auto-text-indent="false" style:snap-to-layout-grid="false"/>
      <style:text-properties fo:text-transform="uppercase" fo:font-size="10pt" fo:language="en" fo:country="US" fo:font-weight="bold" officeooo:paragraph-rsid="001670a7" style:font-size-asian="10pt" style:font-weight-asian="bold" style:font-size-complex="10pt" style:font-weight-complex="bold"/>
    </style:style>
    <style:style style:name="P177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fo:text-transform="uppercase" fo:font-weight="bold" officeooo:paragraph-rsid="001670a7" style:font-weight-asian="bold" style:font-weight-complex="bold"/>
    </style:style>
    <style:style style:name="P178" style:family="paragraph" style:parent-style-name="Standard">
      <style:paragraph-properties fo:margin-left="0.101cm" fo:margin-right="0cm" fo:text-indent="0cm" style:auto-text-indent="false" style:snap-to-layout-grid="false"/>
      <style:text-properties fo:text-transform="uppercase" fo:font-weight="bold" officeooo:paragraph-rsid="001670a7" style:font-weight-asian="bold" style:font-weight-complex="bold"/>
    </style:style>
    <style:style style:name="P179" style:family="paragraph" style:parent-style-name="Standard">
      <style:paragraph-properties fo:margin-left="0.101cm" fo:margin-right="0cm" fo:text-indent="0cm" style:auto-text-indent="false" style:snap-to-layout-grid="false"/>
      <style:text-properties fo:text-transform="uppercase" fo:color="#000000" fo:font-weight="bold" officeooo:paragraph-rsid="001670a7" style:font-weight-asian="bold" style:font-weight-complex="bold"/>
    </style:style>
    <style:style style:name="P180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fo:font-size="10pt" officeooo:paragraph-rsid="001670a7" style:font-size-asian="10pt" style:font-size-complex="10pt"/>
    </style:style>
    <style:style style:name="P181" style:family="paragraph" style:parent-style-name="Standard">
      <style:paragraph-properties fo:margin-left="0.101cm" fo:margin-right="0cm" fo:text-indent="0cm" style:auto-text-indent="false" style:snap-to-layout-grid="false"/>
      <style:text-properties fo:font-size="10pt" officeooo:paragraph-rsid="001670a7" style:font-size-asian="10pt" style:font-size-complex="10pt"/>
    </style:style>
    <style:style style:name="P182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fo:font-size="10pt" fo:language="en" fo:country="US" officeooo:paragraph-rsid="001670a7" style:font-size-asian="10pt" style:font-size-complex="10pt"/>
    </style:style>
    <style:style style:name="P183" style:family="paragraph" style:parent-style-name="Standard">
      <style:paragraph-properties fo:margin-left="0.101cm" fo:margin-right="0cm" fo:text-indent="0cm" style:auto-text-indent="false" style:snap-to-layout-grid="false"/>
      <style:text-properties fo:font-size="10pt" fo:language="en" fo:country="US" officeooo:paragraph-rsid="001670a7" style:font-size-asian="10pt" style:font-size-complex="10pt"/>
    </style:style>
    <style:style style:name="P184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style:text-position="super 58%" fo:font-style="italic" officeooo:paragraph-rsid="001670a7" style:font-style-asian="italic"/>
    </style:style>
    <style:style style:name="P185" style:family="paragraph" style:parent-style-name="Standard">
      <style:paragraph-properties fo:margin-left="0.101cm" fo:margin-right="0cm" fo:text-align="center" style:justify-single-word="false" fo:text-indent="0cm" style:auto-text-indent="false" style:snap-to-layout-grid="false"/>
      <style:text-properties style:text-position="super 58%" fo:font-size="10pt" fo:font-style="italic" officeooo:paragraph-rsid="001670a7" style:font-size-asian="10pt" style:font-style-asian="italic" style:font-size-complex="10pt"/>
    </style:style>
    <style:style style:name="P186" style:family="paragraph" style:parent-style-name="Standard">
      <style:paragraph-properties fo:margin-left="0.101cm" fo:margin-right="0cm" fo:text-indent="0cm" style:auto-text-indent="false" style:snap-to-layout-grid="false"/>
      <style:text-properties style:text-position="super 58%" fo:font-size="10pt" fo:font-style="italic" officeooo:paragraph-rsid="001670a7" style:font-size-asian="10pt" style:font-style-asian="italic" style:font-size-complex="10pt"/>
    </style:style>
    <style:style style:name="P187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style:text-position="super 58%" fo:font-size="9pt" fo:font-style="italic" officeooo:paragraph-rsid="001670a7" style:font-size-asian="9pt" style:font-style-asian="italic" style:font-size-complex="9pt"/>
    </style:style>
    <style:style style:name="P188" style:family="paragraph" style:parent-style-name="Standard">
      <style:paragraph-properties fo:margin-left="0.101cm" fo:margin-right="0cm" fo:text-indent="0cm" style:auto-text-indent="false" style:snap-to-layout-grid="false"/>
      <style:text-properties officeooo:paragraph-rsid="001670a7"/>
    </style:style>
    <style:style style:name="P189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officeooo:paragraph-rsid="001670a7"/>
    </style:style>
    <style:style style:name="P190" style:family="paragraph" style:parent-style-name="Standard">
      <style:paragraph-properties fo:margin-left="0.101cm" fo:margin-right="0cm" fo:text-align="justify" style:justify-single-word="false" fo:text-indent="0cm" style:auto-text-indent="false"/>
      <style:text-properties officeooo:paragraph-rsid="001670a7"/>
    </style:style>
    <style:style style:name="P191" style:family="paragraph" style:parent-style-name="Standard">
      <style:paragraph-properties fo:margin-left="0.101cm" fo:margin-right="0cm" fo:text-indent="0cm" style:auto-text-indent="false" style:snap-to-layout-grid="false"/>
      <style:text-properties fo:color="#000000" officeooo:paragraph-rsid="001670a7"/>
    </style:style>
    <style:style style:name="P192" style:family="paragraph" style:parent-style-name="Standard">
      <style:paragraph-properties fo:margin-left="0.101cm" fo:margin-right="0cm" fo:text-align="justify" style:justify-single-word="false" fo:text-indent="0cm" style:auto-text-indent="false"/>
      <style:text-properties fo:color="#000000" officeooo:paragraph-rsid="001670a7"/>
    </style:style>
    <style:style style:name="P193" style:family="paragraph" style:parent-style-name="Standard">
      <style:paragraph-properties fo:margin-left="0.101cm" fo:margin-right="0cm" fo:text-indent="0cm" style:auto-text-indent="false" style:snap-to-layout-grid="false"/>
      <style:text-properties fo:color="#000000" fo:font-size="10pt" officeooo:paragraph-rsid="001670a7" fo:background-color="#00ff00" style:font-size-asian="10pt" style:font-size-complex="10pt"/>
    </style:style>
    <style:style style:name="P194" style:family="paragraph" style:parent-style-name="Standard">
      <style:paragraph-properties fo:margin-left="0.101cm" fo:margin-right="0cm" fo:text-indent="0cm" style:auto-text-indent="false"/>
      <style:text-properties fo:color="#000000" officeooo:paragraph-rsid="001670a7"/>
    </style:style>
    <style:style style:name="P195" style:family="paragraph" style:parent-style-name="Standard">
      <style:paragraph-properties fo:margin-left="0.101cm" fo:margin-right="0cm" fo:text-indent="0cm" style:auto-text-indent="false" style:snap-to-layout-grid="false"/>
      <style:text-properties fo:font-size="9pt" officeooo:paragraph-rsid="001670a7" style:font-size-asian="9pt" style:font-size-complex="9pt"/>
    </style:style>
    <style:style style:name="P196" style:family="paragraph" style:parent-style-name="Standard">
      <style:paragraph-properties fo:margin-left="0.101cm" fo:margin-right="0cm" fo:text-indent="0cm" style:auto-text-indent="false"/>
      <style:text-properties fo:font-size="9pt" officeooo:paragraph-rsid="001670a7" style:font-size-asian="9pt" style:font-size-complex="9pt"/>
    </style:style>
    <style:style style:name="P197" style:family="paragraph" style:parent-style-name="Standard">
      <style:paragraph-properties fo:margin-left="0.101cm" fo:margin-right="0cm" fo:text-indent="0cm" style:auto-text-indent="false"/>
      <style:text-properties officeooo:paragraph-rsid="001670a7"/>
    </style:style>
    <style:style style:name="P198" style:family="paragraph" style:parent-style-name="Standard">
      <loext:graphic-properties draw:fill="none"/>
      <style:paragraph-properties fo:margin-left="0.4cm" fo:margin-right="0cm" fo:text-align="justify" style:justify-single-word="false" fo:orphans="2" fo:widows="2" fo:hyphenation-ladder-count="no-limit" fo:text-indent="0.6cm" style:auto-text-indent="false" fo:background-color="transparent" style:writing-mode="lr-tb"/>
      <style:text-properties fo:font-size="11pt" officeooo:paragraph-rsid="0015db8a" fo:background-color="transparent" style:font-size-asian="11pt" style:font-size-complex="11pt" fo:hyphenate="fals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margin-left="0.4cm" fo:margin-right="0cm" fo:text-align="justify" style:justify-single-word="false" fo:orphans="2" fo:widows="2" fo:hyphenation-ladder-count="no-limit" fo:text-indent="0.6cm" style:auto-text-indent="false" fo:background-color="transparent" style:writing-mode="lr-tb"/>
      <style:text-properties fo:color="#000000" style:font-name="Times New Roman" fo:font-size="11pt" fo:language="ru" fo:country="RU" officeooo:rsid="002099fd" officeooo:paragraph-rsid="0015db8a" fo:background-color="transparent" style:font-size-asian="11pt" style:font-size-complex="11pt" fo:hyphenate="false" fo:hyphenation-remain-char-count="2" fo:hyphenation-push-char-count="2"/>
    </style:style>
    <style:style style:name="P200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orphans="2" fo:widows="2" fo:hyphenation-ladder-count="no-limit" fo:text-indent="0.6cm" style:auto-text-indent="false" style:page-number="auto" fo:background-color="transparent" style:writing-mode="lr-tb"/>
      <style:text-properties fo:font-size="11pt" officeooo:paragraph-rsid="0015db8a" fo:background-color="transparent" style:font-size-asian="11pt" style:font-size-complex="11pt" fo:hyphenate="false" fo:hyphenation-remain-char-count="2" fo:hyphenation-push-char-count="2"/>
    </style:style>
    <style:style style:name="P201" style:family="paragraph" style:parent-style-name="Standard">
      <style:paragraph-properties fo:margin-left="0.445cm" fo:margin-right="0cm" fo:text-align="justify" style:justify-single-word="false" fo:text-indent="0.635cm" style:auto-text-indent="false"/>
      <style:text-properties fo:font-size="11pt" officeooo:paragraph-rsid="0015db8a" fo:background-color="transparent" style:font-size-asian="11pt" style:font-size-complex="11pt"/>
    </style:style>
    <style:style style:name="P202" style:family="paragraph" style:parent-style-name="Standard">
      <style:paragraph-properties fo:margin-left="0.445cm" fo:margin-right="0cm" fo:text-align="justify" style:justify-single-word="false" fo:text-indent="0.635cm" style:auto-text-indent="false"/>
      <style:text-properties fo:font-size="11pt" style:text-underline-style="solid" style:text-underline-width="auto" style:text-underline-color="font-color" officeooo:rsid="0020c1d9" officeooo:paragraph-rsid="0015db8a" fo:background-color="transparent" style:font-size-asian="11pt" style:font-size-complex="11pt"/>
    </style:style>
    <style:style style:name="P203" style:family="paragraph" style:parent-style-name="Standard">
      <loext:graphic-properties draw:fill="none"/>
      <style:paragraph-properties fo:margin-left="0.445cm" fo:margin-right="0cm" fo:text-align="justify" style:justify-single-word="false" fo:text-indent="0.635cm" style:auto-text-indent="false" fo:background-color="transparent"/>
      <style:text-properties fo:font-size="11pt" fo:font-style="normal" fo:font-weight="normal" officeooo:paragraph-rsid="0015db8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paragraph-properties fo:margin-left="9.991cm" fo:margin-right="0cm" fo:text-align="justify" style:justify-single-word="false" fo:text-indent="1.249cm" style:auto-text-indent="false"/>
      <style:text-properties fo:font-size="12pt" officeooo:paragraph-rsid="00162698" style:font-size-asian="12pt" style:font-size-complex="12pt"/>
    </style:style>
    <style:style style:name="P205" style:family="paragraph" style:parent-style-name="Standard">
      <style:paragraph-properties fo:margin-left="0cm" fo:margin-right="-0.191cm" fo:text-align="start" style:justify-single-word="false" fo:text-indent="0cm" style:auto-text-indent="false"/>
      <style:text-properties fo:color="#000000" fo:font-size="10pt" officeooo:paragraph-rsid="00162698" style:font-size-asian="10pt" style:font-size-complex="10pt"/>
    </style:style>
    <style:style style:name="P206" style:family="paragraph" style:parent-style-name="Standard">
      <style:paragraph-properties fo:margin-left="0cm" fo:margin-right="0cm" fo:text-align="justify" style:justify-single-word="false" fo:text-indent="1.905cm" style:auto-text-indent="false">
        <style:tab-stops>
          <style:tab-stop style:position="1.905cm"/>
        </style:tab-stops>
      </style:paragraph-properties>
      <style:text-properties fo:font-size="10pt" officeooo:paragraph-rsid="00162698" style:font-size-asian="10pt" style:font-size-complex="10pt"/>
    </style:style>
    <style:style style:name="P20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text-transform="uppercase" fo:font-weight="bold" officeooo:paragraph-rsid="001670a7" style:font-weight-asian="bold"/>
    </style:style>
    <style:style style:name="P20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text-transform="uppercase" fo:font-size="10pt" fo:font-weight="bold" officeooo:paragraph-rsid="001670a7" style:font-size-asian="10pt" style:font-weight-asian="bold" style:font-size-complex="10pt"/>
    </style:style>
    <style:style style:name="P209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fo:text-transform="uppercase" fo:font-size="10pt" fo:font-weight="bold" officeooo:paragraph-rsid="001670a7" style:font-size-asian="10pt" style:font-weight-asian="bold" style:font-size-complex="10pt"/>
    </style:style>
    <style:style style:name="P21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text-transform="uppercase" fo:color="#000000" fo:font-size="10pt" fo:font-weight="bold" officeooo:paragraph-rsid="001670a7" style:font-size-asian="10pt" style:font-weight-asian="bold" style:font-name-complex="Times New Roman" style:font-size-complex="10pt"/>
    </style:style>
    <style:style style:name="P211" style:family="paragraph" style:parent-style-name="Standard">
      <style:paragraph-properties fo:margin-left="0.635cm" fo:margin-right="0cm" fo:text-indent="0cm" style:auto-text-indent="false" style:snap-to-layout-grid="false"/>
      <style:text-properties fo:font-size="10pt" officeooo:paragraph-rsid="001670a7" style:font-size-asian="10pt" style:font-size-complex="10pt"/>
    </style:style>
    <style:style style:name="P21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fo:font-size="10pt" officeooo:paragraph-rsid="001670a7" style:font-size-asian="10pt" style:font-size-complex="10pt"/>
    </style:style>
    <style:style style:name="P213" style:family="paragraph" style:parent-style-name="Standard">
      <style:paragraph-properties fo:margin-left="0.635cm" fo:margin-right="0cm" fo:text-indent="0cm" style:auto-text-indent="false"/>
      <style:text-properties fo:font-size="10pt" officeooo:paragraph-rsid="001670a7" style:font-size-asian="10pt" style:font-size-complex="10pt"/>
    </style:style>
    <style:style style:name="P214" style:family="paragraph" style:parent-style-name="Standard">
      <style:paragraph-properties fo:margin-left="0.635cm" fo:margin-right="0cm" fo:text-indent="0cm" style:auto-text-indent="false"/>
      <style:text-properties fo:font-size="10pt" fo:font-style="italic" officeooo:paragraph-rsid="001670a7" style:font-size-asian="10pt" style:font-style-asian="italic" style:font-size-complex="10pt"/>
    </style:style>
    <style:style style:name="P21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0pt" fo:font-weight="bold" officeooo:paragraph-rsid="001670a7" style:font-size-asian="10pt" style:font-weight-asian="bold" style:font-size-complex="10pt"/>
    </style:style>
    <style:style style:name="P21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officeooo:paragraph-rsid="001670a7"/>
    </style:style>
    <style:style style:name="P2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officeooo:paragraph-rsid="001670a7"/>
    </style:style>
    <style:style style:name="P21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officeooo:paragraph-rsid="001670a7" style:font-weight-asian="bold"/>
    </style:style>
    <style:style style:name="P21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fo:font-size="12pt" fo:font-weight="bold" officeooo:paragraph-rsid="001670a7" style:font-size-asian="12pt" style:font-weight-asian="bold" style:font-name-complex="Times New Roman" style:font-size-complex="12pt"/>
    </style:style>
    <style:style style:name="P22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text-position="super 58%" officeooo:paragraph-rsid="001670a7"/>
    </style:style>
    <style:style style:name="P22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text-position="super 58%" fo:font-style="italic" officeooo:paragraph-rsid="001670a7" style:font-style-asian="italic"/>
    </style:style>
    <style:style style:name="P222" style:family="paragraph" style:parent-style-name="Standard">
      <style:paragraph-properties fo:margin-left="0.635cm" fo:margin-right="0cm" fo:text-indent="0cm" style:auto-text-indent="false"/>
      <style:text-properties style:text-position="super 58%" fo:font-style="italic" officeooo:paragraph-rsid="001670a7" style:font-style-asian="italic"/>
    </style:style>
    <style:style style:name="P2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text-position="super 58%" fo:font-size="10pt" fo:font-style="italic" officeooo:paragraph-rsid="001670a7" style:font-size-asian="10pt" style:font-style-asian="italic" style:font-size-complex="10pt"/>
    </style:style>
    <style:style style:name="P224" style:family="paragraph" style:parent-style-name="Standard">
      <style:paragraph-properties fo:margin-left="0.635cm" fo:margin-right="0cm" fo:text-indent="0cm" style:auto-text-indent="false"/>
      <style:text-properties style:text-position="super 58%" fo:font-size="10pt" fo:font-style="italic" officeooo:paragraph-rsid="001670a7" style:font-size-asian="10pt" style:font-style-asian="italic" style:font-size-complex="10pt"/>
    </style:style>
    <style:style style:name="P225" style:family="paragraph" style:parent-style-name="Standard">
      <style:paragraph-properties fo:margin-left="0.635cm" fo:margin-right="0cm" fo:text-indent="0cm" style:auto-text-indent="false"/>
      <style:text-properties fo:font-style="italic" officeooo:paragraph-rsid="001670a7" style:font-style-asian="italic"/>
    </style:style>
    <style:style style:name="P226" style:family="paragraph" style:parent-style-name="Standard">
      <style:paragraph-properties fo:margin-left="0.635cm" fo:margin-right="0cm" fo:text-indent="0cm" style:auto-text-indent="false" style:snap-to-layout-grid="false"/>
      <style:text-properties officeooo:paragraph-rsid="001670a7"/>
    </style:style>
    <style:style style:name="P227" style:family="paragraph" style:parent-style-name="Standard">
      <style:paragraph-properties fo:margin-left="0.635cm" fo:margin-right="0cm" fo:text-indent="0cm" style:auto-text-indent="false"/>
      <style:text-properties fo:font-size="9pt" officeooo:paragraph-rsid="001670a7" style:font-size-asian="9pt" style:font-size-complex="9pt"/>
    </style:style>
    <style:style style:name="P228" style:family="paragraph" style:parent-style-name="Standard">
      <style:paragraph-properties fo:margin-left="0.635cm" fo:margin-right="0cm" fo:text-indent="0cm" style:auto-text-indent="false"/>
      <style:text-properties officeooo:paragraph-rsid="001670a7"/>
    </style:style>
    <style:style style:name="P229" style:family="paragraph" style:parent-style-name="Standard">
      <style:paragraph-properties fo:margin-left="0.501cm" fo:margin-right="0cm" fo:text-indent="0cm" style:auto-text-indent="false" style:snap-to-layout-grid="false"/>
      <style:text-properties officeooo:paragraph-rsid="001670a7"/>
    </style:style>
    <style:style style:name="P230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officeooo:paragraph-rsid="001670a7"/>
    </style:style>
    <style:style style:name="P231" style:family="paragraph" style:parent-style-name="Standard">
      <style:paragraph-properties fo:margin-left="0.501cm" fo:margin-right="0cm" fo:text-indent="0cm" style:auto-text-indent="false" style:snap-to-layout-grid="false"/>
      <style:text-properties fo:color="#000000" fo:font-style="italic" officeooo:paragraph-rsid="001670a7" style:font-style-asian="italic"/>
    </style:style>
    <style:style style:name="P232" style:family="paragraph" style:parent-style-name="Standard">
      <style:paragraph-properties fo:margin-left="0.501cm" fo:margin-right="0cm" fo:text-indent="0cm" style:auto-text-indent="false" style:snap-to-layout-grid="false"/>
      <style:text-properties fo:color="#000000" fo:font-style="italic" style:text-underline-style="solid" style:text-underline-width="auto" style:text-underline-color="font-color" officeooo:paragraph-rsid="001670a7" style:font-style-asian="italic"/>
    </style:style>
    <style:style style:name="P233" style:family="paragraph" style:parent-style-name="Standard">
      <style:paragraph-properties fo:margin-left="0.501cm" fo:margin-right="0cm" fo:text-indent="0cm" style:auto-text-indent="false"/>
      <style:text-properties fo:color="#000000" officeooo:paragraph-rsid="001670a7"/>
    </style:style>
    <style:style style:name="P234" style:family="paragraph" style:parent-style-name="Standard">
      <style:paragraph-properties fo:margin-left="0.501cm" fo:margin-right="0cm" fo:text-indent="0cm" style:auto-text-indent="false" style:snap-to-layout-grid="false"/>
      <style:text-properties style:text-underline-style="solid" style:text-underline-width="auto" style:text-underline-color="font-color" officeooo:paragraph-rsid="001670a7"/>
    </style:style>
    <style:style style:name="P235" style:family="paragraph" style:parent-style-name="Standard">
      <style:paragraph-properties fo:margin-left="0.501cm" fo:margin-right="0cm" fo:text-indent="0cm" style:auto-text-indent="false" style:snap-to-layout-grid="false"/>
      <style:text-properties officeooo:paragraph-rsid="001670a7" fo:background-color="#ffff00"/>
    </style:style>
    <style:style style:name="P236" style:family="paragraph" style:parent-style-name="Standard">
      <style:paragraph-properties fo:margin-left="0.501cm" fo:margin-right="0cm" fo:text-indent="0cm" style:auto-text-indent="false"/>
      <style:text-properties officeooo:paragraph-rsid="001670a7"/>
    </style:style>
    <style:style style:name="P237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officeooo:paragraph-rsid="001670a7"/>
    </style:style>
    <style:style style:name="P238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color="#000000" officeooo:paragraph-rsid="001670a7"/>
    </style:style>
    <style:style style:name="P239" style:family="paragraph" style:parent-style-name="Standard">
      <style:paragraph-properties fo:margin-left="0.501cm" fo:margin-right="0cm" fo:text-align="justify" style:justify-single-word="false" fo:text-indent="-0.501cm" style:auto-text-indent="false" style:snap-to-layout-grid="false"/>
      <style:text-properties fo:font-size="10pt" officeooo:paragraph-rsid="001670a7" style:font-size-asian="10pt" style:font-size-complex="10pt"/>
    </style:style>
    <style:style style:name="P240" style:family="paragraph" style:parent-style-name="Standard">
      <style:paragraph-properties fo:margin-left="0cm" fo:margin-right="0cm" fo:text-align="justify" style:justify-single-word="false" fo:text-indent="1.21cm" style:auto-text-indent="false">
        <style:tab-stops>
          <style:tab-stop style:position="0cm"/>
        </style:tab-stops>
      </style:paragraph-properties>
      <style:text-properties fo:font-size="10pt" officeooo:paragraph-rsid="001670a7" style:font-size-asian="10pt" style:font-size-complex="10pt"/>
    </style:style>
    <style:style style:name="P241" style:family="paragraph" style:parent-style-name="Standard">
      <style:paragraph-properties fo:margin-left="0cm" fo:margin-right="0cm" fo:text-align="justify" style:justify-single-word="false" fo:text-indent="1.21cm" style:auto-text-indent="false">
        <style:tab-stops>
          <style:tab-stop style:position="0cm"/>
        </style:tab-stops>
      </style:paragraph-properties>
      <style:text-properties officeooo:paragraph-rsid="001670a7"/>
    </style:style>
    <style:style style:name="P24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8pt" officeooo:paragraph-rsid="001670a7" style:font-size-asian="8pt" style:font-size-complex="8pt" style:text-rotation-angle="90" style:text-rotation-scale="line-height"/>
    </style:style>
    <style:style style:name="P243" style:family="paragraph" style:parent-style-name="Standard">
      <style:paragraph-properties fo:margin-left="0.199cm" fo:margin-right="0.199cm" fo:line-height="0.372cm" fo:text-align="center" style:justify-single-word="false" fo:text-indent="0cm" style:auto-text-indent="false"/>
      <style:text-properties fo:font-size="8pt" officeooo:paragraph-rsid="001670a7" style:font-size-asian="8pt" style:font-size-complex="8pt" style:text-rotation-angle="90" style:text-rotation-scale="line-height"/>
    </style:style>
    <style:style style:name="P24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8pt" officeooo:paragraph-rsid="001670a7" style:font-size-asian="8pt" style:font-size-complex="8pt" style:font-weight-complex="bold" style:text-rotation-angle="90" style:text-rotation-scale="line-height"/>
    </style:style>
    <style:style style:name="P24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officeooo:paragraph-rsid="001670a7" style:text-rotation-angle="90" style:text-rotation-scale="line-height"/>
    </style:style>
    <style:style style:name="P246" style:family="paragraph" style:parent-style-name="Table_20_Contents">
      <style:paragraph-properties fo:text-align="center" style:justify-single-word="false"/>
      <style:text-properties fo:font-size="11pt" fo:font-weight="bold" officeooo:paragraph-rsid="00162698" style:font-size-asian="11pt" style:font-weight-asian="bold" style:font-size-complex="11pt" style:font-weight-complex="bold"/>
    </style:style>
    <style:style style:name="P247" style:family="paragraph" style:parent-style-name="Table_20_Contents">
      <style:paragraph-properties fo:text-align="center" style:justify-single-word="false" style:snap-to-layout-grid="false"/>
      <style:text-properties officeooo:paragraph-rsid="00162698"/>
    </style:style>
    <style:style style:name="P248" style:family="paragraph" style:parent-style-name="Table_20_Contents">
      <style:paragraph-properties fo:text-align="center" style:justify-single-word="false"/>
      <style:text-properties officeooo:paragraph-rsid="00162698"/>
    </style:style>
    <style:style style:name="P249" style:family="paragraph" style:parent-style-name="Table_20_Contents">
      <style:paragraph-properties fo:text-align="center" style:justify-single-word="false" style:snap-to-layout-grid="false"/>
      <style:text-properties fo:font-size="10pt" officeooo:paragraph-rsid="00162698" style:font-size-asian="10pt" style:font-size-complex="10pt"/>
    </style:style>
    <style:style style:name="P250" style:family="paragraph" style:parent-style-name="Table_20_Contents">
      <style:paragraph-properties fo:text-align="center" style:justify-single-word="false"/>
      <style:text-properties fo:font-size="10pt" officeooo:paragraph-rsid="00162698" style:font-size-asian="10pt" style:font-size-complex="10pt"/>
    </style:style>
    <style:style style:name="P251" style:family="paragraph" style:parent-style-name="Table_20_Contents">
      <style:paragraph-properties fo:text-align="center" style:justify-single-word="false"/>
      <style:text-properties fo:font-size="10pt" officeooo:rsid="0020fb0c" officeooo:paragraph-rsid="00162698" style:font-size-asian="10pt" style:font-size-complex="10pt"/>
    </style:style>
    <style:style style:name="P252" style:family="paragraph" style:parent-style-name="Table_20_Contents">
      <style:paragraph-properties fo:text-align="center" style:justify-single-word="false" style:snap-to-layout-grid="false"/>
      <style:text-properties fo:font-size="12pt" officeooo:paragraph-rsid="00162698" style:font-size-asian="12pt" style:font-size-complex="12pt"/>
    </style:style>
    <style:style style:name="P253" style:family="paragraph" style:parent-style-name="Standard" style:list-style-name="L1">
      <style:paragraph-properties fo:text-align="justify" style:justify-single-word="false"/>
      <style:text-properties fo:font-size="11pt" officeooo:paragraph-rsid="0015db8a" fo:background-color="transparent" style:font-size-asian="11pt" style:font-size-complex="11pt"/>
    </style:style>
    <style:style style:name="P254" style:family="paragraph" style:parent-style-name="Standard" style:list-style-name="WW8Num4">
      <style:paragraph-properties fo:text-align="justify" style:justify-single-word="false"/>
      <style:text-properties fo:color="#000000" fo:font-size="10pt" officeooo:paragraph-rsid="001670a7" style:font-name-asian="Symbol" style:font-size-asian="10pt" style:font-name-complex="Symbol" style:font-size-complex="10pt"/>
    </style:style>
    <style:style style:name="P255" style:family="paragraph" style:parent-style-name="Standard">
      <style:paragraph-properties fo:text-align="end" style:justify-single-word="false"/>
      <style:text-properties fo:color="#000000" officeooo:paragraph-rsid="001670a7" style:font-name-asian="Symbol"/>
    </style:style>
    <style:style style:name="P256" style:family="paragraph" style:parent-style-name="Standard" style:list-style-name="WW8Num4">
      <style:paragraph-properties fo:text-align="justify" style:justify-single-word="false"/>
      <style:text-properties officeooo:paragraph-rsid="001670a7"/>
    </style:style>
    <style:style style:name="P257" style:family="paragraph" style:parent-style-name="Standard" style:list-style-name="WW8Num4">
      <style:paragraph-properties fo:text-align="justify" style:justify-single-word="false"/>
      <style:text-properties fo:font-size="10pt" officeooo:paragraph-rsid="001670a7" style:font-name-asian="Symbol" style:font-size-asian="10pt" style:font-name-complex="Symbol" style:font-size-complex="10pt"/>
    </style:style>
    <style:style style:name="P258" style:family="paragraph" style:parent-style-name="Standard">
      <style:paragraph-properties fo:line-height="150%" fo:text-align="center" style:justify-single-word="false">
        <style:tab-stops>
          <style:tab-stop style:position="1.588cm"/>
        </style:tab-stops>
      </style:paragraph-properties>
      <style:text-properties fo:font-size="10pt" fo:font-style="italic" fo:font-weight="bold" officeooo:paragraph-rsid="00162698" style:font-size-asian="10pt" style:font-style-asian="italic" style:font-weight-asian="bold" style:font-size-complex="10pt"/>
    </style:style>
    <style:style style:name="P259" style:family="paragraph" style:parent-style-name="Standard">
      <style:paragraph-properties fo:text-align="end" style:justify-single-word="false"/>
      <style:text-properties fo:color="#ff0000" fo:font-size="11pt" fo:font-style="italic" fo:font-weight="bold" officeooo:paragraph-rsid="001670a7" style:font-name-asian="Symbol" style:font-size-asian="11pt" style:font-style-asian="italic" style:font-weight-asian="bold" style:font-name-complex="Symbol"/>
    </style:style>
    <style:style style:name="P260" style:family="paragraph" style:parent-style-name="Standard" style:list-style-name="L2">
      <loext:graphic-properties draw:fill="none"/>
      <style:paragraph-properties fo:margin-left="1.6cm" fo:margin-right="0cm" fo:text-align="justify" style:justify-single-word="false" fo:orphans="2" fo:widows="2" fo:hyphenation-ladder-count="no-limit" fo:text-indent="-0.6cm" style:auto-text-indent="false" fo:background-color="transparent" style:writing-mode="lr-tb"/>
      <style:text-properties fo:font-size="11pt" style:text-underline-style="none" officeooo:rsid="0020c1d9" officeooo:paragraph-rsid="0015db8a" fo:background-color="transparent" style:font-size-asian="11pt" style:font-size-complex="11pt" fo:hyphenate="false" fo:hyphenation-remain-char-count="2" fo:hyphenation-push-char-count="2"/>
    </style:style>
    <style:style style:name="P261" style:family="paragraph" style:parent-style-name="Standard" style:master-page-name="Standard">
      <style:paragraph-properties fo:margin-left="0cm" fo:margin-right="0cm" fo:text-align="end" style:justify-single-word="false" fo:text-indent="0.951cm" style:auto-text-indent="false" style:page-number="auto"/>
      <style:text-properties fo:font-size="12pt" fo:language="ru" fo:country="RU" fo:font-weight="bold" officeooo:rsid="00162698" officeooo:paragraph-rsid="00162698" style:font-size-asian="12pt" style:font-weight-asian="bold" style:font-size-complex="12pt"/>
    </style:style>
    <style:style style:name="P262" style:family="paragraph" style:parent-style-name="Standard" style:list-style-name="L3">
      <style:paragraph-properties fo:text-align="justify" style:justify-single-word="false" fo:orphans="2" fo:widows="2" style:writing-mode="lr-tb"/>
      <style:text-properties style:font-name="Times New Roman" fo:font-size="12pt" fo:font-style="normal" style:text-underline-style="none" officeooo:paragraph-rsid="00162698" fo:background-color="transparent" style:font-size-asian="12pt" style:font-style-asian="normal" style:font-name-complex="Times New Roman" style:font-size-complex="12pt" style:font-style-complex="normal"/>
    </style:style>
    <style:style style:name="P263" style:family="paragraph" style:parent-style-name="Standard" style:list-style-name="L3">
      <style:paragraph-properties fo:text-align="justify" style:justify-single-word="false" fo:orphans="2" fo:widows="2" style:writing-mode="lr-tb"/>
      <style:text-properties style:font-name="Times New Roman" fo:font-size="12pt" fo:font-style="normal" style:text-underline-style="none" officeooo:rsid="0016136c" officeooo:paragraph-rsid="00162698" fo:background-color="transparent" style:font-size-asian="12pt" style:font-style-asian="normal" style:font-name-complex="Times New Roman" style:font-size-complex="12pt" style:font-style-complex="normal"/>
    </style:style>
    <style:style style:name="P264" style:family="paragraph" style:parent-style-name="Standard" style:master-page-name="Landscape">
      <loext:graphic-properties draw:fill="none"/>
      <style:paragraph-properties fo:margin-left="0cm" fo:margin-right="0cm" fo:text-align="end" style:justify-single-word="false" fo:text-indent="20.6cm" style:auto-text-indent="false" style:page-number="auto" fo:background-color="transparent"/>
      <style:text-properties fo:font-size="12pt" officeooo:paragraph-rsid="00162698" style:font-size-asian="12pt" style:font-size-complex="12pt"/>
    </style:style>
    <style:style style:name="P265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.635cm"/>
          <style:tab-stop style:position="1.588cm"/>
        </style:tab-stops>
      </style:paragraph-properties>
      <style:text-properties fo:font-size="10pt" fo:font-weight="bold" officeooo:paragraph-rsid="00162698" style:font-size-asian="10pt" style:font-weight-asian="bold" style:font-size-complex="10pt"/>
    </style:style>
    <style:style style:name="P266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.635cm"/>
          <style:tab-stop style:position="2.858cm"/>
        </style:tab-stops>
      </style:paragraph-properties>
      <style:text-properties fo:font-size="10pt" fo:font-weight="bold" officeooo:paragraph-rsid="00162698" style:font-size-asian="10pt" style:font-weight-asian="bold" style:font-size-complex="10pt"/>
    </style:style>
    <style:style style:name="P267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.635cm"/>
          <style:tab-stop style:position="1.588cm"/>
          <style:tab-stop style:position="1.905cm"/>
        </style:tab-stops>
      </style:paragraph-properties>
      <style:text-properties fo:font-size="10pt" fo:font-weight="bold" officeooo:paragraph-rsid="00162698" style:font-size-asian="10pt" style:font-weight-asian="bold" style:font-size-complex="10pt"/>
    </style:style>
    <style:style style:name="P268" style:family="paragraph" style:parent-style-name="Standard" style:list-style-name="WW8Num2">
      <style:paragraph-properties fo:margin-left="0cm" fo:margin-right="0cm" fo:text-align="justify" style:justify-single-word="false" fo:orphans="2" fo:widows="2" fo:text-indent="0cm" style:auto-text-indent="false" style:text-autospace="none">
        <style:tab-stops>
          <style:tab-stop style:position="0.635cm"/>
          <style:tab-stop style:position="1.905cm"/>
        </style:tab-stops>
      </style:paragraph-properties>
      <style:text-properties style:font-name="Calibri" fo:font-size="12pt" fo:font-weight="bold" officeooo:paragraph-rsid="00162698" style:font-size-asian="12pt" style:font-weight-asian="bold" style:font-name-complex="Arial" style:font-size-complex="12pt"/>
    </style:style>
    <style:style style:name="P269" style:family="paragraph" style:parent-style-name="Standard" style:master-page-name="Standard">
      <style:paragraph-properties fo:text-align="end" style:justify-single-word="false" style:page-number="auto"/>
      <style:text-properties fo:color="#000000" fo:font-size="12pt" fo:font-style="normal" fo:font-weight="bold" officeooo:rsid="001ac387" officeooo:paragraph-rsid="001670a7" style:font-size-asian="12pt" style:font-style-asian="normal" style:font-weight-asian="bold" style:font-size-complex="12pt" style:font-style-complex="normal" style:font-weight-complex="bold"/>
    </style:style>
    <style:style style:name="P270" style:family="paragraph" style:parent-style-name="Standard" style:master-page-name="Преобразование_20_3">
      <style:paragraph-properties fo:text-align="center" style:justify-single-word="false" style:page-number="auto">
        <style:tab-stops>
          <style:tab-stop style:position="6.006cm"/>
          <style:tab-stop style:position="10.398cm"/>
        </style:tab-stops>
      </style:paragraph-properties>
      <style:text-properties fo:font-weight="bold" officeooo:paragraph-rsid="001670a7" style:font-weight-asian="bold"/>
    </style:style>
    <style:style style:name="P271" style:family="paragraph" style:parent-style-name="Standard" style:master-page-name="Преобразование_20_4">
      <style:paragraph-properties fo:margin-left="0.635cm" fo:margin-right="0cm" fo:text-indent="0cm" style:auto-text-indent="false" style:page-number="auto"/>
      <style:text-properties fo:font-size="10pt" fo:font-weight="bold" officeooo:paragraph-rsid="001670a7" style:font-name-asian="Symbol" style:font-size-asian="10pt" style:font-weight-asian="bold" style:font-name-complex="Symbol" style:font-size-complex="10pt"/>
    </style:style>
    <style:style style:name="P272" style:family="paragraph" style:parent-style-name="Standard" style:list-style-name="WW8Num3">
      <style:paragraph-properties fo:margin-left="3.493cm" fo:margin-right="0cm" fo:text-align="justify" style:justify-single-word="false" fo:text-indent="-0.953cm" style:auto-text-indent="false">
        <style:tab-stops>
          <style:tab-stop style:position="3.493cm"/>
        </style:tab-stops>
      </style:paragraph-properties>
      <style:text-properties officeooo:paragraph-rsid="001670a7"/>
    </style:style>
    <style:style style:name="P273" style:family="paragraph" style:parent-style-name="Standard" style:list-style-name="WW8Num3">
      <style:paragraph-properties fo:margin-left="3.493cm" fo:margin-right="0cm" fo:text-align="justify" style:justify-single-word="false" fo:text-indent="-0.953cm" style:auto-text-indent="false">
        <style:tab-stops>
          <style:tab-stop style:position="3.493cm"/>
        </style:tab-stops>
      </style:paragraph-properties>
      <style:text-properties fo:font-size="10pt" officeooo:paragraph-rsid="001670a7" style:font-name-asian="Symbol" style:font-size-asian="10pt" style:font-name-complex="Symbol" style:font-size-complex="10pt"/>
    </style:style>
    <style:style style:name="P27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19e822"/>
    </style:style>
    <style:style style:name="P275" style:family="paragraph" style:parent-style-name="Standard">
      <style:paragraph-properties fo:margin-left="0cm" fo:margin-right="0cm" fo:text-align="end" style:justify-single-word="false" fo:text-indent="0.953cm" style:auto-text-indent="false" style:text-autospace="none"/>
      <style:text-properties style:font-name="Arial" fo:font-size="9pt" fo:font-weight="bold" officeooo:paragraph-rsid="000f36d0" style:font-size-asian="9pt" style:font-weight-asian="bold" style:font-name-complex="Arial" style:font-size-complex="9pt"/>
    </style:style>
    <style:style style:name="P276" style:family="paragraph" style:parent-style-name="Heading_20_1">
      <style:paragraph-properties fo:text-align="center" style:justify-single-word="false"/>
      <style:text-properties fo:font-weight="normal" officeooo:paragraph-rsid="001670a7" style:font-name-asian="Symbol" style:font-weight-asian="normal"/>
    </style:style>
    <style:style style:name="P277" style:family="paragraph" style:parent-style-name="Table_20_Contents" style:list-style-name="L3">
      <style:paragraph-properties fo:text-align="justify" style:justify-single-word="false" fo:orphans="2" fo:widows="2" text:number-lines="false" text:line-number="0" style:writing-mode="lr-tb"/>
      <style:text-properties style:font-name="Times New Roman" fo:font-size="12pt" fo:font-style="normal" style:text-underline-style="none" officeooo:paragraph-rsid="00162698" fo:background-color="transparent" style:font-size-asian="12pt" style:font-style-asian="normal" style:font-name-complex="Times New Roman" style:font-size-complex="12pt" style:font-style-complex="normal"/>
    </style:style>
    <style:style style:name="P278" style:family="paragraph" style:parent-style-name="Table_20_Contents" style:list-style-name="L3">
      <style:paragraph-properties fo:text-align="justify" style:justify-single-word="false" fo:orphans="2" fo:widows="2" text:number-lines="false" text:line-number="0" style:writing-mode="lr-tb"/>
      <style:text-properties style:font-name="Times New Roman" fo:font-size="12pt" fo:font-style="normal" style:text-underline-style="none" officeooo:rsid="0016136c" officeooo:paragraph-rsid="00162698" fo:background-color="transparent" style:font-size-asian="12pt" style:font-style-asian="normal" style:font-name-complex="Times New Roman" style:font-size-complex="12pt" style:font-style-complex="normal"/>
    </style:style>
    <style:style style:name="P279" style:family="paragraph" style:parent-style-name="Table_20_Contents" style:list-style-name="L3">
      <style:paragraph-properties fo:text-align="justify" style:justify-single-word="false" fo:orphans="2" fo:widows="2" text:number-lines="false" text:line-number="0" style:writing-mode="lr-tb"/>
      <style:text-properties style:font-name="Times New Roman" fo:font-size="12pt" fo:font-style="normal" style:text-underline-style="none" officeooo:paragraph-rsid="00162698" fo:background-color="#fff200" style:font-size-asian="12pt" style:font-style-asian="normal" style:font-name-complex="Times New Roman" style:font-size-complex="12pt" style:font-style-complex="normal"/>
    </style:style>
    <style:style style:name="P280" style:family="paragraph" style:parent-style-name="ConsPlusNonformat">
      <style:paragraph-properties fo:text-align="end" style:justify-single-word="false" fo:orphans="2" fo:widows="2"/>
      <style:text-properties officeooo:rsid="0019e822" officeooo:paragraph-rsid="0019e822"/>
    </style:style>
    <style:style style:name="P28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0pt" fo:language="ru" fo:country="RU" style:text-underline-style="none" fo:font-weight="bold" officeooo:rsid="001473b0" style:letter-kerning="true" style:font-name-asian="Wingdings" style:font-size-asian="10pt" style:language-asian="hi" style:country-asian="IN" style:font-weight-asian="bold" style:font-size-complex="10pt"/>
    </style:style>
    <style:style style:name="T3" style:family="text">
      <style:text-properties fo:color="#000000" style:font-name="Times New Roman" fo:font-size="10pt" fo:language="ru" fo:country="RU" style:text-underline-style="none" fo:font-weight="normal" officeooo:rsid="000f1a24" style:letter-kerning="true" style:font-name-asian="Wingdings" style:font-size-asian="10pt" style:language-asian="hi" style:country-asian="IN" style:font-weight-asian="normal" style:font-size-complex="10pt" style:font-weight-complex="normal"/>
    </style:style>
    <style:style style:name="T4" style:family="text">
      <style:text-properties fo:color="#000000" style:font-name="Times New Roman" fo:font-size="11pt" fo:language="ru" fo:country="RU" style:text-underline-style="none" fo:font-weight="normal" officeooo:rsid="001473b0" style:letter-kerning="true" style:font-name-asian="Wingdings" style:font-size-asian="11pt" style:language-asian="hi" style:country-asian="IN" style:font-weight-asian="normal" style:font-weight-complex="normal"/>
    </style:style>
    <style:style style:name="T5" style:family="text">
      <style:text-properties fo:color="#000000" style:font-name="Times New Roman" fo:font-size="11pt" fo:language="ru" fo:country="RU" style:text-underline-style="none" fo:font-weight="normal" officeooo:rsid="0015db8a" style:letter-kerning="true" style:font-name-asian="Wingdings" style:font-size-asian="11pt" style:language-asian="hi" style:country-asian="IN" style:font-weight-asian="normal" style:font-weight-complex="normal"/>
    </style:style>
    <style:style style:name="T6" style:family="text">
      <style:text-properties fo:color="#000000" style:font-name="Times New Roman" fo:font-size="11pt" fo:language="ru" fo:country="RU" style:text-underline-style="none" officeooo:rsid="0015db8a" style:letter-kerning="true" style:font-name-asian="Wingdings" style:font-size-asian="11pt" style:language-asian="hi" style:country-asian="IN"/>
    </style:style>
    <style:style style:name="T7" style:family="text">
      <style:text-properties fo:color="#000000" style:font-name="Times New Roman" fo:font-size="11pt" fo:language="ru" fo:country="RU" style:text-underline-style="none" officeooo:rsid="002099fd" style:letter-kerning="true" style:font-name-asian="Wingdings" style:font-size-asian="11pt" style:language-asian="hi" style:country-asian="IN"/>
    </style:style>
    <style:style style:name="T8" style:family="text">
      <style:text-properties fo:color="#000000" style:font-name="Times New Roman" fo:font-size="11pt" fo:language="ru" fo:country="RU" style:text-underline-style="none" officeooo:rsid="0020c1d9" style:letter-kerning="true" style:font-name-asian="Wingdings" style:font-size-asian="11pt" style:language-asian="hi" style:country-asian="IN"/>
    </style:style>
    <style:style style:name="T9" style:family="text">
      <style:text-properties fo:color="#000000" style:font-name="Times New Roman" fo:font-size="11pt" fo:language="ru" fo:country="RU" style:text-underline-style="none" officeooo:rsid="0020fb0c" style:letter-kerning="true" style:font-name-asian="Wingdings" style:font-size-asian="11pt" style:language-asian="hi" style:country-asian="IN"/>
    </style:style>
    <style:style style:name="T10" style:family="text">
      <style:text-properties fo:color="#000000" style:font-name="Times New Roman" fo:font-size="11pt" fo:language="ru" fo:country="RU" style:text-underline-style="none" fo:font-weight="bold" officeooo:rsid="0015db8a" style:letter-kerning="true" style:font-name-asian="Wingdings" style:font-size-asian="11pt" style:language-asian="hi" style:country-asian="IN" style:font-weight-asian="bold" style:font-weight-complex="bold"/>
    </style:style>
    <style:style style:name="T11" style:family="text">
      <style:text-properties fo:color="#000000" style:font-name="Times New Roman" fo:font-size="11pt" fo:language="ru" fo:country="RU" fo:font-style="normal" style:letter-kerning="true" fo:background-color="transparent" loext:char-shading-value="0" style:font-name-asian="Wingdings" style:font-size-asian="11pt" style:language-asian="hi" style:country-asian="IN" style:font-style-asian="normal" style:font-name-complex="Times New Roman" style:font-size-complex="11pt" style:font-style-complex="normal" style:font-weight-complex="normal"/>
    </style:style>
    <style:style style:name="T12" style:family="text">
      <style:text-properties fo:color="#000000" style:font-name="Times New Roman" fo:font-size="11pt" fo:language="ru" fo:country="RU" fo:font-style="normal" officeooo:rsid="0022948a" style:letter-kerning="true" fo:background-color="transparent" loext:char-shading-value="0" style:font-name-asian="Wingdings" style:font-size-asian="11pt" style:language-asian="hi" style:country-asian="IN" style:font-style-asian="normal" style:font-name-complex="Times New Roman" style:font-size-complex="11pt" style:font-style-complex="normal" style:font-weight-complex="normal"/>
    </style:style>
    <style:style style:name="T13" style:family="text">
      <style:text-properties fo:color="#000000" style:font-name="Times New Roman" fo:font-size="11pt" fo:language="ru" fo:country="RU" fo:font-style="normal" style:letter-kerning="true" style:font-name-asian="Wingdings" style:font-size-asian="11pt" style:language-asian="hi" style:country-asian="IN" style:font-style-asian="normal" style:font-size-complex="11pt" style:font-style-complex="normal" style:font-weight-complex="normal"/>
    </style:style>
    <style:style style:name="T14" style:family="text">
      <style:text-properties fo:color="#000000" style:font-name="Times New Roman" fo:font-size="11pt" fo:language="ru" fo:country="RU" fo:font-style="normal" fo:font-weight="normal" style:letter-kerning="true" style:font-name-asian="Wingdings" style:font-size-asian="11pt" style:language-asian="hi" style:country-asian="IN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font-name="Times New Roman" fo:font-size="11pt" fo:language="ru" fo:country="RU" fo:font-style="normal" fo:font-weight="normal" officeooo:rsid="00188799" style:letter-kerning="true" style:font-name-asian="Wingdings" style:font-size-asian="11pt" style:language-asian="hi" style:country-asian="IN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font-name="Times New Roman" fo:font-size="11pt" fo:language="ru" fo:country="RU" fo:font-style="normal" style:text-underline-style="none" fo:font-weight="normal" officeooo:rsid="0015db8a" style:letter-kerning="true" style:font-name-asian="Wingdings" style:font-size-asian="11pt" style:language-asian="hi" style:country-asian="IN" style:font-style-asian="normal" style:font-weight-asian="normal" style:font-style-complex="normal" style:font-weight-complex="normal"/>
    </style:style>
    <style:style style:name="T17" style:family="text">
      <style:text-properties fo:color="#000000" style:font-name="Times New Roman" fo:font-size="11pt" fo:language="ru" fo:country="RU" fo:font-style="normal" style:text-underline-style="none" fo:font-weight="bold" officeooo:rsid="0015db8a" style:letter-kerning="true" style:font-name-asian="Wingdings" style:font-size-asian="11pt" style:language-asian="hi" style:country-asian="IN" style:font-style-asian="normal" style:font-weight-asian="bold" style:font-style-complex="normal" style:font-weight-complex="bold"/>
    </style:style>
    <style:style style:name="T18" style:family="text">
      <style:text-properties fo:color="#000000" style:font-name="Times New Roman" fo:font-size="11pt" fo:language="ru" fo:country="RU" style:text-underline-style="solid" style:text-underline-width="auto" style:text-underline-color="font-color" officeooo:rsid="000cf828" style:letter-kerning="true" style:font-name-asian="Wingdings" style:font-size-asian="11pt" style:language-asian="hi" style:country-asian="IN" style:font-size-complex="11pt"/>
    </style:style>
    <style:style style:name="T19" style:family="text">
      <style:text-properties fo:color="#000000" style:font-name="Times New Roman" fo:font-size="11pt" fo:language="ru" fo:country="RU" style:text-underline-style="solid" style:text-underline-width="auto" style:text-underline-color="font-color" officeooo:rsid="000f36d0" style:letter-kerning="true" style:font-name-asian="Wingdings" style:font-size-asian="11pt" style:language-asian="hi" style:country-asian="IN" style:font-size-complex="11pt"/>
    </style:style>
    <style:style style:name="T20" style:family="text">
      <style:text-properties fo:color="#000000" style:font-name="Times New Roman" fo:font-size="11pt" fo:language="ru" fo:country="RU" style:text-underline-style="solid" style:text-underline-width="auto" style:text-underline-color="font-color" officeooo:rsid="0015db8a" style:letter-kerning="true" style:font-name-asian="Wingdings" style:font-size-asian="11pt" style:language-asian="hi" style:country-asian="IN" style:font-size-complex="11pt"/>
    </style:style>
    <style:style style:name="T21" style:family="text">
      <style:text-properties fo:color="#000000" style:font-name="Times New Roman" fo:font-size="11pt" fo:language="ru" fo:country="RU" style:letter-kerning="true" style:font-name-asian="Wingdings" style:font-size-asian="11pt" style:language-asian="hi" style:country-asian="IN" style:font-size-complex="11pt"/>
    </style:style>
    <style:style style:name="T22" style:family="text">
      <style:text-properties fo:color="#000000" style:font-name="Times New Roman" fo:font-size="11pt" fo:language="ru" fo:country="RU" officeooo:rsid="000f36d0" style:letter-kerning="true" style:font-name-asian="Wingdings" style:font-size-asian="11pt" style:language-asian="hi" style:country-asian="IN" style:font-size-complex="11pt"/>
    </style:style>
    <style:style style:name="T23" style:family="text">
      <style:text-properties fo:color="#000000" style:font-name="Times New Roman" fo:font-size="11pt" fo:language="ru" fo:country="RU" officeooo:rsid="0015db8a" style:letter-kerning="true" style:font-name-asian="Wingdings" style:font-size-asian="11pt" style:language-asian="hi" style:country-asian="IN" style:font-size-complex="11pt"/>
    </style:style>
    <style:style style:name="T24" style:family="text">
      <style:text-properties fo:color="#000000" style:font-name="Times New Roman" fo:font-size="11pt" fo:language="ru" fo:country="RU" officeooo:rsid="00162698" style:letter-kerning="true" style:font-name-asian="Wingdings" style:font-size-asian="11pt" style:language-asian="hi" style:country-asian="IN" style:font-size-complex="11pt"/>
    </style:style>
    <style:style style:name="T25" style:family="text">
      <style:text-properties fo:color="#000000" style:font-name="Times New Roman" fo:font-size="11pt" fo:language="ru" fo:country="RU" officeooo:rsid="00188799" style:letter-kerning="true" style:font-name-asian="Wingdings" style:font-size-asian="11pt" style:language-asian="hi" style:country-asian="IN" style:font-size-complex="11pt"/>
    </style:style>
    <style:style style:name="T26" style:family="text">
      <style:text-properties fo:color="#000000" style:font-name="Times New Roman" fo:font-size="11pt" fo:language="ru" fo:country="RU" officeooo:rsid="0015db8a" style:letter-kerning="true" style:font-name-asian="Wingdings" style:font-size-asian="11pt" style:language-asian="hi" style:country-asian="IN"/>
    </style:style>
    <style:style style:name="T27" style:family="text">
      <style:text-properties fo:color="#000000" style:font-name="Times New Roman" fo:font-size="11pt" fo:language="ru" fo:country="RU" officeooo:rsid="0015db8a" style:letter-kerning="true" fo:background-color="transparent" loext:char-shading-value="0" style:font-name-asian="Wingdings" style:font-size-asian="11pt" style:language-asian="hi" style:country-asian="IN" style:font-size-complex="11pt"/>
    </style:style>
    <style:style style:name="T28" style:family="text">
      <style:text-properties fo:color="#000000" style:font-name="Times New Roman" fo:font-size="11pt" fo:language="ru" fo:country="RU" officeooo:rsid="002c9ed6" style:letter-kerning="true" fo:background-color="transparent" loext:char-shading-value="0" style:font-name-asian="Wingdings" style:font-size-asian="11pt" style:language-asian="hi" style:country-asian="IN" style:font-size-complex="11pt"/>
    </style:style>
    <style:style style:name="T29" style:family="text">
      <style:text-properties fo:color="#000000" style:font-name="Times New Roman" fo:font-size="11pt" fo:language="ru" fo:country="RU" fo:font-weight="bold" officeooo:rsid="0015db8a" style:letter-kerning="true" style:font-name-asian="Wingdings" style:font-size-asian="11pt" style:language-asian="hi" style:country-asian="IN" style:font-weight-asian="bold" style:font-weight-complex="bold"/>
    </style:style>
    <style:style style:name="T30" style:family="text">
      <style:text-properties fo:color="#000000" style:font-name="Times New Roman" fo:language="ru" fo:country="RU" fo:background-color="#ffffff" loext:char-shading-value="0" style:font-name-asian="Times New Roman" style:language-asian="zh" style:country-asian="CN" style:font-name-complex="Times New Roman" style:language-complex="ar" style:country-complex="SA"/>
    </style:style>
    <style:style style:name="T31" style:family="text">
      <style:text-properties fo:color="#000000" style:font-name="Times New Roman" fo:language="ru" fo:country="RU" officeooo:rsid="001be763" fo:background-color="#ffffff" loext:char-shading-value="0" style:font-name-asian="Times New Roman" style:language-asian="zh" style:country-asian="CN" style:font-name-complex="Times New Roman" style:language-complex="ar" style:country-complex="SA"/>
    </style:style>
    <style:style style:name="T32" style:family="text">
      <style:text-properties fo:color="#000000" style:font-name="Times New Roman" fo:language="ru" fo:country="RU" officeooo:rsid="00206d10"/>
    </style:style>
    <style:style style:name="T33" style:family="text">
      <style:text-properties fo:color="#000000" style:font-name="Times New Roman" fo:language="ru" fo:country="RU" officeooo:rsid="0015db8a"/>
    </style:style>
    <style:style style:name="T34" style:family="text">
      <style:text-properties fo:color="#000000" style:font-name="Times New Roman" fo:language="ru" fo:country="RU" officeooo:rsid="000f36d0"/>
    </style:style>
    <style:style style:name="T35" style:family="text">
      <style:text-properties fo:color="#000000" style:font-name="Times New Roman" fo:language="ru" fo:country="RU" officeooo:rsid="002099fd"/>
    </style:style>
    <style:style style:name="T36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473b0" style:letter-kerning="true" style:font-name-asian="Wingdings" style:font-size-asian="12pt" style:language-asian="hi" style:country-asian="IN" style:font-weight-asian="bold" style:font-size-complex="12pt"/>
    </style:style>
    <style:style style:name="T37" style:family="text">
      <style:text-properties fo:color="#000000" style:font-name="Times New Roman" fo:font-size="12pt" style:font-name-asian="Symbol" style:font-size-asian="12pt" style:font-name-complex="Times New Roman" style:font-size-complex="12pt"/>
    </style:style>
    <style:style style:name="T38" style:family="text">
      <style:text-properties fo:color="#000000" style:font-name="Times New Roman" fo:font-size="12pt" officeooo:rsid="0019e822" style:font-name-asian="Symbol" style:font-size-asian="12pt" style:font-name-complex="Times New Roman" style:font-size-complex="12pt"/>
    </style:style>
    <style:style style:name="T39" style:family="text">
      <style:text-properties fo:color="#000000" style:font-name="Calibri" fo:font-size="10pt" fo:language="ru" fo:country="RU" fo:font-style="normal" fo:font-weight="bold" style:letter-kerning="true" style:font-name-asian="Wingdings" style:font-size-asian="10pt" style:language-asian="hi" style:country-asian="IN" style:font-style-asian="normal" style:font-weight-asian="bold" style:font-name-complex="Arial" style:font-size-complex="10pt" style:font-style-complex="normal" style:font-weight-complex="normal"/>
    </style:style>
    <style:style style:name="T40" style:family="text">
      <style:text-properties fo:color="#000000" style:font-name="Calibri" fo:font-size="12pt" fo:language="ru" fo:country="RU" fo:font-style="normal" fo:font-weight="bold" style:letter-kerning="true" style:font-name-asian="Wingdings" style:font-size-asian="12pt" style:language-asian="hi" style:country-asian="IN" style:font-style-asian="normal" style:font-weight-asian="bold" style:font-name-complex="Arial" style:font-size-complex="12pt" style:font-style-complex="normal" style:font-weight-complex="normal"/>
    </style:style>
    <style:style style:name="T41" style:family="text">
      <style:text-properties fo:color="#000000" style:font-name="Courier New1" fo:font-size="10pt" fo:language="ru" fo:country="RU" fo:font-style="normal" officeooo:rsid="000f36d0" style:letter-kerning="true" style:font-name-asian="Wingdings" style:font-size-asian="10pt" style:language-asian="hi" style:country-asian="IN" style:font-style-asian="normal" style:font-size-complex="10pt" style:font-style-complex="normal" style:font-weight-complex="normal"/>
    </style:style>
    <style:style style:name="T42" style:family="text">
      <style:text-properties fo:color="#000000" style:font-name="Courier New1" fo:font-size="10.5pt" fo:language="ru" fo:country="RU" fo:font-style="normal" fo:font-weight="normal" officeooo:rsid="000f36d0" style:letter-kerning="true" style:font-name-asian="Wingdings" style:font-size-asian="10.5pt" style:language-asian="hi" style:country-asian="IN" style:font-style-asian="normal" style:font-weight-asian="normal" style:font-size-complex="10.5pt" style:font-style-complex="normal" style:font-weight-complex="normal"/>
    </style:style>
    <style:style style:name="T43" style:family="text">
      <style:text-properties fo:color="#000000" style:font-name="Courier New1" fo:font-size="10.5pt" fo:language="ru" fo:country="RU" fo:font-style="normal" officeooo:rsid="000f36d0" style:letter-kerning="true" style:font-name-asian="Wingdings" style:font-size-asian="10.5pt" style:language-asian="hi" style:country-asian="IN" style:font-style-asian="normal" style:font-size-complex="10.5pt" style:font-style-complex="normal" style:font-weight-complex="normal"/>
    </style:style>
    <style:style style:name="T44" style:family="text">
      <style:text-properties fo:color="#000000" fo:font-size="11pt" fo:language="ru" fo:country="RU" fo:font-style="normal" style:letter-kerning="true" style:font-name-asian="Wingdings" style:font-size-asian="11pt" style:language-asian="hi" style:country-asian="IN" style:font-style-asian="normal" style:font-style-complex="normal" style:font-weight-complex="normal"/>
    </style:style>
    <style:style style:name="T45" style:family="text">
      <style:text-properties fo:color="#000000" fo:font-size="10pt" fo:language="ru" fo:country="RU" fo:font-style="normal" style:letter-kerning="true" style:font-name-asian="Wingdings" style:font-size-asian="10pt" style:language-asian="hi" style:country-asian="IN" style:font-style-asian="normal" style:font-size-complex="10pt" style:font-style-complex="normal" style:font-weight-complex="normal"/>
    </style:style>
    <style:style style:name="T46" style:family="text">
      <style:text-properties fo:color="#000000" fo:font-size="10pt" style:font-name-asian="Symbol" style:font-size-asian="10pt" style:font-name-complex="Symbol" style:font-size-complex="10pt"/>
    </style:style>
    <style:style style:name="T47" style:family="text">
      <style:text-properties fo:color="#000000" fo:background-color="#ffffff" loext:char-shading-value="0"/>
    </style:style>
    <style:style style:name="T48" style:family="text">
      <style:text-properties fo:color="#000000" fo:background-color="transparent" loext:char-shading-value="0"/>
    </style:style>
    <style:style style:name="T49" style:family="text">
      <style:text-properties fo:color="#000000" officeooo:rsid="001b88ea" fo:background-color="transparent" loext:char-shading-value="0"/>
    </style:style>
    <style:style style:name="T50" style:family="text">
      <style:text-properties fo:color="#000000" style:font-name="Arial" fo:font-size="12pt" fo:language="ru" fo:country="RU" fo:font-style="normal" fo:font-weight="bold" style:letter-kerning="true" style:font-name-asian="Symbol" style:font-size-asian="12pt" style:language-asian="hi" style:country-asian="IN" style:font-style-asian="normal" style:font-weight-asian="bold" style:font-name-complex="Arial" style:font-size-complex="12pt" style:font-style-complex="normal" style:font-weight-complex="normal"/>
    </style:style>
    <style:style style:name="T51" style:family="text">
      <style:text-properties fo:color="#000000" style:text-underline-style="solid" style:text-underline-width="auto" style:text-underline-color="font-color"/>
    </style:style>
    <style:style style:name="T52" style:family="text">
      <style:text-properties fo:color="#000000" style:text-underline-style="solid" style:text-underline-width="auto" style:text-underline-color="font-color" style:font-name-asian="Symbol"/>
    </style:style>
    <style:style style:name="T53" style:family="text">
      <style:text-properties fo:color="#000000" style:text-underline-style="solid" style:text-underline-width="auto" style:text-underline-color="font-color" style:font-name-asian="Symbol" style:font-name-complex="Symbol"/>
    </style:style>
    <style:style style:name="T54" style:family="text">
      <style:text-properties fo:color="#000000" loext:padding="0cm" loext:border="0.51pt solid #000000"/>
    </style:style>
    <style:style style:name="T55" style:family="text">
      <style:text-properties fo:color="#000000" fo:font-weight="bold" style:font-weight-asian="bold" style:font-weight-complex="bold"/>
    </style:style>
    <style:style style:name="T56" style:family="text">
      <style:text-properties fo:color="#000000" style:font-name-asian="Symbol"/>
    </style:style>
    <style:style style:name="T57" style:family="text">
      <style:text-properties fo:color="#000000" style:font-name-asian="Symbol" style:font-name-complex="Symbol"/>
    </style:style>
    <style:style style:name="T58" style:family="text">
      <style:text-properties fo:color="#000000" style:font-name-asian="Times New Roman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 style:font-name-asian="Symbol" style:font-name-complex="Symbol"/>
    </style:style>
    <style:style style:name="T61" style:family="text">
      <style:text-properties style:font-name-asian="Courier New"/>
    </style:style>
    <style:style style:name="T62" style:family="text">
      <style:text-properties fo:font-size="11pt" style:font-size-asian="11pt" style:font-size-complex="11pt"/>
    </style:style>
    <style:style style:name="T63" style:family="text">
      <style:text-properties fo:font-size="11pt" style:font-name-asian="Courier New" style:font-size-asian="11pt" style:font-size-complex="11pt"/>
    </style:style>
    <style:style style:name="T6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66" style:family="text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67" style:family="text">
      <style:text-properties fo:color="#0000ff"/>
    </style:style>
    <style:style style:name="T68" style:family="text">
      <style:text-properties fo:language="ru" fo:country="RU"/>
    </style:style>
    <style:style style:name="T69" style:family="text">
      <style:text-properties fo:language="ru" fo:country="RU" style:text-underline-style="none" fo:font-weight="bold" officeooo:rsid="0012daf8" style:font-weight-asian="bold"/>
    </style:style>
    <style:style style:name="T70" style:family="text">
      <style:text-properties fo:language="ru" fo:country="RU" officeooo:rsid="00162698"/>
    </style:style>
    <style:style style:name="T71" style:family="text">
      <style:text-properties fo:language="ru" fo:country="RU" officeooo:rsid="00147e6f"/>
    </style:style>
    <style:style style:name="T72" style:family="text">
      <style:text-properties fo:language="ru" fo:country="RU" officeooo:rsid="00188799"/>
    </style:style>
    <style:style style:name="T73" style:family="text">
      <style:text-properties fo:language="ru" fo:country="RU" officeooo:rsid="0019e822"/>
    </style:style>
    <style:style style:name="T74" style:family="text">
      <style:text-properties fo:language="ru" fo:country="RU" style:font-name-asian="Symbol"/>
    </style:style>
    <style:style style:name="T75" style:family="text">
      <style:text-properties fo:language="ru" fo:country="RU" style:font-name-asian="Symbol" style:font-name-complex="Symbol"/>
    </style:style>
    <style:style style:name="T76" style:family="text">
      <style:text-properties fo:language="ru" fo:country="RU" officeooo:rsid="0019e822" style:font-name-asian="Symbol" style:font-name-complex="Symbol"/>
    </style:style>
    <style:style style:name="T77" style:family="text">
      <style:text-properties fo:language="ru" fo:country="RU" officeooo:rsid="0019e822" style:font-name-asian="Symbol"/>
    </style:style>
    <style:style style:name="T78" style:family="text">
      <style:text-properties fo:font-weight="bold" style:font-weight-asian="bold"/>
    </style:style>
    <style:style style:name="T79" style:family="text">
      <style:text-properties fo:font-weight="bold" officeooo:rsid="0020fb0c" style:font-weight-asian="bold"/>
    </style:style>
    <style:style style:name="T80" style:family="text">
      <style:text-properties fo:font-weight="bold" officeooo:rsid="00162698" style:font-weight-asian="bold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fo:font-weight="bold" style:font-weight-asian="bold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20fb0c"/>
    </style:style>
    <style:style style:name="T85" style:family="text">
      <style:text-properties style:text-underline-style="solid" style:text-underline-width="auto" style:text-underline-color="font-color" style:font-name-asian="Symbol"/>
    </style:style>
    <style:style style:name="T86" style:family="text">
      <style:text-properties style:text-underline-style="solid" style:text-underline-width="auto" style:text-underline-color="font-color" style:font-name-asian="Symbol" style:font-name-complex="Symbol"/>
    </style:style>
    <style:style style:name="T8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style:font-name="Times New Roman" officeooo:rsid="00079cf4" style:font-name-asian="Times New Roman" style:language-asian="ru" style:country-asian="RU" style:font-name-complex="Times New Roman"/>
    </style:style>
    <style:style style:name="T91" style:family="text">
      <style:text-properties officeooo:rsid="0022948a"/>
    </style:style>
    <style:style style:name="T92" style:family="text">
      <style:text-properties officeooo:rsid="0018cd58" fo:background-color="transparent" loext:char-shading-value="0"/>
    </style:style>
    <style:style style:name="T93" style:family="text">
      <style:text-properties officeooo:rsid="0016136c"/>
    </style:style>
    <style:style style:name="T94" style:family="text">
      <style:text-properties officeooo:rsid="001209c2"/>
    </style:style>
    <style:style style:name="T95" style:family="text">
      <style:text-properties fo:font-size="10pt" style:font-size-asian="10pt" style:font-size-complex="10pt"/>
    </style:style>
    <style:style style:name="T96" style:family="text">
      <style:text-properties fo:font-size="10pt" fo:language="en" fo:country="US" fo:font-style="italic" style:font-size-asian="10pt" style:font-style-asian="italic" style:font-size-complex="10pt"/>
    </style:style>
    <style:style style:name="T97" style:family="text">
      <style:text-properties fo:font-size="10pt" fo:language="en" fo:country="US" fo:font-style="italic" style:font-name-asian="Symbol" style:font-size-asian="10pt" style:font-style-asian="italic" style:font-name-complex="Symbol" style:font-size-complex="10pt"/>
    </style:style>
    <style:style style:name="T98" style:family="text">
      <style:text-properties fo:font-size="10pt" style:font-name-asian="Symbol" style:font-size-asian="10pt" style:font-name-complex="Symbol" style:font-size-complex="10pt"/>
    </style:style>
    <style:style style:name="T99" style:family="text">
      <style:text-properties fo:font-size="10pt" fo:font-style="italic" style:font-name-asian="Symbol" style:font-size-asian="10pt" style:font-style-asian="italic" style:font-name-complex="Symbol" style:font-size-complex="10pt"/>
    </style:style>
    <style:style style:name="T100" style:family="text">
      <style:text-properties style:text-position="super 58%"/>
    </style:style>
    <style:style style:name="T101" style:family="text">
      <style:text-properties style:text-position="super 58%" fo:font-size="8pt" style:font-size-asian="8pt" style:font-size-complex="8pt"/>
    </style:style>
    <style:style style:name="T102" style:family="text">
      <style:text-properties style:text-position="super 58%" fo:font-size="10pt" style:font-size-asian="10pt" style:font-size-complex="10pt"/>
    </style:style>
    <style:style style:name="T103" style:family="text">
      <style:text-properties style:text-position="super 58%" fo:font-size="10pt" style:font-name-asian="Symbol" style:font-size-asian="10pt" style:font-name-complex="Symbol" style:font-size-complex="10pt"/>
    </style:style>
    <style:style style:name="T104" style:family="text">
      <style:text-properties fo:text-transform="uppercase" fo:font-size="10pt" fo:font-weight="bold" style:font-size-asian="10pt" style:font-weight-asian="bold" style:font-size-complex="10pt" style:font-weight-complex="bold"/>
    </style:style>
    <style:style style:name="T105" style:family="text">
      <style:text-properties fo:text-transform="uppercase" fo:color="#ff0000" fo:font-size="10pt" fo:font-weight="bold" style:font-size-asian="10pt" style:font-weight-asian="bold" style:font-size-complex="10pt" style:font-weight-complex="bold"/>
    </style:style>
    <style:style style:name="T106" style:family="text">
      <style:text-properties fo:color="#ff0000"/>
    </style:style>
    <style:style style:name="T107" style:family="text">
      <style:text-properties fo:font-size="8pt" style:font-size-asian="8pt" style:font-size-complex="8pt"/>
    </style:style>
    <style:style style:name="T108" style:family="text">
      <style:text-properties fo:font-size="8pt" fo:letter-spacing="-0.011cm" style:font-size-asian="8pt" style:font-size-complex="8pt"/>
    </style:style>
    <style:style style:name="T109" style:family="text">
      <style:text-properties fo:font-size="8pt" fo:letter-spacing="-0.007cm" style:font-size-asian="8pt" style:font-size-complex="8pt"/>
    </style:style>
    <style:style style:name="T110" style:family="text">
      <style:text-properties fo:font-size="8pt" fo:letter-spacing="-0.005cm" style:font-size-asian="8pt" style:font-size-complex="8pt"/>
    </style:style>
    <style:style style:name="T111" style:family="text">
      <style:text-properties fo:font-size="8pt" fo:letter-spacing="-0.004cm" style:font-size-asian="8pt" style:font-size-complex="8pt"/>
    </style:style>
    <style:style style:name="T112" style:family="text">
      <style:text-properties fo:font-size="8pt" fo:font-style="italic" style:font-size-asian="8pt" style:font-style-asian="italic" style:font-size-complex="8pt"/>
    </style:style>
    <style:style style:name="T113" style:family="text">
      <style:text-properties style:font-name="Symbol" fo:font-size="10pt" fo:language="en" fo:country="US" style:font-name-asian="Symbol" style:font-size-asian="10pt" style:font-name-complex="Symbol" style:font-size-complex="10pt"/>
    </style:style>
    <style:style style:name="T114" style:family="text">
      <style:text-properties style:text-position="sub 58%" fo:font-size="10pt" fo:font-style="italic" style:font-name-asian="Symbol" style:font-size-asian="10pt" style:font-style-asian="italic" style:font-name-complex="Symbol" style:font-size-complex="10pt"/>
    </style:style>
    <style:style style:name="T115" style:family="text">
      <style:text-properties style:text-position="sub 58%" fo:font-size="10pt" style:font-name-asian="Symbol" style:font-size-asian="10pt" style:font-name-complex="Symbol" style:font-size-complex="10pt"/>
    </style:style>
    <style:style style:name="T116" style:family="text">
      <style:text-properties style:font-name-asian="Symbol"/>
    </style:style>
    <style:style style:name="T117" style:family="text">
      <style:text-properties style:font-name-asian="Symbol" style:font-name-complex="Symbol"/>
    </style:style>
    <style:style style:name="T118" style:family="text">
      <style:text-properties fo:font-size="9pt" fo:font-style="italic" style:font-size-asian="9pt" style:font-style-asian="italic" style:font-size-complex="9pt"/>
    </style:style>
    <style:style style:name="T119" style:family="text">
      <style:text-properties officeooo:rsid="001670a7"/>
    </style:style>
    <style:style style:name="T120" style:family="text">
      <style:text-properties officeooo:rsid="0048dd98"/>
    </style:style>
    <style:style style:name="T121" style:family="text">
      <style:text-properties officeooo:rsid="004ac0b7"/>
    </style:style>
    <style:style style:name="T122" style:family="text">
      <style:text-properties officeooo:rsid="0022070c"/>
    </style:style>
    <style:style style:name="T123" style:family="text">
      <style:text-properties officeooo:rsid="00188799"/>
    </style:style>
    <style:style style:name="T124" style:family="text">
      <style:text-properties officeooo:rsid="0019e822"/>
    </style:style>
    <style:style style:name="T12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11cm" fo:border="none"/>
    </style:style>
    <style:style style:name="fr2" style:family="graphic" style:parent-style-name="Frame">
      <style:graphic-properties fo:margin-left="0cm" fo:margin-right="0.318cm" style:wrap="parallel" style:number-wrapped-paragraphs="no-limit" style:vertical-pos="from-top" style:vertical-rel="paragraph" style:horizontal-pos="from-left" style:horizontal-rel="page-content" fo:padding="0.011cm" fo:border="none"/>
    </style:style>
    <style:style style:name="fr3" style:family="graphic" style:parent-style-name="Frame">
      <style:graphic-properties fo:margin-left="0.318cm" fo:margin-right="0cm" style:wrap="parallel" style:number-wrapped-paragraphs="no-limit" style:vertical-pos="from-top" style:vertical-rel="paragraph" style:horizontal-pos="from-left" style:horizontal-rel="page" fo:padding="0.011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8">Перечень документов, не</text:span><text:span text:style-name="T82">обходимых для получения </text:span><text:span text:style-name="T69">договора водопользования</text:span><text:span text:style-name="T82"> </text:span></text:p>
      <text:p text:style-name="P6"><text:span text:style-name="T87">с целью <text:s/></text:span><text:span text:style-name="Цветовое_20_выделение_20_для_20_Текст"><text:span text:style-name="T36">забора (изъятия) водных ресурсов из поверхностных водных объектов</text:span></text:span></text:p>
      <text:p text:style-name="P7"><text:span text:style-name="Цветовое_20_выделение_20_для_20_Текст"><text:span text:style-name="T2"/></text:span></text:p>
      <text:p text:style-name="P173"><text:span text:style-name="Цветовое_20_выделение_20_для_20_Текст"><text:span text:style-name="T4">Перечень составлен в соответствии с «Правилами </text:span></text:span><text:span text:style-name="Цветовое_20_выделение_20_для_20_Текст"><text:span text:style-name="T3">подготовке и заключении договора водопользования</text:span></text:span><text:span text:style-name="Цветовое_20_выделение_20_для_20_Текст"><text:span text:style-name="T4">», утвержденны</text:span></text:span><text:span text:style-name="Цветовое_20_выделение_20_для_20_Текст"><text:span text:style-name="T5">й</text:span></text:span><text:span text:style-name="Цветовое_20_выделение_20_для_20_Текст"><text:span text:style-name="T4"> постановлением Правительства Российской Федерации </text:span></text:span><text:span text:style-name="Цветовое_20_выделение_20_для_20_Текст"><text:span text:style-name="T3">от 12.03.2008 № 165 <text:s text:c="24"/></text:span></text:span><text:span text:style-name="Цветовое_20_выделение_20_для_20_Текст"><text:span text:style-name="T4">(с </text:span></text:span><text:span text:style-name="Цветовое_20_выделение_20_для_20_Текст"><text:span text:style-name="T5">учетом </text:span></text:span><text:span text:style-name="Цветовое_20_выделение_20_для_20_Текст"><text:span text:style-name="T4">изменени</text:span></text:span><text:span text:style-name="Цветовое_20_выделение_20_для_20_Текст"><text:span text:style-name="T5">й</text:span></text:span><text:span text:style-name="Цветовое_20_выделение_20_для_20_Текст"><text:span text:style-name="T4">, внесенными <text:s text:c="2"/>Постановлением Правительства РФ от 20.03.2018 № 306).</text:span></text:span></text:p>
      <text:p text:style-name="P5"/>
      <text:p text:style-name="P200"><text:span text:style-name="T32">Заяв</text:span><text:span text:style-name="T33">итель</text:span><text:span text:style-name="T32"> о</text:span><text:span text:style-name="T33">бращается</text:span><text:span text:style-name="T32"> </text:span><text:span text:style-name="T34">в </text:span><text:span text:style-name="T35">Отдел водных ресурсов Департамента недропользования и экологии Тюменской области (далее — Департамент) </text:span><text:span text:style-name="T33">с заявлением о предоставлении водного объекта в пользование (далее — Заявление).</text:span><text:span text:style-name="T35"> </text:span></text:p>
      <text:p text:style-name="P199"/>
      <text:p text:style-name="P198">Документы направляются с сопроводительным письмом и описью прилагаемых документов.</text:p>
      <text:p text:style-name="P198"><text:span text:style-name="Цветовое_20_выделение_20_для_20_Текст"><text:span text:style-name="T16">1.</text:span></text:span><text:span text:style-name="Цветовое_20_выделение_20_для_20_Текст"><text:span text:style-name="T17"> </text:span></text:span><text:span text:style-name="Цветовое_20_выделение_20_для_20_Текст"><text:span text:style-name="T10">В заявлении указываются</text:span></text:span><text:span text:style-name="Цветовое_20_выделение_20_для_20_Текст"><text:span text:style-name="T6"> </text:span></text:span><text:span text:style-name="Цветовое_20_выделение_20_для_20_Текст"><text:span text:style-name="T7">(Приложение 1):</text:span></text:span></text:p>
      <text:p text:style-name="P201">а) сведения о заявителе:</text:p>
      <text:p text:style-name="P202">для юридического лица:</text:p>
      <text:list xml:id="list3935453199" text:style-name="L1">
        <text:list-item>
          <text:p text:style-name="P253">полное и сокращенное наименование,</text:p>
        </text:list-item>
        <text:list-item>
          <text:p text:style-name="P253">организационно-правовая форма, </text:p>
        </text:list-item>
        <text:list-item>
          <text:p text:style-name="P253">место нахождения, <text:s text:c="2"/></text:p>
        </text:list-item>
        <text:list-item>
          <text:p text:style-name="P253">банковские реквизиты;</text:p>
        </text:list-item>
      </text:list>
      <text:p text:style-name="P156">для физического лица и индивидуального предпринимателя:</text:p>
      <text:list xml:id="list3694663975" text:style-name="L2">
        <text:list-item>
          <text:p text:style-name="P260"><text:s text:c="4"/>фамилия, имя, отчество,</text:p>
        </text:list-item>
        <text:list-item>
          <text:p text:style-name="P260"><text:s text:c="4"/>место жительства,</text:p>
        </text:list-item>
        <text:list-item>
          <text:p text:style-name="P260"><text:span text:style-name="Цветовое_20_выделение_20_для_20_Текст"><text:span text:style-name="T8"><text:s text:c="4"/></text:span></text:span><text:span text:style-name="Цветовое_20_выделение_20_для_20_Текст"><text:span text:style-name="T9">данные документа, удостоверяющего личность;</text:span></text:span></text:p>
        </text:list-item>
      </text:list>
      <text:p text:style-name="P274"><text:span text:style-name="Цветовое_20_выделение_20_для_20_Текст"><text:span text:style-name="T23">б</text:span></text:span><text:span text:style-name="Цветовое_20_выделение_20_для_20_Текст"><text:span text:style-name="T21">) </text:span></text:span><text:span text:style-name="Цветовое_20_выделение_20_для_20_Текст"><text:span text:style-name="T23">наименование и место расположения водного объекта </text:span></text:span><text:span text:style-name="Цветовое_20_выделение_20_для_20_Текст"><text:span text:style-name="T28">(в том числе географические координаты места водопользования в соответствии с единой государственной системой координат (СК-42) согласно постановлению Правительства от 24.11.2016 № 1240).</text:span></text:span><text:span text:style-name="Цветовое_20_выделение_20_для_20_Текст"><text:span text:style-name="T27"> <text:s text:c="56"/></text:span></text:span></text:p>
      <text:p text:style-name="P152"><text:bookmark text:name="sub_10073"/><text:span text:style-name="Цветовое_20_выделение_20_для_20_Текст"><text:span text:style-name="T21">в) </text:span></text:span><text:span text:style-name="Цветовое_20_выделение_20_для_20_Текст"><text:span text:style-name="T23">обоснование цели, видов и срока водопользования;</text:span></text:span></text:p>
      <text:p text:style-name="P153"><text:span text:style-name="Цветовое_20_выделение_20_для_20_Текст"><text:span text:style-name="T22">г) </text:span></text:span><text:span text:style-name="Цветовое_20_выделение_20_для_20_Текст"><text:span text:style-name="T23">согласие на обработку персональных данных (для физического лица) (Приложение 2).</text:span></text:span></text:p>
      <text:p text:style-name="P153"><text:span text:style-name="Цветовое_20_выделение_20_для_20_Текст"><text:span text:style-name="T23"/></text:span></text:p>
      <text:p text:style-name="P203"><text:span text:style-name="Цветовое_20_выделение_20_для_20_Текст"><text:span text:style-name="T26">2. </text:span></text:span><text:span text:style-name="Цветовое_20_выделение_20_для_20_Текст"><text:span text:style-name="T29">К заявлению прилагаются:</text:span></text:span></text:p>
      <text:p text:style-name="P154"><text:span text:style-name="Цветовое_20_выделение_20_для_20_Текст"><text:span text:style-name="T21">а) копия документа, удостоверяющего личность - для физического лица;</text:span></text:span></text:p>
      <text:p text:style-name="P154"><text:span text:style-name="Цветовое_20_выделение_20_для_20_Текст"><text:span text:style-name="T22">б) <text:s/>документ, подтверждающий полномочия лица на осуществление действий от имени заявителя, при необходимости;</text:span></text:span></text:p>
      <text:p text:style-name="P154"><text:span text:style-name="Цветовое_20_выделение_20_для_20_Текст"><text:span text:style-name="T25">в</text:span></text:span><text:span text:style-name="Цветовое_20_выделение_20_для_20_Текст"><text:span text:style-name="T21">) материалы, содержащие сведения о планируемых заявителем водохозяйственных мероприятиях, мероприятиях по охране водного объекта и сохранению водных биологических ресурсов и среды их обитания, а также о предполагаемом размере и источниках средств, необходимых для их реализации </text:span></text:span><text:span text:style-name="Цветовое_20_выделение_20_для_20_Текст"><text:span text:style-name="T24">(Приложение 3)</text:span></text:span><text:span text:style-name="Цветовое_20_выделение_20_для_20_Текст"><text:span text:style-name="T21">;</text:span></text:span></text:p>
      <text:p text:style-name="P154"><text:span text:style-name="Цветовое_20_выделение_20_для_20_Текст"><text:span text:style-name="T25">г</text:span></text:span><text:span text:style-name="Цветовое_20_выделение_20_для_20_Текст"><text:span text:style-name="T21">) материалы, содержащие сведения о возможности ведения в установленном порядке регулярных наблюдений за водными объектами и их водоохранными зонами при осуществлении водопользования </text:span></text:span><text:span text:style-name="Цветовое_20_выделение_20_для_20_Текст"><text:span text:style-name="T24">(Приложение 4)</text:span></text:span><text:span text:style-name="Цветовое_20_выделение_20_для_20_Текст"><text:span text:style-name="T21">;</text:span></text:span></text:p>
      <text:p text:style-name="P154"><text:span text:style-name="Цветовое_20_выделение_20_для_20_Текст"><text:span text:style-name="T15">д</text:span></text:span><text:span text:style-name="Цветовое_20_выделение_20_для_20_Текст"><text:span text:style-name="T14">) материалы, отображающие в графической форме водный объект, указанный в заявлении, размещение средств и объектов водопользования, а также пояснительная записка к этим материалам;</text:span></text:span></text:p>
      <text:p text:style-name="P154"><text:span text:style-name="Цветовое_20_выделение_20_для_20_Текст"><text:span text:style-name="T20">д</text:span></text:span><text:span text:style-name="Цветовое_20_выделение_20_для_20_Текст"><text:span text:style-name="T18">ополнительно </text:span></text:span><text:span text:style-name="Цветовое_20_выделение_20_для_20_Текст"><text:span text:style-name="T19">в соответствии </text:span></text:span><text:span text:style-name="Цветовое_20_выделение_20_для_20_Текст"><text:span text:style-name="T20">с заявленной целью:</text:span></text:span></text:p>
      <text:p text:style-name="P158"><text:span text:style-name="T72">е</text:span>) расчет и обоснование заявленного объема забора (изъятия) водных ресурсов из водного объекта за платежный период, включая объем их забора (изъятия) для передачи абонентам;</text:p>
      <text:p text:style-name="P158"><text:span text:style-name="T72">ж</text:span>) сведения о наличии контрольно-измерительной аппаратуры для учета объема и качества забираемых (изымаемых) из водного объекта водных ресурсов, в том числе передаваемых абонентам водных ресурсов, о проведении регулярных наблюдений за водными объектами и их водоохранными зонами, а также сведения об обеспечении такого учета и таких регулярных наблюдений;</text:p>
      <text:p text:style-name="P158"><text:span text:style-name="T72">з</text:span>) сведения о технических параметрах водозаборных сооружений: тип и производительность водозаборных сооружений, наличие устройств по предотвращению попадания рыб и других водных биологических ресурсов в эти сооружения, способ отбора водных ресурсов;</text:p>
      <text:p text:style-name="P160"><text:span text:style-name="T123">и</text:span>) м<text:span text:style-name="T90">есто забора изъятия водных ресурсов и размещения водозаборных сооружений обозначаются в графической форме в материалах, прилагаемых к заявлению.</text:span></text:p>
      <text:p text:style-name="P159"><text:span text:style-name="Цветовое_20_выделение_20_для_20_Текст"><text:span text:style-name="T22"/></text:span></text:p>
      <text:p text:style-name="P157"><text:span text:style-name="Цветовое_20_выделение_20_для_20_Текст"><text:span text:style-name="T22"/></text:span></text:p>
      <text:p text:style-name="P9">Копии документов, предусмотренных настоящими Правилами, представляются заявителем с <text:soft-page-break/>предъявлением оригинала, если копии не удостоверены в нотариальном порядке.</text:p>
      <text:p text:style-name="P10">Заявитель вправе представить иные документы и предложения по условиям договора водопользования.</text:p>
      <text:p text:style-name="P10">Документы представляются заявителем в уполномоченный орган непосредственно или направляются по почте ценным письмом с уведомлением о вручении и описью вложения.</text:p>
      <text:p text:style-name="P11">Документы могут быть направлены в <text:span text:style-name="T70">исполнительный оран</text:span> в форме электронного документа с использованием федеральной государственной информационной системы "Единый портал государственных и муниципальных услуг (функций)" или регионального портала государственных и муниципальных услуг (далее - информационная система). В этом случае документы подписываются электронной подписью уполномоченного лица в соответствии с законодательством Российской Федерации.</text:p>
      <text:p text:style-name="P3"><text:span text:style-name="Цветовое_20_выделение_20_для_20_Текст"><text:span text:style-name="T13">За представление недостоверных сведений заявители несут ответственность в соответствии с законодательством Российской Федерации.</text:span></text:span></text:p>
      <text:p text:style-name="P155">При получении документов исполнительным органом или органом местного самоуправления заявителю выдается <text:span text:style-name="T89">расписка </text:span>с указанием перечня принятых к рассмотрению документов и даты их получения.</text:p>
      <text:p text:style-name="P155">По вопросам <text:s/>предоставления прав пользования поверхностными водными объектами <text:span text:style-name="T91">необходимо </text:span>обращаться в отдел водных ресурсов <text:span text:style-name="T91">Д</text:span>епартамента недропользования и экологии Тюменской области по адресу: г. Тюмень, ул. Советская, 61, <text:span text:style-name="T91">каб. 808.</text:span></text:p>
      <text:p text:style-name="P16"><text:span text:style-name="Цветовое_20_выделение_20_для_20_Текст"><text:span text:style-name="T11">Контактный телефон – 42-60-71, </text:span></text:span><text:span text:style-name="Цветовое_20_выделение_20_для_20_Текст"><text:span text:style-name="T12">42</text:span></text:span><text:span text:style-name="Цветовое_20_выделение_20_для_20_Текст"><text:span text:style-name="T11">-60-70, 42-70-43.</text:span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3"><text:span text:style-name="Цветовое_20_выделение_20_для_20_Текст"><text:span text:style-name="T13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><text:s text:c="179"/></text:span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pan text:style-name="Цветовое_20_выделение_20_для_20_Текст"><text:span text:style-name="T42"/></text:span></text:p>
      <text:p text:style-name="P4"><text:soft-page-break/><text:span text:style-name="Цветовое_20_выделение_20_для_20_Текст"><text:span text:style-name="T42"/></text:span></text:p>
      <text:p text:style-name="P25"><text:span text:style-name="Цветовое_20_выделение_20_для_20_Текст"><text:span text:style-name="T42">Приложение 1</text:span></text:span><text:span text:style-name="Цветовое_20_выделение_20_для_20_Текст"><text:span text:style-name="T43"> </text:span></text:span></text:p>
      <text:p text:style-name="P4"><text:span text:style-name="Цветовое_20_выделение_20_для_20_Текст"><text:span text:style-name="T41"/></text:span></text:p>
      <text:p text:style-name="P31"><text:span text:style-name="T61"><text:s text:c="3"/></text:span><text:span text:style-name="T63"><text:s/></text:span><text:span text:style-name="T62">Директору</text:span></text:p>
      <text:p text:style-name="P20">департамента недропользования</text:p>
      <text:p text:style-name="P20">и экологии Тюменской области</text:p>
      <text:p text:style-name="P280">Е.Т. Уляшевой</text:p>
      <text:p text:style-name="P17"><text:span text:style-name="T61"><text:s text:c="33"/></text:span><text:span text:style-name="T62">ЗАЯВЛЕНИЕ</text:span></text:p>
      <text:p text:style-name="P17"/>
      <text:p text:style-name="P19">___________________________________________________________________________</text:p>
      <text:p text:style-name="P19"><text:span text:style-name="T61"><text:s/></text:span>(полное и сокращенное наименование юридического лица, Ф.И.О. заявителя -</text:p>
      <text:p text:style-name="P19"><text:span text:style-name="T61"><text:s text:c="11"/></text:span>физического лица или индивидуального предпринимателя)</text:p>
      <text:p text:style-name="P19"/>
      <text:p text:style-name="P19">ИНН ___________________________________ КПП <text:s text:c="2"/>_____________________________</text:p>
      <text:p text:style-name="P19">ОГРН __________________________________ ОКПО <text:s/>_____________________________</text:p>
      <text:p text:style-name="P19"><text:a xlink:type="simple" xlink:href="consultantplus://offline/ref=47927EF51E4EBAB4CA0E8F391BA4DA0FA8A1C728324FDA0FDCC8922B23yAjDF" text:style-name="Internet_20_link" text:visited-style-name="Visited_20_Internet_20_Link"><text:span text:style-name="Internet_20_link"><text:span text:style-name="T67">ОКОПФ</text:span></text:span></text:a> _________________________________ <text:a xlink:type="simple" xlink:href="consultantplus://offline/ref=47927EF51E4EBAB4CA0E8F391BA4DA0FA8A7CC223644DA0FDCC8922B23ADF5F11435528EC2205622yBjEF" text:style-name="Internet_20_link" text:visited-style-name="Visited_20_Internet_20_Link"><text:span text:style-name="Internet_20_link"><text:span text:style-name="T67">ОКФС</text:span></text:span></text:a> <text:s/>_____________________________</text:p>
      <text:p text:style-name="P19"><text:a xlink:type="simple" xlink:href="consultantplus://offline/ref=47927EF51E4EBAB4CA0E8F391BA4DA0FA8A6CD223640DA0FDCC8922B23ADF5F11435528EC2205623yBj5F" text:style-name="Internet_20_link" text:visited-style-name="Visited_20_Internet_20_Link"><text:span text:style-name="Internet_20_link"><text:span text:style-name="T67">ОКВЭД</text:span></text:span></text:a> _________________________________ ОКОНХ _____________________________</text:p>
      <text:p text:style-name="P19"><text:a xlink:type="simple" xlink:href="consultantplus://offline/ref=47927EF51E4EBAB4CA0E8F391BA4DA0FA8A7C128364EDA0FDCC8922B23yAjDF" text:style-name="Internet_20_link" text:visited-style-name="Visited_20_Internet_20_Link"><text:span text:style-name="Internet_20_link"><text:span text:style-name="T67">ОКАТО</text:span></text:span></text:a> _________________________________</text:p>
      <text:p text:style-name="P19"/>
      <text:p text:style-name="P19">действующего на основании</text:p>
      <text:p text:style-name="P19">┌─┐</text:p>
      <text:p text:style-name="P19">│<text:span text:style-name="T61"> </text:span>│<text:span text:style-name="T61"> </text:span>устава</text:p>
      <text:p text:style-name="P19">└─┘</text:p>
      <text:p text:style-name="P19">┌─┐</text:p>
      <text:p text:style-name="P19">│<text:span text:style-name="T61"> </text:span>│<text:span text:style-name="T61"> </text:span>положения</text:p>
      <text:p text:style-name="P19">└─┘</text:p>
      <text:p text:style-name="P19">┌─┐</text:p>
      <text:p text:style-name="P19">│<text:span text:style-name="T61"> </text:span>│<text:span text:style-name="T61"> </text:span>иное (указать вид документа) __________________________________________</text:p>
      <text:p text:style-name="P19">└─┘</text:p>
      <text:p text:style-name="P19">зарегистрированного _______________________________________________________</text:p>
      <text:p text:style-name="P19"><text:span text:style-name="T61"><text:s text:c="24"/></text:span>(кем и когда зарегистрированы юридическое лицо,</text:p>
      <text:p text:style-name="P19"><text:span text:style-name="T61"><text:s text:c="32"/></text:span>индивидуальный предприниматель)</text:p>
      <text:p text:style-name="P19"/>
      <text:p text:style-name="P19">Документ, подтверждающий <text:s/>государственную <text:s/>регистрацию <text:s/>юридического <text:s/>лица,</text:p>
      <text:p text:style-name="P19">индивидуального предпринимателя</text:p>
      <text:p text:style-name="P19">_____________________________________________ от "__" ____________ 20__ г.,</text:p>
      <text:p text:style-name="P19"><text:span text:style-name="T61"><text:s text:c="4"/></text:span>(наименование и реквизиты документа)</text:p>
      <text:p text:style-name="P19">выдан "__" _____________ 20__ г. __________________________________________</text:p>
      <text:p text:style-name="P19"><text:span text:style-name="T61"><text:s text:c="43"/></text:span>(когда и кем выдан)</text:p>
      <text:p text:style-name="P19">Место нахождения (юридический адрес) ______________________________________</text:p>
      <text:p text:style-name="P19">___________________________________________________________________________</text:p>
      <text:p text:style-name="P19">Банковские реквизиты ______________________________________________________</text:p>
      <text:p text:style-name="P19">___________________________________________________________________________</text:p>
      <text:p text:style-name="P19">В лице ____________________________________________________________________</text:p>
      <text:p text:style-name="P19"><text:span text:style-name="T61"><text:s text:c="19"/></text:span>(должность, представитель, Ф.И.О. полностью)</text:p>
      <text:p text:style-name="P19">дата рождения __________________</text:p>
      <text:p text:style-name="P19">паспорт серии ___________ N ___________ код подразделения _________________</text:p>
      <text:p text:style-name="P19">___________________________________________________________________________</text:p>
      <text:p text:style-name="P19"><text:span text:style-name="T61"><text:s text:c="17"/></text:span>(иной документ, удостоверяющий личность)</text:p>
      <text:p text:style-name="P19">выдан "__" _____________ 20__ г. __________________________________________</text:p>
      <text:p text:style-name="P19"><text:span text:style-name="T61"><text:s text:c="43"/></text:span>(когда и кем выдан)</text:p>
      <text:p text:style-name="P19">адрес проживания __________________________________________________________</text:p>
      <text:p text:style-name="P19"><text:span text:style-name="T61"><text:s text:c="26"/></text:span>(полностью место постоянного проживания)</text:p>
      <text:p text:style-name="P19">___________________________________________________________________________</text:p>
      <text:p text:style-name="P19">контактный телефон ________________________________________________________</text:p>
      <text:p text:style-name="P19">действующий от имени юридического лица:</text:p>
      <text:p text:style-name="P19">┌─┐</text:p>
      <text:p text:style-name="P19">│<text:span text:style-name="T61"> </text:span>│<text:span text:style-name="T61"> </text:span>без доверенности ______________________________________________________</text:p>
      <text:p text:style-name="P19">└─┘<text:span text:style-name="T61"> <text:s text:c="20"/></text:span>(указывается лицом, имеющим право действовать от</text:p>
      <text:p text:style-name="P19"><text:span text:style-name="T61"><text:s text:c="25"/></text:span>имени юридического лица без доверенности в силу</text:p>
      <text:p text:style-name="P19"><text:span text:style-name="T61"><text:s text:c="30"/></text:span>закона или учредительных документов)</text:p>
      <text:p text:style-name="P19">┌─┐</text:p>
      <text:p text:style-name="P19">│<text:span text:style-name="T61"> </text:span>│<text:span text:style-name="T61"> </text:span>на основании доверенности, удостоверенной _____________________________</text:p>
      <text:p text:style-name="P19"><text:soft-page-break/>└─┘<text:span text:style-name="T61"> <text:s text:c="44"/></text:span>(Ф.И.О. нотариуса, округ)</text:p>
      <text:p text:style-name="P19">"__" ___________ 20__ г., N в реестре _______________________</text:p>
      <text:p text:style-name="P19">по иным основаниям ________________________________________________________</text:p>
      <text:p text:style-name="P19"><text:span text:style-name="T61"><text:s text:c="29"/></text:span>(наименование и реквизиты документа)</text:p>
      <text:p text:style-name="P19"/>
      <text:p text:style-name="P19"><text:span text:style-name="T61"><text:s text:c="21"/></text:span>Прошу предоставить в пользование:</text:p>
      <text:p text:style-name="P19"/>
      <text:p text:style-name="P19">___________________________________________________________________________</text:p>
      <text:p text:style-name="P19"><text:span text:style-name="T61"><text:s text:c="22"/></text:span>(наименование водного объекта)</text:p>
      <text:p text:style-name="P19">___________________________________________________________________________</text:p>
      <text:p text:style-name="P19"><text:span text:style-name="T61"><text:s text:c="14"/></text:span>(место расположения водного объекта, его части)</text:p>
      <text:p text:style-name="P19">___________________________________________________________________________</text:p>
      <text:p text:style-name="P19"><text:span text:style-name="T61"><text:s text:c="12"/></text:span>(географические координаты участка водопользования)</text:p>
      <text:p text:style-name="P19">для _______________________________________________________________________</text:p>
      <text:p text:style-name="P18"><text:span text:style-name="T61"><text:s text:c="6"/></text:span>(забора (изъятия) водных ресурсов из водного объекта/использования</text:p>
      <text:p text:style-name="P18"><text:span text:style-name="T61"><text:s text:c="6"/></text:span>акватории водного объекта/производства электрической энергии без забора(изъятия)водных ресурсов <text:span text:style-name="T68">из</text:span> водного объекта </text:p>
      <text:p text:style-name="P19">с целью ___________________________________________________________________</text:p>
      <text:p text:style-name="P19"><text:span text:style-name="T61"><text:s text:c="24"/></text:span>(указывается цель водопользования)</text:p>
      <text:p text:style-name="P19">в _________________________________________________________ водопользование</text:p>
      <text:p text:style-name="P19"><text:span text:style-name="T61"><text:s text:c="18"/></text:span>(совместное, обособленное)</text:p>
      <text:p text:style-name="P19">с размещением на водном объекте ___________________________________________</text:p>
      <text:p text:style-name="P19"><text:span text:style-name="T61"><text:s text:c="36"/></text:span>(указываются размещаемые на водном</text:p>
      <text:p text:style-name="P19">___________________________________________________________________________</text:p>
      <text:p text:style-name="P19"><text:span text:style-name="T61"><text:s text:c="4"/></text:span>объекте водозаборные, другие гидротехнические или иные сооружения,</text:p>
      <text:p text:style-name="P19"><text:span text:style-name="T61"><text:s text:c="31"/></text:span>их параметры)</text:p>
      <text:p text:style-name="P19">Параметры водопользования _________________________________________________</text:p>
      <text:p text:style-name="P19"><text:span text:style-name="T61"><text:s text:c="30"/></text:span>(намечаемый объем забора (изъятия) водных</text:p>
      <text:p text:style-name="P19"><text:span text:style-name="T61"><text:s text:c="28"/></text:span>ресурсов из водного объекта, тыс. куб. м/год;</text:p>
      <text:p text:style-name="P19"><text:span text:style-name="T61"><text:s text:c="32"/></text:span>площадь акватории, в пределах которой</text:p>
      <text:p text:style-name="P19"><text:span text:style-name="T61"><text:s text:c="30"/></text:span>намечается использование акватории водного</text:p>
      <text:p text:style-name="P19"><text:span text:style-name="T61"><text:s text:c="33"/></text:span>объекта, км2; расчетное количество</text:p>
      <text:p text:style-name="P19"><text:span text:style-name="T61"><text:s text:c="36"/></text:span>производимой электроэнергии,</text:p>
      <text:p text:style-name="P19"><text:span text:style-name="T61"><text:s text:c="42"/></text:span>тыс. кВт·час/год)</text:p>
      <text:p text:style-name="P19"/>
      <text:p text:style-name="P19">Срок водопользования с "__" _________ 20__ г. по "__" _________ 20__ г.</text:p>
      <text:p text:style-name="P19"/>
      <text:p text:style-name="P19"><text:span text:style-name="T61"><text:s text:c="4"/></text:span>Приложения:</text:p>
      <text:p text:style-name="P19"><text:span text:style-name="T61"><text:s text:c="4"/></text:span>(Приводятся <text:s/>документы <text:s/>и <text:s/>материалы, <text:s/>предусмотренные <text:s/><text:a xlink:type="simple" xlink:href="consultantplus://offline/ref=47927EF51E4EBAB4CA0E8F391BA4DA0FA8A0C3263242DA0FDCC8922B23ADF5F11435528EC2205621yBj6F" text:style-name="Internet_20_link" text:visited-style-name="Visited_20_Internet_20_Link"><text:span text:style-name="Internet_20_link"><text:span text:style-name="T67">пунктами 7</text:span></text:span></text:a> - <text:a xlink:type="simple" xlink:href="consultantplus://offline/ref=47927EF51E4EBAB4CA0E8F391BA4DA0FA8A0C3263242DA0FDCC8922B23ADF5F11435528EC2205627yBj6F" text:style-name="Internet_20_link" text:visited-style-name="Visited_20_Internet_20_Link"><text:span text:style-name="Internet_20_link"><text:span text:style-name="T67">13</text:span></text:span></text:a></text:p>
      <text:p text:style-name="P19">Правил <text:s/>подготовки <text:s/>и <text:s/>заключения <text:s/>договора <text:s/>водопользования, <text:s/>утвержденных</text:p>
      <text:p text:style-name="P19">Постановлением Правительства Российской Федерации от 12 марта 2008 г. N 165</text:p>
      <text:p text:style-name="P19">"О подготовке и заключении договора водопользования".)</text:p>
      <text:p text:style-name="P19"/>
      <text:p text:style-name="P19"><text:span text:style-name="T61"><text:s text:c="4"/></text:span>Представленные документы и сведения, указанные в заявлении, достоверны.</text:p>
      <text:p text:style-name="P19"/>
      <text:p text:style-name="P19"><text:span text:style-name="T61"><text:s text:c="4"/></text:span>Расписку о принятии документов получил(а).</text:p>
      <text:p text:style-name="P19"/>
      <text:p text:style-name="P19"><text:span text:style-name="T61"><text:s text:c="4"/></text:span>"__" ________ 20__ г. "__" ч "__" мин.</text:p>
      <text:p text:style-name="P19"><text:span text:style-name="T61"><text:s text:c="7"/></text:span>(дата и время подачи заявления)</text:p>
      <text:p text:style-name="P19"/>
      <text:p text:style-name="P19">_______________________/___________________________________________________</text:p>
      <text:p text:style-name="P19"><text:span text:style-name="T61"><text:s text:c="2"/></text:span>(подпись заявителя) <text:s text:c="19"/>(полностью Ф.И.О.)</text:p>
      <text:p text:style-name="P19"/>
      <text:p text:style-name="P19">Номер записи в форме учета входящих документов ____________________________</text:p>
      <text:p text:style-name="P21"/>
      <text:p text:style-name="P21"/>
      <text:p text:style-name="P22"/>
      <text:p text:style-name="P12"><text:span text:style-name="Цветовое_20_выделение_20_для_20_Текст"><text:span text:style-name="T39"/></text:span></text:p>
      <text:p text:style-name="P12"><text:span text:style-name="Цветовое_20_выделение_20_для_20_Текст"><text:span text:style-name="T39"/></text:span></text:p>
      <text:p text:style-name="P12"><text:span text:style-name="Цветовое_20_выделение_20_для_20_Текст"><text:span text:style-name="T39"/></text:span></text:p>
      <text:p text:style-name="P12"><text:span text:style-name="Цветовое_20_выделение_20_для_20_Текст"><text:span text:style-name="T39"/></text:span></text:p>
      <text:p text:style-name="P12"><text:span text:style-name="Цветовое_20_выделение_20_для_20_Текст"><text:span text:style-name="T39"/></text:span></text:p>
      <text:p text:style-name="P261">Приложение 2</text:p>
      <text:p text:style-name="P164"/>
      <text:p text:style-name="P162">Согласие субъекта персональных данных </text:p>
      <text:p text:style-name="P162">на обработку его персональных данных</text:p>
      <text:p text:style-name="P163"/>
      <text:p text:style-name="P43"><text:span text:style-name="T78"><text:tab/>Я</text:span>, ___________________________________________________________________________,</text:p>
      <text:p text:style-name="P44">(фамилия, имя, отчество)</text:p>
      <text:p text:style-name="P43">документ _____________________, серия______________номер ______________________</text:p>
      <text:p text:style-name="P43"><text:s text:c="39"/>(вид документа, удостоверяющего личность)</text:p>
      <text:p text:style-name="P43">выдан________________________________________________________________________</text:p>
      <text:p text:style-name="P44">(когда, кем)</text:p>
      <text:p text:style-name="P43">адрес места жительства_________________________________________________________</text:p>
      <text:p text:style-name="P45">в соответствии Федеральным законом от 27 июля 2006 г. № 152 ФЗ «О персональных данных», принимаю решение и даю свободно, своей волей и в своем интересе согласие на обработку своих персональных данных.</text:p>
      <text:p text:style-name="P43"><text:span text:style-name="T78"><text:tab/>Оператор:</text:span> Департамент недропользования и экологии Тюменской области (г.Тюмень, ул.Советская, д.61)</text:p>
      <text:p text:style-name="P43"><text:span text:style-name="T78"><text:tab/>Цель обработки персональных данных:</text:span> <text:span text:style-name="T92">предоставление государственных услуг <text:tab/>«Предоставление водных объектов или их частей, находящихся в федеральной собственности и расположенных в Тюменской области за исключением находящихся в федеральной собственности водохранилищ, перечень которых утверждается Правительством Российской Федерации, и водных объектов, предоставляемых в пользование для обеспечения обороны страны и безопасности государства, в пользование на основании решений о предоставлении водных объектов в пользование», <text:tab/>«Предоставление водных объектов или их частей, находящихся в федеральной собственности и расположенных в Тюменской области за исключением находящихся в федеральной собственности водохранилищ, перечень которых утверждается Правительством Российской Федерации, и водных объектов, предоставляемых в пользование для обеспечения обороны страны и безопасности государства, в пользование на основании договоров водопользования»</text:span></text:p>
      <text:p text:style-name="P46"><text:tab/>«Предоставление водных объектов, находящихся в собственности Тюменской области, в пользование на основании договоров водопользования, решений о предоставлении водных объектов в пользование», </text:p>
      <text:p text:style-name="P46"><text:tab/></text:p>
      <text:p text:style-name="P48"> </text:p>
      <text:p text:style-name="P48"> </text:p>
      <text:p text:style-name="P49"><text:tab/>Перечень персональных данных, на обработку которых дается согласие субъекта персональных данных:</text:p>
      <text:list xml:id="list845007975" text:style-name="L3">
        <text:list-item>
          <text:p text:style-name="P262">фамилия, имя, отчество;</text:p>
        </text:list-item>
        <text:list-item>
          <text:p text:style-name="P263">дата рождения;</text:p>
        </text:list-item>
        <text:list-item>
          <text:p text:style-name="P263">ИНН;</text:p>
        </text:list-item>
        <text:list-item>
          <text:p text:style-name="P277">адрес <text:span text:style-name="T93">места жительства</text:span> (<text:span text:style-name="T93">фактический и по прописке</text:span>);</text:p>
        </text:list-item>
        <text:list-item>
          <text:p text:style-name="P278">контактный телефон;</text:p>
        </text:list-item>
        <text:list-item>
          <text:p text:style-name="P277">данные <text:span text:style-name="T71">документа, удостоверяющего личность</text:span>.</text:p>
          <text:p text:style-name="P279"/>
        </text:list-item>
      </text:list>
      <text:p text:style-name="P45"><text:span text:style-name="T47"><text:tab/>Настоящее согласие предоставляется на осуществление любых действий в отношении моих персональных данных, которые необходимы для достижения указанных выше целей, включая (без ограничения) сбор, систематизацию, накопление, хранение, уточнение (обновление, изменение), использование, распространение (в том числе передачу третьим лицам - </text:span><text:span text:style-name="T48">Федеральная налоговая служба (ее территориальные органы); </text:span><text:span text:style-name="T49">ФГУ «Главгосэкспертиза России»; Федеральное агентство водных ресурсов (</text:span><text:span text:style-name="T48">Нижне-Обское БВУ), Федеральн</text:span><text:span text:style-name="T49">ое</text:span><text:span text:style-name="T48"> агентство по рыболовству; Федеральн</text:span><text:span text:style-name="T49">ое</text:span><text:span text:style-name="T48"> агентство морского и речного транспорта; </text:span><text:span text:style-name="T30">Федеральной службой по надзору в сфере защиты прав потребителей и благополучия человека; </text:span><text:span text:style-name="T31">Федеральная служба надзора в сфере природопользования; </text:span><text:soft-page-break/><text:span text:style-name="T30">Государственной инспекцией по маломерным судам Министерства Российской Федерации по делам гражданской обороны, чрезвычайным ситуациям и ликвидации последствий стихийных бедствий;</text:span><text:span text:style-name="T48"> </text:span><text:span text:style-name="T49">Главное управление строительства Тюменской области; </text:span></text:p>
      <text:p text:style-name="P50">обезличивание, блокирование, трансграничную передачу персональных данных, а также осуществление любых иных действий с моими персональными данными, предусмотренные действующим законодательством Российской Федерации.</text:p>
      <text:p text:style-name="P43"><text:span text:style-name="T78"><text:tab/>Способ обработки персональных данных</text:span> – смешанный.</text:p>
      <text:p text:style-name="P43"><text:span text:style-name="T78"><text:tab/>Срок, в течение которого действует согласие субъекта персональных данных</text:span> – <text:span text:style-name="T94">до даты подачи субъектом персональных данных заявления об отзыве настоящего согласия в письменном виде.</text:span></text:p>
      <text:p text:style-name="P43"><text:span text:style-name="T78"><text:tab/>Способ отзыва согласия</text:span> – путем письменного обращения субъекта персональных данных к оператору.</text:p>
      <text:p text:style-name="P43"/>
      <text:p text:style-name="P43"/>
      <text:p text:style-name="P43"/>
      <text:p text:style-name="P43">Дата___________________<text:tab/><text:tab/><text:tab/> <text:s text:c="10"/><text:tab/>_________________/_______________</text:p>
      <text:p text:style-name="P204">(подпись, Ф.И.О)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161"><text:span text:style-name="Цветовое_20_выделение_20_для_20_Текст"><text:span text:style-name="T40"/></text:span></text:p>
      <text:p text:style-name="P30"><text:span text:style-name="Цветовое_20_выделение_20_для_20_Текст"><text:span text:style-name="T40"/></text:span></text:p>
      <text:p text:style-name="P264"><text:span text:style-name="T79"><text:s text:c="12"/>Приложение </text:span><text:span text:style-name="T80">3</text:span><text:span text:style-name="T78"> <text:s text:c="121"/></text:span></text:p>
      <text:p text:style-name="P32"><text:s text:c="231"/><text:span text:style-name="T124">У</text:span><text:span text:style-name="T73">тверждаю:</text:span></text:p>
      <text:p text:style-name="P32">Директор Департамента недропользования <text:s/>и</text:p>
      <text:p text:style-name="P32"><text:tab/><text:tab/><text:tab/><text:tab/><text:tab/><text:tab/><text:tab/><text:tab/><text:tab/><text:tab/><text:tab/><text:tab/><text:tab/><text:tab/>экологии Тюменской области</text:p>
      <text:p text:style-name="P33"><text:tab/><text:tab/><text:tab/><text:tab/><text:tab/><text:tab/><text:tab/><text:tab/><text:tab/>__________________________<text:span text:style-name="T73">Е.Т. Уляшева</text:span></text:p>
      <text:p text:style-name="P33"><text:tab/><text:tab/><text:tab/><text:tab/><text:tab/><text:tab/><text:tab/><text:tab/> <text:s text:c="11"/>«______»__________________20__ год</text:p>
      <text:p text:style-name="P36"><text:tab/><text:tab/><text:tab/><text:tab/><text:tab/><text:tab/><text:tab/><text:tab/><text:tab/><text:tab/><text:tab/><text:tab/><text:tab/><text:tab/><text:tab/> <text:s text:c="55"/>М.П.</text:p>
      <text:p text:style-name="P34">ПЛАН МЕРОПРИЯТИЙ ПО РАЦИОНАЛЬНОМУ ИСПОЛЬЗОВАНИЮ И ОХРАНЕ ВОДНОГО ОБЪЕКТА</text:p>
      <text:p text:style-name="P90"><text:span text:style-name="T83">20 <text:s text:c="2"/></text:span><text:span text:style-name="T84">-</text:span><text:span text:style-name="T83">20</text:span><text:span text:style-name="T84"> <text:s text:c="3"/></text:span><text:span text:style-name="T83"><text:s/>гг</text:span><text:span text:style-name="T81">. <text:s/></text:span><text:span text:style-name="T83">наименование водного объекта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 table:number-columns-repeated="2"/>
        <table:table-column table:style-name="Таблица10.H"/>
        <table:table-column table:style-name="Таблица10.I"/>
        <table:table-column table:style-name="Таблица10.J"/>
        <table:table-row table:style-name="Таблица10.1">
          <table:table-cell table:style-name="Таблица10.A1" table:number-rows-spanned="3" office:value-type="string">
            <text:p text:style-name="P37">№ п/п</text:p>
          </table:table-cell>
          <table:table-cell table:style-name="Таблица10.A1" table:number-rows-spanned="3" office:value-type="string">
            <text:p text:style-name="P38">Наименование мероприятий</text:p>
          </table:table-cell>
          <table:table-cell table:style-name="Таблица10.A1" table:number-rows-spanned="3" office:value-type="string">
            <text:p text:style-name="P246">Ответственные за выполнение мероприятий</text:p>
          </table:table-cell>
          <table:table-cell table:style-name="Таблица10.A1" table:number-rows-spanned="3" office:value-type="string">
            <text:p text:style-name="P246">Сроки выполнения</text:p>
          </table:table-cell>
          <table:table-cell table:style-name="Таблица10.A1" table:number-columns-spanned="5" office:value-type="string">
            <text:p text:style-name="P246">Стоимость, тыс. руб.</text:p>
          </table:table-cell>
          <table:covered-table-cell/>
          <table:covered-table-cell/>
          <table:covered-table-cell/>
          <table:covered-table-cell/>
          <table:table-cell table:style-name="Таблица10.J1" office:value-type="string">
            <text:p text:style-name="P246">Источник финансирования</text:p>
          </table:table-cell>
        </table:table-row>
        <table:table-row table:style-name="Таблица10.1">
          <table:covered-table-cell/>
          <table:covered-table-cell/>
          <table:covered-table-cell/>
          <table:covered-table-cell/>
          <table:table-cell table:style-name="Таблица10.A1" table:number-rows-spanned="2" office:value-type="string">
            <text:p text:style-name="P246"><text:s/>в год</text:p>
          </table:table-cell>
          <table:table-cell table:style-name="Таблица10.A1" table:number-columns-spanned="4" office:value-type="string">
            <text:p text:style-name="P246">в том числе поквартально</text:p>
          </table:table-cell>
          <table:covered-table-cell/>
          <table:covered-table-cell/>
          <table:covered-table-cell/>
          <table:table-cell table:style-name="Таблица10.J1" office:value-type="string">
            <text:p text:style-name="P247"/>
          </table:table-cell>
        </table:table-row>
        <table:table-row table:style-name="Таблица10.3">
          <table:covered-table-cell/>
          <table:covered-table-cell/>
          <table:covered-table-cell/>
          <table:covered-table-cell/>
          <table:covered-table-cell/>
          <table:table-cell table:style-name="Таблица10.A1" office:value-type="string">
            <text:p text:style-name="P248"><text:span text:style-name="T65">I </text:span><text:span text:style-name="T66">кв</text:span></text:p>
          </table:table-cell>
          <table:table-cell table:style-name="Таблица10.A1" office:value-type="string">
            <text:p text:style-name="P248"><text:span text:style-name="T65">II </text:span><text:span text:style-name="T66">кв</text:span></text:p>
          </table:table-cell>
          <table:table-cell table:style-name="Таблица10.A1" office:value-type="string">
            <text:p text:style-name="P248"><text:span text:style-name="T65">III </text:span><text:span text:style-name="T66">кв</text:span></text:p>
          </table:table-cell>
          <table:table-cell table:style-name="Таблица10.A1" office:value-type="string">
            <text:p text:style-name="P248"><text:span text:style-name="T65">IV </text:span><text:span text:style-name="T66">кв</text:span></text:p>
          </table:table-cell>
          <table:table-cell table:style-name="Таблица10.J1" office:value-type="string">
            <text:p text:style-name="P247"/>
          </table:table-cell>
        </table:table-row>
        <table:table-row table:style-name="Таблица10.4">
          <table:table-cell table:style-name="Таблица10.A1" office:value-type="string">
            <text:p text:style-name="P250">1</text:p>
          </table:table-cell>
          <table:table-cell table:style-name="Таблица10.A1" office:value-type="string">
            <text:p text:style-name="P54">Ведение регулярных наблюдений за водным объектом и его водоохранной зоной в соответствии с Программой ведения регулярных наблюдений за водным объектом.</text:p>
          </table:table-cell>
          <table:table-cell table:style-name="Таблица10.A1" office:value-type="string">
            <text:p text:style-name="P93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52"/>
          </table:table-cell>
          <table:table-cell table:style-name="Таблица10.A1" office:value-type="string">
            <text:p text:style-name="P252"/>
          </table:table-cell>
          <table:table-cell table:style-name="Таблица10.J4" table:number-rows-spanned="4" office:value-type="string">
            <text:p text:style-name="P94">Собственные средства</text:p>
            <text:p text:style-name="P94"/>
          </table:table-cell>
        </table:table-row>
        <table:table-row table:style-name="Таблица10.5">
          <table:table-cell table:style-name="Таблица10.A1" office:value-type="string">
            <text:p text:style-name="P250">2</text:p>
          </table:table-cell>
          <table:table-cell table:style-name="Таблица10.A1" office:value-type="string">
            <text:p text:style-name="P97">Установка контейнеров для мусора, заключение договора на вывоз мусора</text:p>
          </table:table-cell>
          <table:table-cell table:style-name="Таблица10.A1" office:value-type="string">
            <text:p text:style-name="P93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52"/>
          </table:table-cell>
          <table:table-cell table:style-name="Таблица10.A1" office:value-type="string">
            <text:p text:style-name="P252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52"/>
          </table:table-cell>
          <table:covered-table-cell/>
        </table:table-row>
        <table:table-row table:style-name="Таблица10.6">
          <table:table-cell table:style-name="Таблица10.A1" office:value-type="string">
            <text:p text:style-name="P250">3</text:p>
          </table:table-cell>
          <table:table-cell table:style-name="Таблица10.A1" office:value-type="string">
            <text:p text:style-name="P54">Проведение траления акватории водного объекта</text:p>
          </table:table-cell>
          <table:table-cell table:style-name="Таблица10.A1" office:value-type="string">
            <text:p text:style-name="P93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covered-table-cell/>
        </table:table-row>
        <table:table-row table:style-name="Таблица10.6">
          <table:table-cell table:style-name="Таблица10.A1" office:value-type="string">
            <text:p text:style-name="P251">4</text:p>
          </table:table-cell>
          <table:table-cell table:style-name="Таблица10.A1" office:value-type="string">
            <text:p text:style-name="P205">Очистка водоохранной зоны и прибрежной защитной полосы <text:s/>реки в соответствии со ст. 65 Водного Кодекса РФ, очистка акватории реки в месте водопользования</text:p>
          </table:table-cell>
          <table:table-cell table:style-name="Таблица10.A1" office:value-type="string">
            <text:p text:style-name="P93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table-cell table:style-name="Таблица10.A1" office:value-type="string">
            <text:p text:style-name="P249"/>
          </table:table-cell>
          <table:covered-table-cell/>
        </table:table-row>
      </table:table>
      <text:p text:style-name="P112"/>
      <text:p text:style-name="P35"><text:tab/></text:p>
      <text:p text:style-name="P91"><text:span text:style-name="T88">Руководитель организации <text:s text:c="86"/></text:span><text:span text:style-name="T64"><text:s text:c="8"/>подпись</text:span><text:span text:style-name="T88"> <text:s text:c="74"/>ФИО</text:span></text:p>
      <text:p text:style-name="P101"/>
      <text:p text:style-name="P101"><text:s text:c="179"/></text:p>
      <text:p text:style-name="P101"/>
      <text:p text:style-name="P101"><text:soft-page-break/>Примерный план водоохранных мероприятий</text:p>
      <text:list xml:id="list3121236290" text:style-name="WW8Num2">
        <text:list-item>
          <text:p text:style-name="P265">Ведение мониторинга водных объектов.</text:p>
        </text:list-item>
        <text:list-item>
          <text:p text:style-name="P265">Внедрение водосберегающих технологий.</text:p>
        </text:list-item>
        <text:list-item>
          <text:p text:style-name="P265">Внедрение и реконструкция систем оборотного и последовательно-повторных систем водоснабжения: </text:p>
        </text:list-item>
      </text:list>
      <text:p text:style-name="P13">3.1. внедрение оборотных или последовательно-повторных систем водоснабжения; </text:p>
      <text:p text:style-name="P13">3.2. реконструкция оборотных последовательно-повторных систем водоснабжения;</text:p>
      <text:list xml:id="list102335055185926" text:continue-numbering="true" text:style-name="WW8Num2">
        <text:list-item>
          <text:p text:style-name="P266">Внедрение локальной очистки;</text:p>
        </text:list-item>
        <text:list-item>
          <text:p text:style-name="P266">Мероприятия по очистке водоохранных зон;</text:p>
        </text:list-item>
        <text:list-item>
          <text:p text:style-name="P266">Прочие мероприятия: </text:p>
        </text:list-item>
      </text:list>
      <text:p text:style-name="P13">6.1. Проведение пусконаладочных работ очистных сооружений; </text:p>
      <text:p text:style-name="P13">6.2. Разработка и согласование проектов очистных сооружений <text:s/>и т.п.; </text:p>
      <text:p text:style-name="P13">6.3. Ремонт конструктивных звеньев ОСБО; </text:p>
      <text:p text:style-name="P13">6.4. требования к ведению систематического наблюдения за водными объектами и мониторинга воздействия водопользователей; </text:p>
      <text:p text:style-name="P13">6.5. требования по охране водных объектов – </text:p>
      <text:p text:style-name="P206">6.5.1. мероприятия по предупреждению и устранению чрезвычайных ситуаций, влияющих на состояние водного объекта, </text:p>
      <text:p text:style-name="P206">6.5.2. мероприятия, обеспечивающие недопустимость изъятия вод,</text:p>
      <text:p text:style-name="P206">6.5.3. мероприятия, обеспечивающие охрану водного объекта от загрязнения; </text:p>
      <text:p text:style-name="P13">6.6. требования по рациональному использованию водных объектов –</text:p>
      <text:p text:style-name="P206">6.6.1. мероприятия, обеспечивающие рациональное использование забираемых вод, </text:p>
      <text:p text:style-name="P206">6.6.2. требования по организации производственного контроля за количеством загрязняющих веществ в сбрасываемых водах, </text:p>
      <text:p text:style-name="P206">6.6.3. требования по установлению специального режима осуществления хозяйственной деятельности в водоохраной зоне;</text:p>
      <text:list xml:id="list102333304412953" text:continue-numbering="true" text:style-name="WW8Num2">
        <text:list-item>
          <text:p text:style-name="P267">Реконструкция очистных сооружений;</text:p>
        </text:list-item>
        <text:list-item>
          <text:p text:style-name="P267">Строительство очистных сооружений;</text:p>
        </text:list-item>
        <text:list-item>
          <text:p text:style-name="P268"><text:span text:style-name="Цветовое_20_выделение_20_для_20_Текст"><text:span text:style-name="T45">Установка водоизмерительной аппаратуры;</text:span></text:span><text:span text:style-name="Цветовое_20_выделение_20_для_20_Текст"><text:span text:style-name="T44"><text:tab/><text:tab/><text:tab/><text:tab/><text:tab/></text:span></text:span></text:p>
        </text:list-item>
      </text:list>
      <text:p text:style-name="P269">Приложение <text:span text:style-name="T119">4</text:span></text:p>
      <text:p text:style-name="P55"/>
      <text:p text:style-name="P57"><draw:frame draw:style-name="fr2" draw:name="Врезка1" text:anchor-type="char" svg:x="-0.191cm" svg:y="-0.053cm" svg:width="7.779cm" svg:height="0.046cm" draw:z-index="7"><draw:text-box><table:table table:name="Таблица2" table:style-name="Таблица2"><table:table-column table:style-name="Таблица2.A"/><table:table-row table:style-name="Таблица2.1"><table:table-cell table:style-name="Таблица2.A1" office:value-type="string"><text:p text:style-name="P120">«Согласовано»</text:p><text:p text:style-name="Standard">Директор департамента недропользования и экологии Тюменской области </text:p><text:p text:style-name="Standard">___________________ <text:s text:c="5"/>Ж.С. Злобина<text:span text:style-name="T118"> <text:s text:c="10"/>подпись <text:s text:c="45"/></text:span><text:span text:style-name="T112">Ф.И.О. </text:span></text:p><text:p text:style-name="Standard">«___»______________20___ <text:s text:c="2"/>г.</text:p><text:p text:style-name="P99">М.П.</text:p></table:table-cell></table:table-row></table:table><text:p text:style-name="Standard"><text:s/></text:p></draw:text-box></draw:frame></text:p>
      <text:p text:style-name="P56"><draw:frame draw:style-name="fr3" draw:name="Врезка2" text:anchor-type="char" svg:x="12.222cm" svg:y="-0.039cm" svg:width="7.766cm" svg:height="3.519cm" draw:z-index="8"><draw:text-box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119">«УТВЕРЖДАЮ»</text:p><text:p text:style-name="P119"/><text:p text:style-name="Standard">__________________________________ </text:p><text:p text:style-name="Standard"><text:s/><text:span text:style-name="T112">Должность руководителя организации</text:span> ____________________ <text:s text:c="2"/>____________</text:p><text:p text:style-name="Standard"><text:s text:c="11"/><text:span text:style-name="T118"><text:s/>подпись</text:span> <text:s text:c="30"/><text:span text:style-name="T112">Ф.И.О. </text:span></text:p><text:p text:style-name="Standard">«___»______________20___ <text:s text:c="2"/>г.</text:p><text:p text:style-name="P92">М.П.</text:p></table:table-cell></table:table-row></table:table><text:p text:style-name="Standard"><text:s/></text:p></draw:text-box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K"/>
        <table:table-column table:style-name="Таблица4.S"/>
        <table:table-column table:style-name="Таблица4.T"/>
        <table:table-column table:style-name="Таблица4.U"/>
        <table:table-column table:style-name="Таблица4.V"/>
        <table:table-column table:style-name="Таблица4.W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Z"/>
        <table:table-column table:style-name="Таблица4.d"/>
        <table:table-column table:style-name="Таблица4.e"/>
        <table:table-column table:style-name="Таблица4.Q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columns-spanned="35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A2" table:number-columns-spanned="35" office:value-type="string">
            <text:p text:style-name="P123">полное и сокращенное наименование водопользователя, почтовый и юридический адре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A3" table:number-columns-spanned="12" office:value-type="string">
            <text:p text:style-name="P126"><text:s text:c="34"/>ИНН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M3" table:number-columns-spanned="2" office:value-type="string">
            <text:p text:style-name="P114"/>
          </table:table-cell>
          <table:covered-table-cell/>
          <table:table-cell table:style-name="Таблица4.M3" table:number-columns-spanned="2" office:value-type="string">
            <text:p text:style-name="P114"/>
          </table:table-cell>
          <table:covered-table-cell/>
          <table:table-cell table:style-name="Таблица4.M3" office:value-type="string">
            <text:p text:style-name="P114"/>
          </table:table-cell>
          <table:table-cell table:style-name="Таблица4.M3" table:number-columns-spanned="2" office:value-type="string">
            <text:p text:style-name="P114"/>
          </table:table-cell>
          <table:covered-table-cell/>
          <table:table-cell table:style-name="Таблица4.M3" table:number-columns-spanned="3" office:value-type="string">
            <text:p text:style-name="P114"/>
          </table:table-cell>
          <table:covered-table-cell/>
          <table:covered-table-cell/>
          <table:table-cell table:style-name="Таблица4.M3" table:number-columns-spanned="2" office:value-type="string">
            <text:p text:style-name="P114"/>
          </table:table-cell>
          <table:covered-table-cell/>
          <table:table-cell table:style-name="Таблица4.M3" table:number-columns-spanned="3" office:value-type="string">
            <text:p text:style-name="P114"/>
          </table:table-cell>
          <table:covered-table-cell/>
          <table:covered-table-cell/>
          <table:table-cell table:style-name="Таблица4.M3" table:number-columns-spanned="2" office:value-type="string">
            <text:p text:style-name="P114"/>
          </table:table-cell>
          <table:covered-table-cell/>
          <table:table-cell table:style-name="Таблица4.M3" table:number-columns-spanned="2" office:value-type="string">
            <text:p text:style-name="P114"/>
          </table:table-cell>
          <table:covered-table-cell/>
          <table:table-cell table:style-name="Таблица4.M3" office:value-type="string">
            <text:p text:style-name="P114"/>
          </table:table-cell>
          <table:table-cell table:style-name="Таблица4.g3" table:number-columns-spanned="4" office:value-type="string">
            <text:p text:style-name="P114"/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j1" table:number-columns-spanned="35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07">Программа ведения регулярных наблюдений</text:p>
            <text:p text:style-name="P118"><text:s/>за водным объектом и его водоохранной зоно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A1" table:number-columns-spanned="35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A2" table:number-columns-spanned="35" office:value-type="string">
            <text:p text:style-name="P123">наименования водного объекта и (или) его ча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A9" table:number-columns-spanned="35" office:value-type="string">
            <text:p text:style-name="P124">Цель использования водного объекта (указываются в соответствии со ст.11 Водного кодекса РФ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A9" table:number-columns-spanned="35" office:value-type="string">
            <text:p text:style-name="P124">Вид использования водного объекта (совместное или обособленное водопользовани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1">
          <table:table-cell table:style-name="Таблица4.A2" table:number-columns-spanned="35" office:value-type="string">
            <text:p text:style-name="P124">Способ использования водного объекта (с забором или без забора водных ресурсов, с <text:s/>возвратом <text:s/>или <text:s/>без возврата в водный объект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14" office:value-type="string">
            <text:p text:style-name="P151">Бассейновый округ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21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14" office:value-type="string">
            <text:p text:style-name="P151">Наименование субъекта Российской Федераци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21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14" office:value-type="string">
            <text:p text:style-name="P151">Наименование и код гидрографической единиц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21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14" office:value-type="string">
            <text:p text:style-name="P151">Водохозяйственный участок и его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21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7">
          <table:table-cell table:style-name="Таблица4.j1" table:number-columns-spanned="35" office:value-type="string">
            <text:p text:style-name="P174">1 Описание расположения объекта водопольз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5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51">1.1 Краткое описание места водопользова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A1" table:number-columns-spanned="35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6"/>
          </table:table-cell>
        </table:table-row>
        <table:table-row table:style-name="Таблица4.1">
          <table:table-cell table:style-name="Таблица4.A2" table:number-columns-spanned="35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6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51">1.2 Место/участок водопользования расположен (вне населенных пункто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51">(в черте __________________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24"><text:s text:c="26"/>название населенного пунк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151">1.3 Расстояние от устья (от берега) до места водопользовани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4.j1" office:value-type="string">
            <text:p text:style-name="P151">км.</text:p>
          </table:table-cell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20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table:number-columns-spanned="15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51">1.4 Географические координаты места / части используемого водного объек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3" office:value-type="string">
            <text:p text:style-name="P96">№ пп</text:p>
          </table:table-cell>
          <table:covered-table-cell/>
          <table:covered-table-cell/>
          <table:table-cell table:style-name="Таблица4.A27" table:number-columns-spanned="5" office:value-type="string">
            <text:p text:style-name="P96">Номер точки на схеме</text:p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2" office:value-type="string">
            <text:p text:style-name="P96">Широта, град.мин.се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5" office:value-type="string">
            <text:p text:style-name="P96">Долгота, град.мин.се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3" office:value-type="string">
            <text:p text:style-name="P180">1</text:p>
          </table:table-cell>
          <table:covered-table-cell/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2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5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3" office:value-type="string">
            <text:p text:style-name="P180">2</text:p>
          </table:table-cell>
          <table:covered-table-cell/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2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5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3" office:value-type="string">
            <text:p text:style-name="P180">…</text:p>
          </table:table-cell>
          <table:covered-table-cell/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2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5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3" office:value-type="string">
            <text:p text:style-name="P182">n</text:p>
          </table:table-cell>
          <table:covered-table-cell/>
          <table:covered-table-cell/>
          <table:table-cell table:style-name="Таблица4.A27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2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5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104"/>
          </table:table-cell>
        </table:table-row>
        <table:table-row table:style-name="Таблица4.32">
          <table:table-cell table:style-name="Таблица4.j1" table:number-columns-spanned="35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7"/>
          </table:table-cell>
        </table:table-row>
        <table:table-row table:style-name="Таблица4.33">
          <table:table-cell table:style-name="Таблица4.j1" table:number-columns-spanned="35" office:value-type="string">
            <text:p text:style-name="P151">1.5 Площадь используемой акватории в км <text:span text:style-name="T10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51">1.6 Основные характеристики использования водного объекта осуществляетс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6">1.6.1 использование водного объекта осуществляется в течение (всего года) (в период с «___» «_______» по «___» «_______»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6">1.6.2 максимальная нагрузка на водный объект (в период с «___» «_________» по «___» «_________») (в период выпадения дождей) (в период таяния снега) (или указать друго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6">1.6.3 максимальная суточная нагрузка с «__» (час. мин.) по «__» (час. мин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6">1.6.4 максимальный расход (сброса) (забора) _________ м<text:span text:style-name="T100">3</text:span>/час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74">2 Описание водоохранной зон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5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7"><text:span text:style-name="T1">2.1 В пределах границ земельного участка (находится/не находится) водоохранная <text:s/>зона, прибрежная <text:s/>защитная полоса, береговая <text:s/>полоса. Участок в пределах водоохраной зоны располагается на (левом) (и) (правом)</text:span> <text:s/>берегу реки, на участке располагаются следующие объект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1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9" table:number-columns-spanned="35" office:value-type="string">
            <text:p text:style-name="P184">краткое описание и принадлежность объектов в пределах водоохранной зоны прибрежной защитной и береговой полос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5"/>
          </table:table-cell>
        </table:table-row>
        <table:table-row table:style-name="Таблица4.1">
          <table:table-cell table:style-name="Таблица4.A9" table:number-columns-spanned="35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5"/>
          </table:table-cell>
        </table:table-row>
        <table:table-row table:style-name="Таблица4.1">
          <table:table-cell table:style-name="Таблица4.A2" table:number-columns-spanned="35" office:value-type="string"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5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6">Не описанных в данном разделе и расположенных в пределах водоохранной зоны <text:soft-page-break/>земельных участков в пользовании не имее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97">2.2 Характеристики водоохранной зоны, прибрежной защитной и береговой полос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1 Общая длина реки / площадь водоема (км/км<text:span text:style-name="T100">2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P127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2 Ширина водоохранной зоны (м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5" office:value-type="string">
            <text:p text:style-name="P127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3 Площадь водоохранной зоны в переделах земельного участка водопользователя (м<text:span text:style-name="T100">2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5" office:value-type="string">
            <text:p text:style-name="P188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4 Уклон берега (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5" office:value-type="string">
            <text:p text:style-name="P127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5 Ширина прибрежной защитной полосы (м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5" office:value-type="string">
            <text:p text:style-name="P127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6 Площадь прибрежной защитной полосы в переделах земельного участка водопользователя (м<text:span text:style-name="T100">2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5" office:value-type="string">
            <text:p text:style-name="P188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7 Ширина береговой полосы (м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5" office:value-type="string">
            <text:p text:style-name="P127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0" office:value-type="string">
            <text:p text:style-name="P236">2.2.8 Площадь береговой полосы в переделах земельного участка водопользователя (м<text:span text:style-name="T100">2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5" office:value-type="string">
            <text:p text:style-name="P127"/>
          </table:table-cell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8">2.3 Описание набережной (при наличии) в пределах земельного участка водопользова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1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9" table:number-columns-spanned="3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2" table:number-columns-spanned="35" office:value-type="string">
            <text:p text:style-name="P238">2.4 Описание ливневой канализации (при наличии) для отвода поверхностных вод с земельного участка водопользователя в пределах водоохранной зоны (границы территории отвода поверхностных вод приведены на карте-схеме в Приложении 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1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9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8">2.5 Географические координаты земельного участка водопользователя (при наличии) в пределах водоохранной зон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2" office:value-type="string">
            <text:p text:style-name="P96">№ пп</text:p>
          </table:table-cell>
          <table:covered-table-cell/>
          <table:table-cell table:style-name="Таблица4.A27" table:number-columns-spanned="5" office:value-type="string">
            <text:p text:style-name="P96">Номер точки на схеме</text:p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1" office:value-type="string">
            <text:p text:style-name="P96">Широта, град.мин.се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7" office:value-type="string">
            <text:p text:style-name="P96">Долгота, град.мин.се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2" office:value-type="string">
            <text:p text:style-name="P180">1</text:p>
          </table:table-cell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1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2" office:value-type="string">
            <text:p text:style-name="P180">2</text:p>
          </table:table-cell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1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2" office:value-type="string">
            <text:p text:style-name="P180">…</text:p>
          </table:table-cell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1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table:number-columns-spanned="2" office:value-type="string">
            <text:p text:style-name="P182">n</text:p>
          </table:table-cell>
          <table:covered-table-cell/>
          <table:table-cell table:style-name="Таблица4.A27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11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17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10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0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89"><text:span text:style-name="T104">3 Описание расположения мест наблюдений</text:span><text:span text:style-name="T105"> </text:span><text:span text:style-name="T104">за морфометрическими особенностями и гидрохимическим режимом водного объек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15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51">3.1 Краткое описание расположения мест наблюдений и точек отбора проб в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1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A2" table:number-columns-spanned="35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97">3.2 Географические координаты и характеристики местоположения контрольных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51">створов, точек отбора проб в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98"/>
          </table:table-cell>
        </table:table-row>
        <table:table-row table:style-name="Таблица4.77">
          <table:table-cell table:style-name="Таблица4.A77" table:number-rows-spanned="2" office:value-type="string">
            <text:p text:style-name="P96">№ п/п</text:p>
          </table:table-cell>
          <table:table-cell table:style-name="Таблица4.A77" table:number-rows-spanned="2" table:number-columns-spanned="3" office:value-type="string">
            <text:p text:style-name="P96">Номер точки на схеме</text:p>
          </table:table-cell>
          <table:covered-table-cell/>
          <table:covered-table-cell/>
          <table:table-cell table:style-name="Таблица4.A77" table:number-rows-spanned="2" table:number-columns-spanned="2" office:value-type="string">
            <text:p text:style-name="P96">"0"</text:p>
            <text:p text:style-name="P96"><text:s/>графика, </text:p>
            <text:p text:style-name="P96">м БС</text:p>
          </table:table-cell>
          <table:covered-table-cell/>
          <table:table-cell table:style-name="Таблица4.A77" table:number-rows-spanned="2" office:value-type="string">
            <text:p text:style-name="P96">Расстояние</text:p>
            <text:p text:style-name="P96">(от устья)</text:p>
            <text:p text:style-name="P96">/ (от </text:p>
            <text:p text:style-name="P96">ориентира), </text:p>
            <text:p text:style-name="P96">м</text:p>
          </table:table-cell>
          <table:table-cell table:style-name="Таблица4.A77" table:number-rows-spanned="2" table:number-columns-spanned="2" office:value-type="string">
            <text:p text:style-name="P96">Азимут</text:p>
            <text:p text:style-name="P96"/>
          </table:table-cell>
          <table:covered-table-cell/>
          <table:table-cell table:style-name="Таблица4.A77" table:number-rows-spanned="2" table:number-columns-spanned="4" office:value-type="string">
            <text:p text:style-name="P96">Расстояние от места водопользования, м</text:p>
          </table:table-cell>
          <table:covered-table-cell/>
          <table:covered-table-cell/>
          <table:covered-table-cell/>
          <table:table-cell table:style-name="Таблица4.A27" table:number-columns-spanned="15" office:value-type="string">
            <text:p text:style-name="P96">Географические координа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77" table:number-rows-spanned="2" table:number-columns-spanned="5" office:value-type="string">
            <text:p text:style-name="P96">Горизонт наблюд</text:p>
            <text:p text:style-name="P96">ений</text:p>
            <text:p text:style-name="P96"/>
          </table:table-cell>
          <table:covered-table-cell/>
          <table:covered-table-cell/>
          <table:covered-table-cell/>
          <table:covered-table-cell/>
          <table:table-cell table:style-name="Таблица4.A77" table:number-rows-spanned="2" table:number-columns-spanned="2" office:value-type="string">
            <text:p text:style-name="P96">Виды наблю-дений</text:p>
          </table:table-cell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7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8" office:value-type="string">
            <text:p text:style-name="P96">Широта, град.</text:p>
            <text:p text:style-name="P96">мин.</text:p>
            <text:p text:style-name="P96">се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7" office:value-type="string">
            <text:p text:style-name="P96">Долгота град.</text:p>
            <text:p text:style-name="P96">мин.</text:p>
            <text:p text:style-name="P96">се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office:value-type="string">
            <text:p text:style-name="P96">1</text:p>
          </table:table-cell>
          <table:table-cell table:style-name="Таблица4.A27" table:number-columns-spanned="3" office:value-type="string">
            <text:p text:style-name="P96">2</text:p>
          </table:table-cell>
          <table:covered-table-cell/>
          <table:covered-table-cell/>
          <table:table-cell table:style-name="Таблица4.A27" table:number-columns-spanned="2" office:value-type="string">
            <text:p text:style-name="P96">3</text:p>
          </table:table-cell>
          <table:covered-table-cell/>
          <table:table-cell table:style-name="Таблица4.A27" office:value-type="string">
            <text:p text:style-name="P96">4</text:p>
          </table:table-cell>
          <table:table-cell table:style-name="Таблица4.A27" table:number-columns-spanned="2" office:value-type="string">
            <text:p text:style-name="P96">5</text:p>
          </table:table-cell>
          <table:covered-table-cell/>
          <table:table-cell table:style-name="Таблица4.A27" table:number-columns-spanned="4" office:value-type="string">
            <text:p text:style-name="P96">6</text:p>
          </table:table-cell>
          <table:covered-table-cell/>
          <table:covered-table-cell/>
          <table:covered-table-cell/>
          <table:table-cell table:style-name="Таблица4.A27" table:number-columns-spanned="8" office:value-type="string">
            <text:p text:style-name="P96">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7" office:value-type="string">
            <text:p text:style-name="P96"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5" office:value-type="string">
            <text:p text:style-name="P96">9</text:p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2" office:value-type="string">
            <text:p text:style-name="P96">10</text:p>
          </table:table-cell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office:value-type="string">
            <text:p text:style-name="P100">1</text:p>
          </table:table-cell>
          <table:table-cell table:style-name="Таблица4.A27" table:number-columns-spanned="3" office:value-type="string">
            <text:p text:style-name="P98"/>
          </table:table-cell>
          <table:covered-table-cell/>
          <table:covered-table-cell/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A27" office:value-type="string">
            <text:p text:style-name="P98"/>
          </table:table-cell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A27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Таблица4.A27" table:number-columns-spanned="8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office:value-type="string">
            <text:p text:style-name="P100">2</text:p>
          </table:table-cell>
          <table:table-cell table:style-name="Таблица4.A27" table:number-columns-spanned="3" office:value-type="string">
            <text:p text:style-name="P98"/>
          </table:table-cell>
          <table:covered-table-cell/>
          <table:covered-table-cell/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A27" office:value-type="string">
            <text:p text:style-name="P98"/>
          </table:table-cell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A27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Таблица4.A27" table:number-columns-spanned="8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office:value-type="string">
            <text:p text:style-name="P100">…</text:p>
          </table:table-cell>
          <table:table-cell table:style-name="Таблица4.A27" table:number-columns-spanned="3" office:value-type="string">
            <text:p text:style-name="P98"/>
          </table:table-cell>
          <table:covered-table-cell/>
          <table:covered-table-cell/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A27" office:value-type="string">
            <text:p text:style-name="P98"/>
          </table:table-cell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A27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Таблица4.A27" table:number-columns-spanned="8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2" office:value-type="string">
            <text:p text:style-name="P98"/>
          </table:table-cell>
          <table:covered-table-cell/>
          <table:table-cell table:style-name="Таблица4.j27" office:value-type="string">
            <text:p text:style-name="P98"/>
          </table:table-cell>
        </table:table-row>
        <table:table-row table:style-name="Таблица4.1">
          <table:table-cell table:style-name="Таблица4.A27" office:value-type="string">
            <text:p text:style-name="P105">n</text:p>
          </table:table-cell>
          <table:table-cell table:style-name="Таблица4.A27" table:number-columns-spanned="3" office:value-type="string">
            <text:p text:style-name="P104"/>
          </table:table-cell>
          <table:covered-table-cell/>
          <table:covered-table-cell/>
          <table:table-cell table:style-name="Таблица4.A27" table:number-columns-spanned="2" office:value-type="string">
            <text:p text:style-name="P104"/>
          </table:table-cell>
          <table:covered-table-cell/>
          <table:table-cell table:style-name="Таблица4.A27" office:value-type="string">
            <text:p text:style-name="P104"/>
          </table:table-cell>
          <table:table-cell table:style-name="Таблица4.A27" table:number-columns-spanned="2" office:value-type="string">
            <text:p text:style-name="P104"/>
          </table:table-cell>
          <table:covered-table-cell/>
          <table:table-cell table:style-name="Таблица4.A27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Таблица4.A27" table:number-columns-spanned="8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7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27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4.A27" table:number-columns-spanned="2" office:value-type="string">
            <text:p text:style-name="P104"/>
          </table:table-cell>
          <table:covered-table-cell/>
          <table:table-cell table:style-name="Таблица4.j27" office:value-type="string">
            <text:p text:style-name="P104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76"/>
            <text:p text:style-name="P177">4 Картографические матер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1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90">Карта-схема расположения объектов водопользования (водовыпуски, водозаборы, акватории…), створов наблюдений и мест отбора проб, земельного участка, водоохранной зоны, прибрежной защитной и береговой полосы (выделена <text:span text:style-name="T1">эрозионная сеть,</text:span> залуженные участки, участки кустарниковой растительности, участки под древесно-кустарниковой растительности), схемы ливневой канализации, и набережной приводится в Приложении 1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ext:soft-page-break/>
        <table:table-row table:style-name="Таблица4.1">
          <table:table-cell table:style-name="Таблица4.j1" table:number-columns-spanned="35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77">5 Перечень определяемых показателей на водном объект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1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1"/>
          </table:table-cell>
        </table:table-row>
        <table:table-row table:style-name="Таблица4.89">
          <table:table-cell table:style-name="Таблица4.j1" table:number-columns-spanned="26" office:value-type="string">
            <text:p text:style-name="P26"><text:span text:style-name="T1">5.1. Г</text:span>идрометеорологические показатели для створ(<text:span text:style-name="T1">а) (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9" office:value-type="string">
            <text:p text:style-name="P27">№№ по п.3.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62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6">а) На водотоке будет определяться: максимальная глубина, минимальная глубина, средняя глубина, уровень над "0" графика, скорость течения, расход вод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0">б) на водоемах будет определяться: площадь акватории, объем воды в водоеме, <text:s/>максимальная глубина, средняя глубина, уровень над "0" графика. Дополнительно для водохранилищ будут оцениваться: объем (средний расход) притока, объем сброса (средний, максимальный и минимальный сбросной расход), объем забора воды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">
          <table:table-cell table:style-name="Таблица4.j1" table:number-columns-spanned="25" office:value-type="string">
            <text:p text:style-name="P194">5.2. Перечень показателей качества воды для определения в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10" office:value-type="string">
            <text:p text:style-name="P64">№№ по п.3.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63"/>
          </table:table-cell>
        </table:table-row>
        <table:table-row table:style-name="Таблица4.1">
          <table:table-cell table:style-name="Таблица4.j1" table:number-columns-spanned="10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table:number-columns-spanned="25" office:value-type="string">
            <text:p text:style-name="P2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65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6">5.2.1 Органолептические показатели: окраска, температура, прозрачность, плавающие примеси, <text:span text:style-name="T1">наличие пленки, </text:span>запа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0">5.2.2 Гидрохимические показатели: <text:span text:style-name="T1">взвешенные вещества, растворенный кислород,</text:span><text:span text:style-name="T51"> <text:s/></text:span><text:span text:style-name="T1">БПК5, азот аммонийный, фосфаты, СПАВ, фенолы, нефтепродукты, железо общее,</text:span><text:span text:style-name="T51"> </text:span>нитрит-ион, нитрат-ион, сульфаты, хлориды, РН, мед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8"/>
          </table:table-cell>
        </table:table-row>
        <table:table-row table:style-name="Таблица4.1">
          <table:table-cell table:style-name="Таблица4.j1" table:number-columns-spanned="35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8"/>
          </table:table-cell>
        </table:table-row>
        <table:table-row table:style-name="Таблица4.1">
          <table:table-cell table:style-name="Таблица4.j1" table:number-columns-spanned="11" office:value-type="string">
            <text:p text:style-name="P236">5.2.3<text:span text:style-name="T106"> </text:span>Микробиологические показате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24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office:value-type="string">
            <text:p text:style-name="P127"/>
          </table:table-cell>
        </table:table-row>
        <table:table-row table:style-name="Таблица4.103">
          <table:table-cell table:style-name="Таблица4.A3" table:number-columns-spanned="36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4">
          <table:table-cell table:style-name="Таблица4.A3" table:number-columns-spanned="36" office:value-type="string">
            <text:p text:style-name="P151">5.3 Наименование лаборатории (центра), проводившей анализ природных в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4">
          <table:table-cell table:style-name="Таблица4.A3" table:number-columns-spanned="36" office:value-type="string">
            <text:p text:style-name="P151">5.4 Реквизиты аттестата аккредитации лаборатории (центра) </text:p>
            <text:p text:style-name="P236">№ </text:p>
            <text:p text:style-name="P236">срок действия до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4">
          <table:table-cell table:style-name="Таблица4.A3" table:number-columns-spanned="36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7">
          <table:table-cell table:style-name="Таблица4.A3" table:number-columns-spanned="36" office:value-type="string">
            <text:p text:style-name="P29">6 Перечень определяемых показателей в водоохранной зон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8">
          <table:table-cell table:style-name="Таблица4.A3" table:number-columns-spanned="36" office:value-type="string">
            <text:p text:style-name="P28">6.1 Эрозионные процессы (густота эрозионной сети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28">6.2 Площади залуженных участ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28">6.3 Площади участков под кустарниковой растительност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28">6.4 Площади участков под древесной и древесно-кустарниковой растительност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77">7 Периодичность проведения наблюд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237"><text:span text:style-name="T1">7.1 Наблюдения за <text:s/>гидрохимическими, </text:span>органолептическими, микробиологическим<text:span text:style-name="T1"> показателями проводить в одно время и одновременно с отбором проб сточной и природной воды (</text:span><text:span text:style-name="T54"> <text:s/></text:span><text:span text:style-name="T1"><text:s/>раза в год) (ежемесячно) (ежеквартально) при условии проведения наблюдений в (основные фазы водного режима) (различных гидрометеорологических условиях): (зимняя межень), (весеннее половодье), (дождевой паводок), (летняя межень). Наблюдения будут проводиться в периоды и во время <text:s text:c="2"/>максимальной нагрузки на водный объект (в </text:span><text:span text:style-name="T54"><text:s text:c="3"/></text:span><text:span text:style-name="T1"><text:s/>часов) (во время выпадения дождей и таяния снега на территории предприятия). Дополнительно разовые наблюдения проводятся при изменении режима использования водного объекта, в случаях экстремально высокого загрязнения водного объекта, при смене или после ремонта технологического оборудования, при аварийных сбросах воды и сбросах через паводковый водосброс, при чрезвычайных ситуациях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238">7.2 Наблюдения на водоохранной зоне проводить ежеквартально. Дополнительно разовые наблюдения – при изменении режима использования водоохраной зоны или в период проведения работ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4.1">
          <table:table-cell table:style-name="Таблица4.A3" table:number-columns-spanned="36" office:value-type="string">
            <text:p text:style-name="P177">8 Порядок оформления результатов наблюдений и отбора про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0"><text:span text:style-name="T1">Дата и время проведения обследования водоохранной зоны и определения гидрологических характеристик, оформление результатов и запись информации при отборе проб воды <text:s/>производится в соответствии с</text:span><text:span text:style-name="T106"> </text:span>приложенными<text:span text:style-name="T1"> формами и требованиями нормативных документов.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77">9 Формы и порядок представления данных </text:p>
            <text:p text:style-name="P177">в Отдел водных ресурсов Амурского БВУ по 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2">9.1 Результаты наблюдений за водным объектом и его водоохранной зоной предоставлять ежеквартально, не позднее 10-го числа месяца, следующего за отчетным квартал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2">9.2 Сведения по формами № 6.1, 6.2, 6.3 предоставляются до 15 марта года следующего за отчетным. Сведения должны быть актуализированы по состоянию на первый день месяца, следующего за отчетным годо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0"><text:span text:style-name="T1">9.3 Сведения о чрезвычайных ситуациях и авариях на водных объектах, водохозяйственных системах, гидротехнических сооружениях и иных сооружениях на водных объектах, о случаях высокого и экстремально высокого загрязнения водного объекта, аварийных сбросах воды, а также сведения о мероприятиях по ликвидации последствий чрезвычайных ситуаций представляются незамедлительно факсимильной связью --------------- и на электронный адрес </text:span><text:a xlink:type="simple" xlink:href="mailto:water@kpr.vladivostok.ru" text:style-name="Internet_20_link" text:visited-style-name="Visited_20_Internet_20_Link"><text:span text:style-name="Internet_20_link"><text:span text:style-name="T1">--------------------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2">9.4 Сведения, полученные в результате наблюдений за водными объектами, представляются на бумажном и <text:s/>электронных носителях в виде файлов с сопроводительным письмом, в котором указывается количество представляемых файлов, их имена, размер, даты модификации, а также объём представляемых сведений (количество объектов, заполненных строк соответствующих форм представления данных). При наличии технической возможности представляемые сведения заверяются цифровой электронной подписью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2">9.5 Сведения представляются непосредственно или направляются по почте письмом с объявленной ценностью с уведомлением о вручени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2">9.6 Формы представления данных приведены в Приложении 2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77">10 Специалист, ответственный за осуществление наблюдения</text:p>
            <text:p text:style-name="P177">и доведение данных наблюд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5" office:value-type="string">
            <text:p text:style-name="P179"/>
          </table:table-cell>
          <table:covered-table-cell/>
          <table:covered-table-cell/>
          <table:covered-table-cell/>
          <table:covered-table-cell/>
          <table:table-cell table:style-name="Таблица4.F129" table:number-columns-spanned="31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5" office:value-type="string">
            <text:p text:style-name="P194">Ф.И.О. </text:p>
          </table:table-cell>
          <table:covered-table-cell/>
          <table:covered-table-cell/>
          <table:covered-table-cell/>
          <table:covered-table-cell/>
          <table:table-cell table:style-name="Таблица4.F129" table:number-columns-spanned="31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5" office:value-type="string">
            <text:p text:style-name="P194">Должность</text:p>
          </table:table-cell>
          <table:covered-table-cell/>
          <table:covered-table-cell/>
          <table:covered-table-cell/>
          <table:covered-table-cell/>
          <table:table-cell table:style-name="Таблица4.F131" table:number-columns-spanned="31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5" office:value-type="string">
            <text:p text:style-name="P194">Телефон</text:p>
          </table:table-cell>
          <table:covered-table-cell/>
          <table:covered-table-cell/>
          <table:covered-table-cell/>
          <table:covered-table-cell/>
          <table:table-cell table:style-name="Таблица4.F131" table:number-columns-spanned="2" office:value-type="string">
            <text:p text:style-name="P127"/>
          </table:table-cell>
          <table:covered-table-cell/>
          <table:table-cell table:style-name="Таблица4.H132" table:number-columns-spanned="2" office:value-type="string">
            <text:p text:style-name="P89">Факс</text:p>
          </table:table-cell>
          <table:covered-table-cell/>
          <table:table-cell table:style-name="Таблица4.F131" table:number-columns-spanned="6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H132" table:number-columns-spanned="8" office:value-type="string">
            <text:p text:style-name="P89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31" table:number-columns-spanned="13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77">11 Прилож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233">1. Карта-схема расположения объектов водопользования и мест наблюд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233">2. Формы предоставления результатов наблюд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3" table:number-columns-spanned="36" office:value-type="string">
            <text:p text:style-name="P1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3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><text:soft-page-break/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9"/>
      <text:p text:style-name="P216">Приложение 2. <text:s/>Формы предоставления результатов наблюдений</text:p>
      <text:p text:style-name="P217"/>
      <text:p text:style-name="P218"/>
      <text:p text:style-name="P169">Форма 1. Результаты анализа проб воды _____________ </text:p>
      <text:p text:style-name="P169"><text:s text:c="15"/></text:p>
      <text:p text:style-name="P169">место отбора (номер контрольного створа по п. 3.2 Программы)________________</text:p>
      <text:p text:style-name="P219"/>
      <text:p text:style-name="P217"><text:span text:style-name="T55">по сроку</text:span><text:span text:style-name="T78"> ________________________________</text:span></text:p>
      <text:p text:style-name="P220"><text:s text:c="20"/>указать срок в соответствии с Программой, ЧС, другое</text:p>
      <text:p text:style-name="P207">______________________________________________________________________</text:p>
      <text:p text:style-name="P221">полное и сокращенное наименование водопользователя, почтовый и юридический адреса, телефон, факс</text:p>
      <text:p text:style-name="P207">______________________________________________________________________</text:p>
      <text:p text:style-name="P221">номер, дата решения, договора на водопользование</text:p>
      <text:p text:style-name="P222"/>
      <text:p text:style-name="P228">Дата (год, месяц, день, час, мин) отбора проб _________________________</text:p>
      <text:p text:style-name="P228">Дата проведения анализа __________________________________________________</text:p>
      <text:p text:style-name="P228">Протокол результатов анализа «___»________200_ г. № ____</text:p>
      <text:p text:style-name="P228">НД на метод отбора проб: ИСО ________, ГОСТ _________, Р ___________ …</text:p>
      <text:p text:style-name="P225">Уровень воды в водоеме на день отбора проб: ___ ± ___ м3/с.</text:p>
      <text:p text:style-name="P225">Расход воды в водотоке на день отбора проб: ___ ± ___ м3/с.</text:p>
      <text:p text:style-name="P21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100">№</text:p>
            <text:p text:style-name="P100">п/п</text:p>
          </table:table-cell>
          <table:table-cell table:style-name="Таблица5.A1" office:value-type="string">
            <text:p text:style-name="P100">Наименование показателей, ингредиентов</text:p>
          </table:table-cell>
          <table:table-cell table:style-name="Таблица5.A1" office:value-type="string">
            <text:p text:style-name="P96">ПДК, категория</text:p>
            <text:p text:style-name="P96"/>
          </table:table-cell>
          <table:table-cell table:style-name="Таблица5.A1" office:value-type="string">
            <text:p text:style-name="P96">Ед. изм.</text:p>
          </table:table-cell>
          <table:table-cell table:style-name="Таблица5.A1" office:value-type="string">
            <text:p text:style-name="P96">Содержание </text:p>
            <text:p text:style-name="P96">определяемого </text:p>
            <text:p text:style-name="P96">компонента (С±Δ)</text:p>
          </table:table-cell>
          <table:table-cell table:style-name="Таблица5.F1" office:value-type="string">
            <text:p text:style-name="P95">Методика КХА,</text:p>
            <text:p text:style-name="P95"><draw:line text:anchor-type="char" draw:z-index="9" draw:style-name="gr1" draw:text-style-name="P281" svg:x1="3.687cm" svg:y1="2.778cm" svg:x2="3.687cm" svg:y2="2.778cm"><text:p/></draw:line>нормативный</text:p>
            <text:p text:style-name="P96">документ</text:p>
          </table:table-cell>
        </table:table-row>
        <table:table-row table:style-name="Таблица5.2">
          <table:table-cell table:style-name="Таблица5.A2" office:value-type="string">
            <text:p text:style-name="P96">1</text:p>
          </table:table-cell>
          <table:table-cell table:style-name="Таблица5.A2" office:value-type="string">
            <text:p text:style-name="P96">2</text:p>
          </table:table-cell>
          <table:table-cell table:style-name="Таблица5.A2" office:value-type="string">
            <text:p text:style-name="P96">3</text:p>
          </table:table-cell>
          <table:table-cell table:style-name="Таблица5.A2" office:value-type="string">
            <text:p text:style-name="P96">4</text:p>
          </table:table-cell>
          <table:table-cell table:style-name="Таблица5.A2" office:value-type="string">
            <text:p text:style-name="P96">5</text:p>
          </table:table-cell>
          <table:table-cell table:style-name="Таблица5.F2" office:value-type="string">
            <text:p text:style-name="P96">6</text:p>
          </table:table-cell>
        </table:table-row>
        <table:table-row table:style-name="Таблица5.3">
          <table:table-cell table:style-name="Таблица5.A1" office:value-type="string">
            <text:p text:style-name="P211"/>
          </table:table-cell>
          <table:table-cell table:style-name="Таблица5.A1" office:value-type="string">
            <text:p text:style-name="P211"/>
          </table:table-cell>
          <table:table-cell table:style-name="Таблица5.A1" office:value-type="string">
            <text:p text:style-name="P98"/>
          </table:table-cell>
          <table:table-cell table:style-name="Таблица5.A1" office:value-type="string">
            <text:p text:style-name="P98"/>
          </table:table-cell>
          <table:table-cell table:style-name="Таблица5.A1" office:value-type="string">
            <text:p text:style-name="P98"/>
          </table:table-cell>
          <table:table-cell table:style-name="Таблица5.F1" office:value-type="string">
            <text:p text:style-name="P98"/>
          </table:table-cell>
        </table:table-row>
        <table:table-row table:style-name="Таблица5.3">
          <table:table-cell table:style-name="Таблица5.A1" office:value-type="string">
            <text:p text:style-name="P211"/>
          </table:table-cell>
          <table:table-cell table:style-name="Таблица5.A1" office:value-type="string">
            <text:p text:style-name="P211"/>
          </table:table-cell>
          <table:table-cell table:style-name="Таблица5.A1" office:value-type="string">
            <text:p text:style-name="P98"/>
          </table:table-cell>
          <table:table-cell table:style-name="Таблица5.A1" office:value-type="string">
            <text:p text:style-name="P98"/>
          </table:table-cell>
          <table:table-cell table:style-name="Таблица5.A1" office:value-type="string">
            <text:p text:style-name="P98"/>
          </table:table-cell>
          <table:table-cell table:style-name="Таблица5.F1" office:value-type="string">
            <text:p text:style-name="P98"/>
          </table:table-cell>
        </table:table-row>
      </table:table>
      <text:p text:style-name="P240"/>
      <text:p text:style-name="P241">Условия испытания соответствуют требованиям НД.</text:p>
      <text:p text:style-name="P228"/>
      <text:p text:style-name="P228"/>
      <text:p text:style-name="P228"><text:span text:style-name="T78">Краткие выводы:</text:span> Приводятся анализ качества вод, соответствие нормативам (ПДК, ПДС, НДС, НДВ), сравнение с данными за предыдущий отбор проб и данные за тот же период прошлого года, причины отклонения от нормативов и прошлых данных … <text:s/></text:p>
      <text:p text:style-name="P228"/>
      <text:p text:style-name="P22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97">Должность ответственного специалиста</text:p>
          </table:table-cell>
          <table:table-cell table:style-name="Таблица6.B1" office:value-type="string">
            <text:p text:style-name="P127"/>
          </table:table-cell>
          <table:table-cell table:style-name="Таблица6.A1" office:value-type="string">
            <text:p text:style-name="P151">Ф.И.О.</text:p>
          </table:table-cell>
        </table:table-row>
        <table:table-row table:style-name="Таблица6.1">
          <table:table-cell table:style-name="Таблица6.A1" office:value-type="string">
            <text:p text:style-name="P188"/>
          </table:table-cell>
          <table:table-cell table:style-name="Таблица6.A1" office:value-type="string">
            <text:p text:style-name="P184">подпись</text:p>
          </table:table-cell>
          <table:table-cell table:style-name="Таблица6.A1" office:value-type="string">
            <text:p text:style-name="P188"/>
          </table:table-cell>
        </table:table-row>
      </table:table>
      <text:p text:style-name="P212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<text:soft-page-break/></text:p>
      <text:p text:style-name="P170"/>
      <text:p text:style-name="P169">Форма 2. Результаты наблюдения за водным режимом ______________ водохранилища</text:p>
      <text:p text:style-name="P210"/>
      <text:p text:style-name="P208">______________________________________________________________________</text:p>
      <text:p text:style-name="P223">полное и сокращенное наименование водопользователя, почтовый и юридический адреса, телефон, факс</text:p>
      <text:p text:style-name="P208">______________________________________________________________________</text:p>
      <text:p text:style-name="P223">номер, дата решения, договора на водопользование</text:p>
      <text:p text:style-name="P22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151">Дата</text:p>
          </table:table-cell>
          <table:table-cell table:style-name="Таблица7.A1" office:value-type="string">
            <text:p text:style-name="P129">Уровень,</text:p>
            <text:p text:style-name="P129">м БС</text:p>
          </table:table-cell>
          <table:table-cell table:style-name="Таблица7.A1" office:value-type="string">
            <text:p text:style-name="P129">Приток, </text:p>
            <text:p text:style-name="P129">млн.м3</text:p>
          </table:table-cell>
          <table:table-cell table:style-name="Таблица7.A1" office:value-type="string">
            <text:p text:style-name="P129">Сброс, </text:p>
            <text:p text:style-name="P129">млн.м3</text:p>
          </table:table-cell>
          <table:table-cell table:style-name="Таблица7.E1" office:value-type="string">
            <text:p text:style-name="P129">Забор воды в сутки, тыс.м3</text:p>
          </table:table-cell>
        </table:table-row>
        <table:table-row table:style-name="Таблица7.2">
          <table:table-cell table:style-name="Таблица7.A2" office:value-type="string">
            <text:p text:style-name="P129">1</text:p>
          </table:table-cell>
          <table:table-cell table:style-name="Таблица7.A2" office:value-type="string">
            <text:p text:style-name="P129">2</text:p>
          </table:table-cell>
          <table:table-cell table:style-name="Таблица7.A2" office:value-type="string">
            <text:p text:style-name="P129">3</text:p>
          </table:table-cell>
          <table:table-cell table:style-name="Таблица7.A2" office:value-type="string">
            <text:p text:style-name="P129">4</text:p>
          </table:table-cell>
          <table:table-cell table:style-name="Таблица7.E2" office:value-type="string">
            <text:p text:style-name="P129">5</text:p>
          </table:table-cell>
        </table:table-row>
        <table:table-row table:style-name="Таблица7.3">
          <table:table-cell table:style-name="Таблица7.A1" office:value-type="string">
            <text:p text:style-name="P226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E1" office:value-type="string">
            <text:p text:style-name="P127"/>
          </table:table-cell>
        </table:table-row>
        <table:table-row table:style-name="Таблица7.3">
          <table:table-cell table:style-name="Таблица7.A1" office:value-type="string">
            <text:p text:style-name="P226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E1" office:value-type="string">
            <text:p text:style-name="P127"/>
          </table:table-cell>
        </table:table-row>
      </table:table>
      <text:p text:style-name="P241"/>
      <text:p text:style-name="P22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197">Должность ответственного специалиста</text:p>
          </table:table-cell>
          <table:table-cell table:style-name="Таблица8.B1" office:value-type="string">
            <text:p text:style-name="P127"/>
          </table:table-cell>
          <table:table-cell table:style-name="Таблица8.A1" office:value-type="string">
            <text:p text:style-name="P151">Ф.И.О.</text:p>
          </table:table-cell>
        </table:table-row>
        <table:table-row table:style-name="Таблица8.1">
          <table:table-cell table:style-name="Таблица8.A1" office:value-type="string">
            <text:p text:style-name="P188"/>
          </table:table-cell>
          <table:table-cell table:style-name="Таблица8.A1" office:value-type="string">
            <text:p text:style-name="P184">подпись</text:p>
          </table:table-cell>
          <table:table-cell table:style-name="Таблица8.A1" office:value-type="string">
            <text:p text:style-name="P188"/>
          </table:table-cell>
        </table:table-row>
      </table:table>
      <text:p text:style-name="P213"/>
      <text:p text:style-name="P215"/>
      <text:p text:style-name="P169">Форма 3. Сведения о состоянии водности _______________ водохранилища</text:p>
      <text:p text:style-name="P169">на «___» ____________ 20__ года</text:p>
      <text:p text:style-name="P170"/>
      <text:p text:style-name="P208">______________________________________________________________________</text:p>
      <text:p text:style-name="P223">полное и сокращенное наименование водопользователя, почтовый и юридический адреса, телефон, факс</text:p>
      <text:p text:style-name="P208">______________________________________________________________________</text:p>
      <text:p text:style-name="P223">номер, дата решения, договора на водопользование</text:p>
      <text:p text:style-name="P224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D"/>
        <table:table-column table:style-name="Таблица9.I"/>
        <table:table-column table:style-name="Таблица9.J"/>
        <table:table-column table:style-name="Таблица9.K"/>
        <table:table-column table:style-name="Таблица9.L"/>
        <table:table-column table:style-name="Таблица9.M"/>
        <table:table-row table:style-name="Таблица9.1">
          <table:table-cell table:style-name="Таблица9.A1" table:number-rows-spanned="2" office:value-type="string">
            <text:p text:style-name="P131">№</text:p>
            <text:p text:style-name="P131">п/п</text:p>
          </table:table-cell>
          <table:table-cell table:style-name="Таблица9.A1" table:number-rows-spanned="2" office:value-type="string">
            <text:p text:style-name="P242">Водохранилище</text:p>
          </table:table-cell>
          <table:table-cell table:style-name="Таблица9.C1" table:number-columns-spanned="4" office:value-type="string">
            <text:p text:style-name="P131">Уровень воды, БС, м</text:p>
          </table:table-cell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129"><text:span text:style-name="T107">Объем воды, млн. м</text:span><text:span text:style-name="T101">3</text:span></text:p>
          </table:table-cell>
          <table:covered-table-cell/>
          <table:table-cell table:style-name="Таблица9.I1" table:number-columns-spanned="3" office:value-type="string">
            <text:p text:style-name="P129"><text:span text:style-name="T107">Приток воды, м</text:span><text:span text:style-name="T101">3</text:span><text:span text:style-name="T107">/с</text:span></text:p>
          </table:table-cell>
          <table:covered-table-cell/>
          <table:covered-table-cell/>
          <table:table-cell table:style-name="Таблица9.L1" table:number-columns-spanned="2" office:value-type="string">
            <text:p text:style-name="P129"><text:span text:style-name="T107">Среднесуточный сброс воды, м</text:span><text:span text:style-name="T101">3</text:span><text:span text:style-name="T107">/с</text:span></text:p>
          </table:table-cell>
          <table:covered-table-cell/>
        </table:table-row>
        <table:table-row table:style-name="Таблица9.2">
          <table:covered-table-cell/>
          <table:covered-table-cell/>
          <table:table-cell table:style-name="Таблица9.C1" office:value-type="string">
            <text:p text:style-name="P245"><text:span text:style-name="T108">Максимум </text:span><text:span text:style-name="T107">за сутки</text:span></text:p>
          </table:table-cell>
          <table:table-cell table:style-name="Таблица9.C1" office:value-type="string">
            <text:p text:style-name="P242">Минимум за сутки</text:p>
          </table:table-cell>
          <table:table-cell table:style-name="Таблица9.C1" office:value-type="string">
            <text:p text:style-name="P245"><text:span text:style-name="T109">у плотины </text:span><text:span text:style-name="T110">гидроузла </text:span><text:span text:style-name="T107">на 8.00 ч утра</text:span></text:p>
          </table:table-cell>
          <table:table-cell table:style-name="Таблица9.C1" office:value-type="string">
            <text:p text:style-name="P245"><text:span text:style-name="T111">Изменение </text:span><text:span text:style-name="T107">уровня воды за сутки </text:span></text:p>
            <text:p text:style-name="P242">(+, -), см</text:p>
          </table:table-cell>
          <table:table-cell table:style-name="Таблица9.C1" office:value-type="string">
            <text:p text:style-name="P242">на 8.00 ч утра</text:p>
          </table:table-cell>
          <table:table-cell table:style-name="Таблица9.I1" office:value-type="string">
            <text:p text:style-name="P242">Свободная емкость</text:p>
          </table:table-cell>
          <table:table-cell table:style-name="Таблица9.I1" office:value-type="string">
            <text:p text:style-name="P244">Среднесуточный боковой </text:p>
          </table:table-cell>
          <table:table-cell table:style-name="Таблица9.I1" office:value-type="string">
            <text:p text:style-name="P244"><text:s/>Среднесуточный <text:s/>общий </text:p>
          </table:table-cell>
          <table:table-cell table:style-name="Таблица9.I1" office:value-type="string">
            <text:p text:style-name="P244">Прогноз УГМС притока декадный</text:p>
          </table:table-cell>
          <table:table-cell table:style-name="Таблица9.I1" office:value-type="string">
            <text:p text:style-name="P243">Всего</text:p>
            <text:p text:style-name="P243">С <text:s/>__час ___мин</text:p>
            <text:p text:style-name="P243">по __час ___мин</text:p>
          </table:table-cell>
          <table:table-cell table:style-name="Таблица9.L1" office:value-type="string">
            <text:p text:style-name="P242">в т.ч. холостой</text:p>
          </table:table-cell>
        </table:table-row>
        <table:table-row table:style-name="Таблица9.3">
          <table:table-cell table:style-name="Таблица9.C1" office:value-type="string">
            <text:p text:style-name="P131">1</text:p>
          </table:table-cell>
          <table:table-cell table:style-name="Таблица9.C1" office:value-type="string">
            <text:p text:style-name="P131">2</text:p>
          </table:table-cell>
          <table:table-cell table:style-name="Таблица9.C1" office:value-type="string">
            <text:p text:style-name="P131">3</text:p>
          </table:table-cell>
          <table:table-cell table:style-name="Таблица9.C1" office:value-type="string">
            <text:p text:style-name="P131">4</text:p>
          </table:table-cell>
          <table:table-cell table:style-name="Таблица9.C1" office:value-type="string">
            <text:p text:style-name="P131">5</text:p>
          </table:table-cell>
          <table:table-cell table:style-name="Таблица9.C1" office:value-type="string">
            <text:p text:style-name="P131">6</text:p>
          </table:table-cell>
          <table:table-cell table:style-name="Таблица9.C1" office:value-type="string">
            <text:p text:style-name="P131">7</text:p>
          </table:table-cell>
          <table:table-cell table:style-name="Таблица9.I1" office:value-type="string">
            <text:p text:style-name="P131">8</text:p>
          </table:table-cell>
          <table:table-cell table:style-name="Таблица9.I1" office:value-type="string">
            <text:p text:style-name="P131">9</text:p>
          </table:table-cell>
          <table:table-cell table:style-name="Таблица9.I1" office:value-type="string">
            <text:p text:style-name="P131">10</text:p>
          </table:table-cell>
          <table:table-cell table:style-name="Таблица9.I1" office:value-type="string">
            <text:p text:style-name="P131">11</text:p>
          </table:table-cell>
          <table:table-cell table:style-name="Таблица9.I1" office:value-type="string">
            <text:p text:style-name="P131">12</text:p>
          </table:table-cell>
          <table:table-cell table:style-name="Таблица9.L1" office:value-type="string">
            <text:p text:style-name="P131">13</text:p>
          </table:table-cell>
        </table:table-row>
        <table:table-row table:style-name="Таблица9.3">
          <table:table-cell table:style-name="Таблица9.C1" office:value-type="string">
            <text:p text:style-name="P132"/>
          </table:table-cell>
          <table:table-cell table:style-name="Таблица9.C1" office:value-type="string">
            <text:p text:style-name="P132"/>
          </table:table-cell>
          <table:table-cell table:style-name="Таблица9.C1" office:value-type="string">
            <text:p text:style-name="P132"/>
          </table:table-cell>
          <table:table-cell table:style-name="Таблица9.C1" office:value-type="string">
            <text:p text:style-name="P132"/>
          </table:table-cell>
          <table:table-cell table:style-name="Таблица9.C1" office:value-type="string">
            <text:p text:style-name="P132"/>
          </table:table-cell>
          <table:table-cell table:style-name="Таблица9.C1" office:value-type="string">
            <text:p text:style-name="P132"/>
          </table:table-cell>
          <table:table-cell table:style-name="Таблица9.C1" office:value-type="string">
            <text:p text:style-name="P132"/>
          </table:table-cell>
          <table:table-cell table:style-name="Таблица9.I1" office:value-type="string">
            <text:p text:style-name="P132"/>
          </table:table-cell>
          <table:table-cell table:style-name="Таблица9.I1" office:value-type="string">
            <text:p text:style-name="P132"/>
          </table:table-cell>
          <table:table-cell table:style-name="Таблица9.I1" office:value-type="string">
            <text:p text:style-name="P130"/>
          </table:table-cell>
          <table:table-cell table:style-name="Таблица9.K4" office:value-type="string">
            <text:p text:style-name="P130"/>
          </table:table-cell>
          <table:table-cell table:style-name="Таблица9.I1" office:value-type="string">
            <text:p text:style-name="P130"/>
          </table:table-cell>
          <table:table-cell table:style-name="Таблица9.L1" office:value-type="string">
            <text:p text:style-name="P130"/>
          </table:table-cell>
        </table:table-row>
        <table:table-row table:style-name="Таблица9.3">
          <table:table-cell table:style-name="Таблица9.C1" office:value-type="string">
            <text:p text:style-name="P130"/>
          </table:table-cell>
          <table:table-cell table:style-name="Таблица9.C1" office:value-type="string">
            <text:p text:style-name="P130"/>
          </table:table-cell>
          <table:table-cell table:style-name="Таблица9.C1" office:value-type="string">
            <text:p text:style-name="P130"/>
          </table:table-cell>
          <table:table-cell table:style-name="Таблица9.C1" office:value-type="string">
            <text:p text:style-name="P130"/>
          </table:table-cell>
          <table:table-cell table:style-name="Таблица9.C1" office:value-type="string">
            <text:p text:style-name="P130"/>
          </table:table-cell>
          <table:table-cell table:style-name="Таблица9.C1" office:value-type="string">
            <text:p text:style-name="P130"/>
          </table:table-cell>
          <table:table-cell table:style-name="Таблица9.C1" office:value-type="string">
            <text:p text:style-name="P130"/>
          </table:table-cell>
          <table:table-cell table:style-name="Таблица9.I1" office:value-type="string">
            <text:p text:style-name="P130"/>
          </table:table-cell>
          <table:table-cell table:style-name="Таблица9.I1" office:value-type="string">
            <text:p text:style-name="P130"/>
          </table:table-cell>
          <table:table-cell table:style-name="Таблица9.I1" office:value-type="string">
            <text:p text:style-name="P130"/>
          </table:table-cell>
          <table:table-cell table:style-name="Таблица9.K4" office:value-type="string">
            <text:p text:style-name="P130"/>
          </table:table-cell>
          <table:table-cell table:style-name="Таблица9.I1" office:value-type="string">
            <text:p text:style-name="P130"/>
          </table:table-cell>
          <table:table-cell table:style-name="Таблица9.L1" office:value-type="string">
            <text:p text:style-name="P130"/>
          </table:table-cell>
        </table:table-row>
      </table:table>
      <text:p text:style-name="P213"/>
      <text:p text:style-name="P227">Примечание:</text:p>
      <text:p text:style-name="P227">Форма заполняется в периоды пропуска паводков через ГТС водохранилищ при достижении уровня воды отметки НПУ и выше, или осуществлении сброса. </text:p>
      <text:p text:style-name="P213"/>
      <text:p text:style-name="P2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6">Должность ответственного специалиста</text:p>
          </table:table-cell>
          <table:table-cell table:style-name="Таблица1.B1" office:value-type="string">
            <text:p text:style-name="P133"/>
          </table:table-cell>
          <table:table-cell table:style-name="Таблица1.A1" office:value-type="string">
            <text:p text:style-name="P134">Ф.И.О.</text:p>
          </table:table-cell>
        </table:table-row>
        <table:table-row table:style-name="Таблица1.1">
          <table:table-cell table:style-name="Таблица1.A1" office:value-type="string">
            <text:p text:style-name="P195"/>
          </table:table-cell>
          <table:table-cell table:style-name="Таблица1.A1" office:value-type="string">
            <text:p text:style-name="P187">подпись</text:p>
          </table:table-cell>
          <table:table-cell table:style-name="Таблица1.A1" office:value-type="string">
            <text:p text:style-name="P195"/>
          </table:table-cell>
        </table:table-row>
      </table:table>
      <text:p text:style-name="P270">Форма 6.1. Данные наблюдений за водными объектами (их морфометрическими особенностями) за ______ год</text:p>
      <text:p text:style-name="P151">Наименование <text:s text:c="2"/>__________________________________________________________________________________</text:p>
      <text:p text:style-name="P151">Почтовый адрес ________________________________________________________________________________</text:p>
      <text:p text:style-name="P151">Организационно-правовая форма __________________________________________________________________</text:p>
      <text:p text:style-name="P151">ИНН __________________________________________________________________________________________</text:p>
      <text:p text:style-name="P151">Бассейновый округ____________________________________________________________________________________________________</text:p>
      <text:p text:style-name="P151">Наименование субъекта Российской Федерации___________________________________________________________________________</text:p>
      <text:p text:style-name="P151">Наименование и код гидрографической единицы________________________________________________________________________</text:p>
      <text:p text:style-name="P151">Водохозяйственный участок и его код______________________________________________________________________________________</text:p>
      <text:p text:style-name="P103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 table:number-columns-repeated="4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row table:style-name="Таблица11.1">
          <table:table-cell table:style-name="Таблица11.A1" table:number-rows-spanned="2" office:value-type="string">
            <text:p text:style-name="P96">Наименование водного объекта</text:p>
          </table:table-cell>
          <table:table-cell table:style-name="Таблица11.A1" table:number-rows-spanned="2" office:value-type="string">
            <text:p text:style-name="P96">Код водного объекта</text:p>
          </table:table-cell>
          <table:table-cell table:style-name="Таблица11.A1" table:number-rows-spanned="2" office:value-type="string">
            <text:p text:style-name="P24">Номер </text:p>
            <text:p text:style-name="P24">створа,</text:p>
            <text:p text:style-name="P24">«0» графика</text:p>
          </table:table-cell>
          <table:table-cell table:style-name="Таблица11.A1" table:number-rows-spanned="2" office:value-type="string">
            <text:p text:style-name="P24">Координаты</text:p>
            <text:p text:style-name="P24">створа</text:p>
          </table:table-cell>
          <table:table-cell table:style-name="Таблица11.A1" table:number-rows-spanned="2" office:value-type="string">
            <text:p text:style-name="P24">Дата</text:p>
            <text:p text:style-name="P24">наблюдений</text:p>
          </table:table-cell>
          <table:table-cell table:style-name="Таблица11.A1" table:number-columns-spanned="6" office:value-type="string">
            <text:p text:style-name="P24">Водоток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A1" table:number-columns-spanned="5" office:value-type="string">
            <text:p text:style-name="P24">Водоем</text:p>
          </table:table-cell>
          <table:covered-table-cell/>
          <table:covered-table-cell/>
          <table:covered-table-cell/>
          <table:covered-table-cell/>
          <table:table-cell table:style-name="Таблица11.Q1" table:number-rows-spanned="2" office:value-type="string">
            <text:p text:style-name="P167"/>
            <text:p text:style-name="P166"/>
            <text:p text:style-name="P168">Особые отметки<text:span text:style-name="T100">7</text:span></text:p>
          </table:table-cell>
        </table:table-row>
        <table:table-row table:style-name="Таблица11.2">
          <table:covered-table-cell/>
          <table:covered-table-cell/>
          <table:covered-table-cell/>
          <table:covered-table-cell/>
          <table:covered-table-cell/>
          <table:table-cell table:style-name="Таблица11.A1" office:value-type="string">
            <text:p text:style-name="P24">Максимальная</text:p>
            <text:p text:style-name="P24"><text:s/>глубина, м</text:p>
          </table:table-cell>
          <table:table-cell table:style-name="Таблица11.A1" office:value-type="string">
            <text:p text:style-name="P24">Минимальная глубина, м</text:p>
          </table:table-cell>
          <table:table-cell table:style-name="Таблица11.A1" office:value-type="string">
            <text:p text:style-name="P24">Средняя </text:p>
            <text:p text:style-name="P24"><text:s/>глубина, м</text:p>
          </table:table-cell>
          <table:table-cell table:style-name="Таблица11.A1" office:value-type="string">
            <text:p text:style-name="P24">Уровень над «0» графика, м</text:p>
          </table:table-cell>
          <table:table-cell table:style-name="Таблица11.A1" office:value-type="string">
            <text:p text:style-name="P24">Скорость течения, м/с</text:p>
          </table:table-cell>
          <table:table-cell table:style-name="Таблица11.A1" office:value-type="string">
            <text:p text:style-name="P24">Расход <text:s/>воды, м<text:span text:style-name="T100">3</text:span>/с</text:p>
          </table:table-cell>
          <table:table-cell table:style-name="Таблица11.A1" office:value-type="string">
            <text:p text:style-name="P24">Площадь акватории, км<text:span text:style-name="T100">2</text:span></text:p>
          </table:table-cell>
          <table:table-cell table:style-name="Таблица11.A1" office:value-type="string">
            <text:p text:style-name="P24">Объем, тыс. м<text:span text:style-name="T100">3</text:span> <text:s/></text:p>
          </table:table-cell>
          <table:table-cell table:style-name="Таблица11.A1" office:value-type="string">
            <text:p text:style-name="P24">Максимальная</text:p>
            <text:p text:style-name="P24"><text:s/>глубина, м</text:p>
          </table:table-cell>
          <table:table-cell table:style-name="Таблица11.A1" office:value-type="string">
            <text:p text:style-name="P24">Средняя</text:p>
            <text:p text:style-name="P24"><text:s/>глубина, м</text:p>
          </table:table-cell>
          <table:table-cell table:style-name="Таблица11.A1" office:value-type="string">
            <text:p text:style-name="P24">Уровень над «0» графика, м</text:p>
          </table:table-cell>
          <table:covered-table-cell/>
        </table:table-row>
        <table:table-row table:style-name="Таблица11.3">
          <table:table-cell table:style-name="Таблица11.A1" office:value-type="string">
            <text:p text:style-name="P24">1</text:p>
          </table:table-cell>
          <table:table-cell table:style-name="Таблица11.A1" office:value-type="string">
            <text:p text:style-name="P24">2</text:p>
          </table:table-cell>
          <table:table-cell table:style-name="Таблица11.A1" office:value-type="string">
            <text:p text:style-name="P24">3</text:p>
          </table:table-cell>
          <table:table-cell table:style-name="Таблица11.A1" office:value-type="string">
            <text:p text:style-name="P24">4</text:p>
          </table:table-cell>
          <table:table-cell table:style-name="Таблица11.A1" office:value-type="string">
            <text:p text:style-name="P24">5</text:p>
          </table:table-cell>
          <table:table-cell table:style-name="Таблица11.A1" office:value-type="string">
            <text:p text:style-name="P24">6</text:p>
          </table:table-cell>
          <table:table-cell table:style-name="Таблица11.A1" office:value-type="string">
            <text:p text:style-name="P24">7</text:p>
          </table:table-cell>
          <table:table-cell table:style-name="Таблица11.A1" office:value-type="string">
            <text:p text:style-name="P24">8</text:p>
          </table:table-cell>
          <table:table-cell table:style-name="Таблица11.A1" office:value-type="string">
            <text:p text:style-name="P24">9</text:p>
          </table:table-cell>
          <table:table-cell table:style-name="Таблица11.A1" office:value-type="string">
            <text:p text:style-name="P24">10</text:p>
          </table:table-cell>
          <table:table-cell table:style-name="Таблица11.A1" office:value-type="string">
            <text:p text:style-name="P24">11</text:p>
          </table:table-cell>
          <table:table-cell table:style-name="Таблица11.A1" office:value-type="string">
            <text:p text:style-name="P24">12</text:p>
          </table:table-cell>
          <table:table-cell table:style-name="Таблица11.A1" office:value-type="string">
            <text:p text:style-name="P24">13</text:p>
          </table:table-cell>
          <table:table-cell table:style-name="Таблица11.A1" office:value-type="string">
            <text:p text:style-name="P24">14</text:p>
          </table:table-cell>
          <table:table-cell table:style-name="Таблица11.A1" office:value-type="string">
            <text:p text:style-name="P24">15</text:p>
          </table:table-cell>
          <table:table-cell table:style-name="Таблица11.A1" office:value-type="string">
            <text:p text:style-name="P24">16</text:p>
          </table:table-cell>
          <table:table-cell table:style-name="Таблица11.Q3" office:value-type="string">
            <text:p text:style-name="P24">17</text:p>
          </table:table-cell>
        </table:table-row>
        <table:table-row table:style-name="Таблица11.3"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H4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Q3" office:value-type="string">
            <text:p text:style-name="P23"/>
          </table:table-cell>
        </table:table-row>
        <table:table-row table:style-name="Таблица11.3"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H4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A1" office:value-type="string">
            <text:p text:style-name="P23"/>
          </table:table-cell>
          <table:table-cell table:style-name="Таблица11.Q3" office:value-type="string">
            <text:p text:style-name="P23"/>
          </table:table-cell>
        </table:table-row>
      </table:table>
      <text:p text:style-name="P14"/>
      <text:p text:style-name="P14"/>
      <text:p text:style-name="P14"/>
      <text:p text:style-name="P14"><text:soft-page-break/></text:p>
      <text:p text:style-name="P14"/>
      <text:p text:style-name="P15">Форма 6.2. Сведения о состоянии <text:s/>водоохранных зон водных объектов за <text:s/>______год</text:p>
      <text:p text:style-name="P151">Наименование <text:s text:c="2"/>__________________________________________________________________________________</text:p>
      <text:p text:style-name="P151">Почтовый адрес ________________________________________________________________________________</text:p>
      <text:p text:style-name="P151">Организационно-правовая форма __________________________________________________________________</text:p>
      <text:p text:style-name="P151">ИНН __________________________________________________________________________________________</text:p>
      <text:p text:style-name="P151">Бассейновый округ____________________________________________________________________________________________________</text:p>
      <text:p text:style-name="P151">Наименование субъекта Российской Федерации___________________________________________________________________________</text:p>
      <text:p text:style-name="P151">Наименование и код гидрографической единицы________________________________________________________________________</text:p>
      <text:p text:style-name="P151">Водохозяйственный участок и его код______________________________________________________________________________________</text:p>
      <text:p text:style-name="P106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A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D"/>
        <table:table-column table:style-name="Таблица12.A"/>
        <table:table-column table:style-name="Таблица12.D"/>
        <table:table-column table:style-name="Таблица12.K"/>
        <table:table-column table:style-name="Таблица12.L"/>
        <table:table-column table:style-name="Таблица12.M"/>
        <table:table-row table:style-name="Таблица12.1">
          <table:table-cell table:style-name="Таблица12.A1" table:number-rows-spanned="3" office:value-type="string">
            <text:p text:style-name="P96">Наименование водного объекта, параметры водоохранной зоны</text:p>
          </table:table-cell>
          <table:table-cell table:style-name="Таблица12.A1" table:number-rows-spanned="3" office:value-type="string">
            <text:p text:style-name="P96">Код водного объекта</text:p>
          </table:table-cell>
          <table:table-cell table:style-name="Таблица12.A1" table:number-rows-spanned="3" office:value-type="string">
            <text:p text:style-name="P96">Местоположение участка, пункта проведения наблюдений (географические координаты</text:p>
          </table:table-cell>
          <table:table-cell table:style-name="Таблица12.A1" table:number-rows-spanned="3" office:value-type="string">
            <text:p text:style-name="P96">Виды наблюдений</text:p>
          </table:table-cell>
          <table:table-cell table:style-name="Таблица12.A1" table:number-rows-spanned="3" office:value-type="string">
            <text:p text:style-name="P96">Дата проведения наблюдений</text:p>
          </table:table-cell>
          <table:table-cell table:style-name="Таблица12.A1" table:number-columns-spanned="2" office:value-type="string">
            <text:p text:style-name="P96">Эрозионные процессы</text:p>
          </table:table-cell>
          <table:covered-table-cell/>
          <table:table-cell table:style-name="Таблица12.H1" table:number-columns-spanned="6" office:value-type="string">
            <text:p text:style-name="P96">Экосистемы водоохранных зо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">
          <table:covered-table-cell/>
          <table:covered-table-cell/>
          <table:covered-table-cell/>
          <table:covered-table-cell/>
          <table:covered-table-cell/>
          <table:table-cell table:style-name="Таблица12.A1" table:number-rows-spanned="2" office:value-type="string">
            <text:p text:style-name="P129"><text:span text:style-name="T95">Густота эрозионной сети, </text:span><text:span text:style-name="T96">l</text:span><text:span text:style-name="T95">, км/км</text:span><text:span text:style-name="T102">2 </text:span><text:span text:style-name="T95">(м/м</text:span><text:span text:style-name="T102">2</text:span><text:span text:style-name="T95">)</text:span></text:p>
          </table:table-cell>
          <table:table-cell table:style-name="Таблица12.A1" table:number-rows-spanned="2" office:value-type="string">
            <text:p text:style-name="P129"><text:span text:style-name="T95">Изменение эрозионной сети, </text:span><text:span text:style-name="T113"></text:span><text:span text:style-name="T97">l</text:span><text:span text:style-name="T98">, км/(м)</text:span></text:p>
          </table:table-cell>
          <table:table-cell table:style-name="Таблица12.A1" table:number-columns-spanned="2" office:value-type="string">
            <text:p text:style-name="P108">Залуженные участки</text:p>
          </table:table-cell>
          <table:covered-table-cell/>
          <table:table-cell table:style-name="Таблица12.A1" table:number-columns-spanned="2" office:value-type="string">
            <text:p text:style-name="P108">Участки под кустарниковой растительностью</text:p>
          </table:table-cell>
          <table:covered-table-cell/>
          <table:table-cell table:style-name="Таблица12.H1" table:number-columns-spanned="2" office:value-type="string">
            <text:p text:style-name="P108">Участки под древесной и древесно-кустарниковой растительностью</text:p>
          </table:table-cell>
          <table:covered-table-cell/>
        </table:table-row>
        <table:table-row table:style-name="Таблица1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1" office:value-type="string">
            <text:p text:style-name="P129"><text:span text:style-name="T97">S</text:span><text:span text:style-name="T114">1</text:span><text:span text:style-name="T98">, км</text:span><text:span text:style-name="T103">2</text:span><text:span text:style-name="T98">(м</text:span><text:span text:style-name="T103">2</text:span><text:span text:style-name="T98">), </text:span><text:span text:style-name="T99"><text:s/></text:span><text:span text:style-name="T97">S</text:span><text:span text:style-name="T114">1</text:span><text:span text:style-name="T99">/</text:span><text:span text:style-name="T97">S</text:span><text:span text:style-name="T99">, </text:span><text:span text:style-name="T98">%</text:span></text:p>
          </table:table-cell>
          <table:table-cell table:style-name="Таблица12.A1" office:value-type="string">
            <text:p text:style-name="P129"><text:span text:style-name="T98">Изменение площади, </text:span><text:span text:style-name="T113"></text:span><text:span text:style-name="T97">S</text:span><text:span text:style-name="T114">1</text:span><text:span text:style-name="T99">, </text:span><text:span text:style-name="T98">км</text:span><text:span text:style-name="T103">2</text:span><text:span text:style-name="T98"> (м</text:span><text:span text:style-name="T103">2</text:span><text:span text:style-name="T98">), %</text:span><text:span text:style-name="T99"> </text:span><text:span text:style-name="T98">(причины)</text:span></text:p>
          </table:table-cell>
          <table:table-cell table:style-name="Таблица12.A1" office:value-type="string">
            <text:p text:style-name="P129"><text:span text:style-name="T97">S</text:span><text:span text:style-name="T114">2</text:span><text:span text:style-name="T98">, км</text:span><text:span text:style-name="T103">2</text:span><text:span text:style-name="T98">(м</text:span><text:span text:style-name="T103">2</text:span><text:span text:style-name="T98">),</text:span><text:span text:style-name="T97"> S</text:span><text:span text:style-name="T114">2</text:span><text:span text:style-name="T99">/</text:span><text:span text:style-name="T97">S</text:span><text:span text:style-name="T99">, </text:span><text:span text:style-name="T98">%</text:span></text:p>
          </table:table-cell>
          <table:table-cell table:style-name="Таблица12.A1" office:value-type="string">
            <text:p text:style-name="P129"><text:span text:style-name="T98">Изменение площади, </text:span><text:span text:style-name="T113"></text:span><text:span text:style-name="T97">S</text:span><text:span text:style-name="T114">2</text:span><text:span text:style-name="T99">, <text:s/></text:span><text:span text:style-name="T98">км</text:span><text:span text:style-name="T103">2</text:span><text:span text:style-name="T98"> (м</text:span><text:span text:style-name="T103">2</text:span><text:span text:style-name="T98">), %</text:span><text:span text:style-name="T99"> <text:s/></text:span><text:span text:style-name="T98">(причины)</text:span></text:p>
            <text:p text:style-name="P108"/>
          </table:table-cell>
          <table:table-cell table:style-name="Таблица12.A1" office:value-type="string">
            <text:p text:style-name="P129"><text:span text:style-name="T97">S</text:span><text:span text:style-name="T114">3</text:span><text:span text:style-name="T98">, км</text:span><text:span text:style-name="T103">2</text:span><text:span text:style-name="T98">(м</text:span><text:span text:style-name="T103">2</text:span><text:span text:style-name="T98">), </text:span><text:span text:style-name="T97"><text:s/>S</text:span><text:span text:style-name="T114">2</text:span><text:span text:style-name="T99">/</text:span><text:span text:style-name="T97">S</text:span><text:span text:style-name="T99">, </text:span><text:span text:style-name="T98">%</text:span></text:p>
          </table:table-cell>
          <table:table-cell table:style-name="Таблица12.H1" office:value-type="string">
            <text:p text:style-name="P129"><text:span text:style-name="T98">Изменение площади, </text:span><text:span text:style-name="T113"></text:span><text:span text:style-name="T97">S</text:span><text:span text:style-name="T114">3</text:span><text:span text:style-name="T99">,</text:span><text:span text:style-name="T98"> км</text:span><text:span text:style-name="T103">2</text:span><text:span text:style-name="T98"> (м</text:span><text:span text:style-name="T103">2</text:span><text:span text:style-name="T98">), %</text:span><text:span text:style-name="T99"> </text:span><text:span text:style-name="T98">(причины)</text:span></text:p>
            <text:p text:style-name="P108"/>
          </table:table-cell>
        </table:table-row>
        <table:table-row table:style-name="Таблица12.4">
          <table:table-cell table:style-name="Таблица12.A4" office:value-type="string">
            <text:p text:style-name="P108">1</text:p>
          </table:table-cell>
          <table:table-cell table:style-name="Таблица12.A4" office:value-type="string">
            <text:p text:style-name="P108">2</text:p>
          </table:table-cell>
          <table:table-cell table:style-name="Таблица12.A4" office:value-type="string">
            <text:p text:style-name="P108">3</text:p>
          </table:table-cell>
          <table:table-cell table:style-name="Таблица12.A4" office:value-type="string">
            <text:p text:style-name="P108">4</text:p>
          </table:table-cell>
          <table:table-cell table:style-name="Таблица12.A4" office:value-type="string">
            <text:p text:style-name="P108">5</text:p>
          </table:table-cell>
          <table:table-cell table:style-name="Таблица12.A4" office:value-type="string">
            <text:p text:style-name="P108">6</text:p>
          </table:table-cell>
          <table:table-cell table:style-name="Таблица12.A4" office:value-type="string">
            <text:p text:style-name="P108">7</text:p>
          </table:table-cell>
          <table:table-cell table:style-name="Таблица12.A4" office:value-type="string">
            <text:p text:style-name="P108">8</text:p>
          </table:table-cell>
          <table:table-cell table:style-name="Таблица12.A4" office:value-type="string">
            <text:p text:style-name="P108">9</text:p>
          </table:table-cell>
          <table:table-cell table:style-name="Таблица12.A4" office:value-type="string">
            <text:p text:style-name="P108">10</text:p>
          </table:table-cell>
          <table:table-cell table:style-name="Таблица12.A4" office:value-type="string">
            <text:p text:style-name="P108">11</text:p>
          </table:table-cell>
          <table:table-cell table:style-name="Таблица12.A4" office:value-type="string">
            <text:p text:style-name="P108">12</text:p>
          </table:table-cell>
          <table:table-cell table:style-name="Таблица12.M4" office:value-type="string">
            <text:p text:style-name="P108">13</text:p>
          </table:table-cell>
        </table:table-row>
        <table:table-row table:style-name="Таблица12.5"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11">Дата 1</text:p>
          </table:table-cell>
          <table:table-cell table:style-name="Таблица12.A4" office:value-type="string">
            <text:p text:style-name="P42"><text:span text:style-name="T97">l</text:span><text:span text:style-name="T115"> 1</text:span></text:p>
          </table:table-cell>
          <table:table-cell table:style-name="Таблица12.A4" table:number-rows-spanned="2" office:value-type="string">
            <text:p text:style-name="P42"><text:span text:style-name="T97">l</text:span><text:span text:style-name="T115"> 2</text:span><text:span text:style-name="T98">- </text:span><text:span text:style-name="T97">l</text:span><text:span text:style-name="T115"> 1</text:span></text:p>
            <text:p text:style-name="P111"/>
          </table:table-cell>
          <table:table-cell table:style-name="Таблица12.A4" office:value-type="string">
            <text:p text:style-name="P42"><text:span text:style-name="T97">S</text:span><text:span text:style-name="T115"> <text:s/>1-1</text:span></text:p>
          </table:table-cell>
          <table:table-cell table:style-name="Таблица12.A4" table:number-rows-spanned="2" office:value-type="string">
            <text:p text:style-name="P42"><text:span text:style-name="T97">S</text:span><text:span text:style-name="T115"> 1-2</text:span><text:span text:style-name="T98">- </text:span><text:span text:style-name="T97">S</text:span><text:span text:style-name="T115"> 1-1</text:span></text:p>
            <text:p text:style-name="P111"/>
          </table:table-cell>
          <table:table-cell table:style-name="Таблица12.A4" office:value-type="string">
            <text:p text:style-name="P42"><text:span text:style-name="T97">S</text:span><text:span text:style-name="T115"> <text:s/>2-1</text:span></text:p>
          </table:table-cell>
          <table:table-cell table:style-name="Таблица12.A4" table:number-rows-spanned="2" office:value-type="string">
            <text:p text:style-name="P42"><text:span text:style-name="T97">S</text:span><text:span text:style-name="T115"> 2-2</text:span><text:span text:style-name="T98">- </text:span><text:span text:style-name="T97">S</text:span><text:span text:style-name="T115"> 2-1</text:span></text:p>
            <text:p text:style-name="P111"/>
          </table:table-cell>
          <table:table-cell table:style-name="Таблица12.A4" office:value-type="string">
            <text:p text:style-name="P42"><text:span text:style-name="T97">S</text:span><text:span text:style-name="T115"> 3-1</text:span></text:p>
          </table:table-cell>
          <table:table-cell table:style-name="Таблица12.M4" table:number-rows-spanned="2" office:value-type="string">
            <text:p text:style-name="P42"><text:span text:style-name="T97">S</text:span><text:span text:style-name="T115"> 3-2</text:span><text:span text:style-name="T98">- </text:span><text:span text:style-name="T97">S</text:span><text:span text:style-name="T115"> 3-1</text:span></text:p>
            <text:p text:style-name="P111"/>
          </table:table-cell>
        </table:table-row>
        <table:table-row table:style-name="Таблица12.6"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11">Дата 2</text:p>
          </table:table-cell>
          <table:table-cell table:style-name="Таблица12.A4" office:value-type="string">
            <text:p text:style-name="P42"><text:span text:style-name="T97">l</text:span><text:span text:style-name="T115"> 2</text:span></text:p>
          </table:table-cell>
          <table:covered-table-cell/>
          <table:table-cell table:style-name="Таблица12.A4" office:value-type="string">
            <text:p text:style-name="P42"><text:span text:style-name="T97">S</text:span><text:span text:style-name="T115"> <text:s/>1-2</text:span></text:p>
          </table:table-cell>
          <table:covered-table-cell/>
          <table:table-cell table:style-name="Таблица12.A4" office:value-type="string">
            <text:p text:style-name="P42"><text:span text:style-name="T97">S</text:span><text:span text:style-name="T115"> <text:s/>2-2</text:span></text:p>
          </table:table-cell>
          <table:covered-table-cell/>
          <table:table-cell table:style-name="Таблица12.A4" office:value-type="string">
            <text:p text:style-name="P42"><text:span text:style-name="T97">S</text:span><text:span text:style-name="T115"> <text:s/>3-2</text:span></text:p>
          </table:table-cell>
          <table:covered-table-cell/>
        </table:table-row>
        <table:table-row table:style-name="Таблица12.7"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A4" office:value-type="string">
            <text:p text:style-name="P109"/>
          </table:table-cell>
          <table:table-cell table:style-name="Таблица12.M4" office:value-type="string">
            <text:p text:style-name="P109"/>
          </table:table-cell>
        </table:table-row>
      </table:table>
      <text:p text:style-name="P111"/>
      <text:p text:style-name="P111">Примечание:</text:p>
      <text:p text:style-name="P42"><text:span text:style-name="T97">S</text:span><text:span text:style-name="T98"> –общая площадь исследуемого участка водоохранной зоны</text:span></text:p>
      <text:p text:style-name="P42"><text:span text:style-name="T97">S</text:span><text:span text:style-name="T114">1</text:span><text:span text:style-name="T98"> – площадь залуженных участков</text:span></text:p>
      <text:p text:style-name="P42"><text:span text:style-name="T97">S</text:span><text:span text:style-name="T114">2</text:span><text:span text:style-name="T98"> – площадь участков под кустарниковой растительностью</text:span></text:p>
      <text:p text:style-name="P42"><text:soft-page-break/><text:span text:style-name="T97">S</text:span><text:span text:style-name="T114">3</text:span><text:span text:style-name="T98"> – площадь участков под древесной и древесно-кустарниковой растительностью</text:span></text:p>
      <text:p text:style-name="P111"/>
      <text:p text:style-name="P135"/>
      <text:p text:style-name="P135"/>
      <text:p text:style-name="P135"/>
      <text:p text:style-name="P136"/>
      <text:p text:style-name="P136"/>
      <text:p text:style-name="P136"/>
      <text:p text:style-name="P140">Форма 6.3. Сведения о режиме использования водоохранных зон водных объектов за <text:s/>_____год</text:p>
      <text:p text:style-name="P141"/>
      <text:p text:style-name="P144">Наименование <text:s text:c="2"/>__________________________________________________________________________________</text:p>
      <text:p text:style-name="P144">Почтовый адрес ________________________________________________________________________________</text:p>
      <text:p text:style-name="P144">Организационно-правовая форма __________________________________________________________________</text:p>
      <text:p text:style-name="P144">ИНН __________________________________________________________________________________________</text:p>
      <text:p text:style-name="P144">Бассейновый округ____________________________________________________________________________________________________</text:p>
      <text:p text:style-name="P144">Наименование субъекта Российской Федерации___________________________________________________________________________</text:p>
      <text:p text:style-name="P144">Наименование и код гидрографической единицы________________________________________________________________________</text:p>
      <text:p text:style-name="P142">Водохозяйственный участок и его код______________________________________________________________________________________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row table:style-name="Таблица13.1">
          <table:table-cell table:style-name="Таблица13.A1" table:number-rows-spanned="2" office:value-type="string">
            <text:p text:style-name="P108">Наименование водного объекта</text:p>
          </table:table-cell>
          <table:table-cell table:style-name="Таблица13.A1" table:number-rows-spanned="2" office:value-type="string">
            <text:p text:style-name="P108">Код водного объекта</text:p>
          </table:table-cell>
          <table:table-cell table:style-name="Таблица13.A1" table:number-rows-spanned="2" office:value-type="string">
            <text:p text:style-name="P108">Местоположение участка, объекта проведения проверки (географические координаты)</text:p>
          </table:table-cell>
          <table:table-cell table:style-name="Таблица13.A1" table:number-rows-spanned="2" office:value-type="string">
            <text:p text:style-name="P108">Наименование и реквизиты хозяйствующего субъекта </text:p>
          </table:table-cell>
          <table:table-cell table:style-name="Таблица13.A1" table:number-rows-spanned="2" office:value-type="string">
            <text:p text:style-name="P108">Вид хозяйственной или иной деятельности</text:p>
          </table:table-cell>
          <table:table-cell table:style-name="Таблица13.F1" table:number-columns-spanned="5" office:value-type="string">
            <text:p text:style-name="P107">Соблюдение режима использования водоохранных зон</text:p>
          </table:table-cell>
          <table:covered-table-cell/>
          <table:covered-table-cell/>
          <table:covered-table-cell/>
          <table:covered-table-cell/>
        </table:table-row>
        <table:table-row table:style-name="Таблица13.1">
          <table:covered-table-cell/>
          <table:covered-table-cell/>
          <table:covered-table-cell/>
          <table:covered-table-cell/>
          <table:covered-table-cell/>
          <table:table-cell table:style-name="Таблица13.A1" office:value-type="string">
            <text:p text:style-name="P107">Даты проведения проверки, основания</text:p>
          </table:table-cell>
          <table:table-cell table:style-name="Таблица13.A1" office:value-type="string">
            <text:p text:style-name="P107">Заключение органов надзора по результатам проверки</text:p>
          </table:table-cell>
          <table:table-cell table:style-name="Таблица13.A1" office:value-type="string">
            <text:p text:style-name="P107">Реквизиты и содержание выданных предписаний </text:p>
          </table:table-cell>
          <table:table-cell table:style-name="Таблица13.A1" office:value-type="string">
            <text:p text:style-name="P107">Информация о выполнении предписаний, выданных при предыдущей проверке </text:p>
          </table:table-cell>
          <table:table-cell table:style-name="Таблица13.F1" office:value-type="string">
            <text:p text:style-name="P107">Особые отметки</text:p>
          </table:table-cell>
        </table:table-row>
        <table:table-row table:style-name="Таблица13.3">
          <table:table-cell table:style-name="Таблица13.A1" office:value-type="string">
            <text:p text:style-name="P107">1</text:p>
          </table:table-cell>
          <table:table-cell table:style-name="Таблица13.A1" office:value-type="string">
            <text:p text:style-name="P108">2</text:p>
          </table:table-cell>
          <table:table-cell table:style-name="Таблица13.A1" office:value-type="string">
            <text:p text:style-name="P108">3</text:p>
          </table:table-cell>
          <table:table-cell table:style-name="Таблица13.A1" office:value-type="string">
            <text:p text:style-name="P108">4</text:p>
          </table:table-cell>
          <table:table-cell table:style-name="Таблица13.A1" office:value-type="string">
            <text:p text:style-name="P108">5</text:p>
          </table:table-cell>
          <table:table-cell table:style-name="Таблица13.A1" office:value-type="string">
            <text:p text:style-name="P107">6</text:p>
          </table:table-cell>
          <table:table-cell table:style-name="Таблица13.A1" office:value-type="string">
            <text:p text:style-name="P107">7</text:p>
          </table:table-cell>
          <table:table-cell table:style-name="Таблица13.A1" office:value-type="string">
            <text:p text:style-name="P107">8</text:p>
          </table:table-cell>
          <table:table-cell table:style-name="Таблица13.A1" office:value-type="string">
            <text:p text:style-name="P107">9</text:p>
          </table:table-cell>
          <table:table-cell table:style-name="Таблица13.F1" office:value-type="string">
            <text:p text:style-name="P107">10</text:p>
          </table:table-cell>
        </table:table-row>
        <table:table-row table:style-name="Таблица13.3">
          <table:table-cell table:style-name="Таблица13.A4" office:value-type="string">
            <text:p text:style-name="P110"/>
          </table:table-cell>
          <table:table-cell table:style-name="Таблица13.A4" office:value-type="string">
            <text:p text:style-name="P109"/>
          </table:table-cell>
          <table:table-cell table:style-name="Таблица13.A4" office:value-type="string">
            <text:p text:style-name="P109"/>
          </table:table-cell>
          <table:table-cell table:style-name="Таблица13.A4" office:value-type="string">
            <text:p text:style-name="P109"/>
          </table:table-cell>
          <table:table-cell table:style-name="Таблица13.A4" office:value-type="string">
            <text:p text:style-name="P109"/>
          </table:table-cell>
          <table:table-cell table:style-name="Таблица13.A4" office:value-type="string">
            <text:p text:style-name="P110"/>
          </table:table-cell>
          <table:table-cell table:style-name="Таблица13.A4" office:value-type="string">
            <text:p text:style-name="P110"/>
          </table:table-cell>
          <table:table-cell table:style-name="Таблица13.A4" office:value-type="string">
            <text:p text:style-name="P110"/>
          </table:table-cell>
          <table:table-cell table:style-name="Таблица13.A4" office:value-type="string">
            <text:p text:style-name="P110"/>
          </table:table-cell>
          <table:table-cell table:style-name="Таблица13.J4" office:value-type="string">
            <text:p text:style-name="P110"/>
          </table:table-cell>
        </table:table-row>
      </table:table>
      <text:p text:style-name="P271">Рекомендации к подготовке «Программы … »</text:p>
      <text:list xml:id="list3359216588" text:style-name="WW8Num4">
        <text:list-item>
          <text:p text:style-name="P254">Водопользователь составляет Программу по данному Макету в соответствии с условиями использования водного объекта (в соответствии с условиями предусмотренных в Решении или Договоре) неиспользуемые разделы Макета не заполняются (текст не приводится), но сами разделы не исключаются, формы предоставления результатов наблюдений выбираются в соответствии с программой наблюдений, неиспользуемые формы отчетности в Программе приводить не следует. </text:p>
        </text:list-item>
        <text:list-item>
          <text:p text:style-name="P256"><text:span text:style-name="T46">При адаптации типового макета водопользователь выбирает из текста заключенного в скобки позиции, относящиеся к виду водного объекта и особенностям его использования, не относящиеся к конкретному водному объекту позиции из текста Программ исключаются, так например Программа наблюдения за водотоком будет включать наблюдения за уровнем, расходом … и т.д. (пункт 5.1а остаются в программе, <text:s/>пункт 5.1б исключается из Программы). Или в пункте Макета </text:span><text:span text:style-name="T98">1.6.2, период максимальной нагрузки на водный объект выбирается из предложено в скобках перечня в зависимости от режима работы предприятия, не используемые позиции в Программу не включаются.</text:span></text:p>
        </text:list-item>
        <text:list-item>
          <text:p text:style-name="P254">Программа контроля гидрохимического состава природных вод составляется при сбросе сточных вод в водные объекты.</text:p>
        </text:list-item>
        <text:list-item>
          <text:p text:style-name="P254">При составлении Программ при наличии нескольких водовыпусков расположенных в черте населенных пунктов, или на расстоянии более 500 метров друг от друга (а также при выполнении условия №3) Программа составляется на каждый водовыпуск отдельно (в соответствии условиям СанПиН 2.1.5.980-00).</text:p>
        </text:list-item>
        <text:list-item>
          <text:p text:style-name="P254">Картографический материал и координаты объектов и участков должны быть приведены в системе геодезических координат 1942 года. Координаты следует приводить с точностью до секунды, но не точнее 30 м (определять по картам масштаба 1:100000 и менее). На карте обозначаются и описываются условными знаками:</text:p>
          <text:list>
            <text:list-item>
              <text:p text:style-name="P257">объекты водопользования (водовыпуски, водозаборы, акватории…);</text:p>
            </text:list-item>
            <text:list-item>
              <text:p text:style-name="P257">створы наблюдений и места отбора проб;</text:p>
            </text:list-item>
            <text:list-item>
              <text:p text:style-name="P257">земельные участки, водоохранной зоны, прибрежной защитной и береговой полосы;</text:p>
            </text:list-item>
            <text:list-item>
              <text:p text:style-name="P256"><text:span text:style-name="T98">в пределах водохранной зоны выделяются: </text:span><text:span text:style-name="T46">эрозионная сеть,</text:span><text:span text:style-name="T98"> залуженные участки, участки кустарниковой растительности, участки под древесно-кустарниковой растительности;</text:span></text:p>
            </text:list-item>
            <text:list-item>
              <text:p text:style-name="P257">схемы ливневой канализации, и набережной.</text:p>
            </text:list-item>
          </text:list>
        </text:list-item>
        <text:list-item>
          <text:p text:style-name="P256"><text:span text:style-name="T98">Характеристики местоположения контрольных створов в п. 3.2 выбираются в зависимости от вида водного объекта, так азимут указывается только для водоемов и морей. Горизонты наблюдений указываются для отбора проб на гидрохимический анализ. В графе 10 указываются виды наблюдений </text:span><text:span text:style-name="T46">в контрольном створе: <text:s/>гидрологические, гидрохимические, гидробиологические.</text:span></text:p>
        </text:list-item>
        <text:list-item>
          <text:p text:style-name="P254">Назначение створов наблюдений, количество вертикалей в створе, и горизонтов на вертикали с учетом рекомендаций ГОСТ 17.1.3.07-82 (по водным объектам суши) и 17.1.3.08-82 (по морским водным объектам), СанПиН 2.1.5.980-00, приказ МПР РФ № 56 от 14.03.2007г.</text:p>
        </text:list-item>
        <text:list-item>
          <text:p text:style-name="P254">Из перечня определяемых показателей на водном объекте в п.5 Программы выбираются соответствующие составу сбрасываемых сточных вод (из норматива ПДС, НДС).</text:p>
        </text:list-item>
        <text:list-item>
          <text:p text:style-name="P254">Перечень к Программе приложений подбираются индивидуально согласно п.11 Макета и особенностей использования водного объекта.</text:p>
        </text:list-item>
        <text:list-item>
          <text:p text:style-name="P254">Периодичность проведения наблюдений описывается исходя из набора видов наблюдений принятого для конкретного водопользователя. Учитываются периоды нормального и измененного режима работы, а также случаи чрезвычайных ситуациях включая: заморные явления, гибель рыбы, аварийные сбросы загрязняющих веществ, сбросы воды с водохранилищ, уровни выше неблагоприятного гидрологического явления, и др.), в створах наблюдений и на водоохранной зоне. Периодичность проведения наблюдений выбирается в соответствии <text:s/>с рекомендациями нормативных документов. При установлении периодичности наблюдения для водотоков должны быть учтены наименее благоприятные периоды (зимняя и летняя межень, на спаде паводка, половодья и т.д.), для водоемов и морей различные метеорологические условия (такие как направление и скорость ветра и др.).</text:p>
        </text:list-item>
        <text:list-item>
          <text:p text:style-name="P254">Формы предоставления результатов наблюдений выбираются водопользователем в зависимости от принятого в Программе набора наблюдений на водном объекте и водоохраной зоне. Формы 4.1, 4.2 являются обязательными.</text:p>
        </text:list-item>
        <text:list-item>
          <text:p text:style-name="P254">В форме 1 Приложения 2 заполняются данные в зависимости от водного объекта (не нужное не заполняется, но не исключается):</text:p>
        </text:list-item>
      </text:list>
      <text:list xml:id="list3694437875" text:style-name="WW8Num3">
        <text:list-item>
          <text:p text:style-name="P272"><text:span text:style-name="T46">для водотоков - </text:span><text:span text:style-name="T98">Расход воды;</text:span></text:p>
        </text:list-item>
        <text:list-item>
          <text:p text:style-name="P273">для водоемов - Уровень воды;</text:p>
        </text:list-item>
        <text:list-item>
          <text:p text:style-name="P273">для морей (и акваторий водоемов) - Скорость и направление ветра. <text:s/></text:p>
        </text:list-item>
      </text:list>
      <text:list xml:id="list102334954364788" text:continue-list="list3359216588" text:style-name="WW8Num4">
        <text:list-item>
          <text:p text:style-name="P254">Программа наблюдений разрабатывается (согласовывается) на время действия Решения или Договора.</text:p>
        </text:list-item>
        <text:list-item>
          <text:p text:style-name="P254">Один экземпляр Программы остается в Отделе водных ресурсов по Амурского БВУ. Служебная информация заполняется специалистами Отдела после регистрации решения или договора.</text:p>
        </text:list-item>
      </text:list>
      <text:p text:style-name="P143"><text:soft-page-break/>Приложение № 1 лист 1 </text:p>
      <text:p text:style-name="P143">к договору водопользования </text:p>
      <text:p text:style-name="P143"/>
      <text:p text:style-name="P143"/>
      <text:p text:style-name="P42"><text:span text:style-name="T57">Наименование водопользователя: </text:span><text:span text:style-name="T53"><text:s/></text:span><text:span text:style-name="T57">______________________</text:span><text:span text:style-name="T53"> <text:s text:c="58"/></text:span></text:p>
      <text:p text:style-name="P68"/>
      <text:p text:style-name="P68"/>
      <text:p text:style-name="P68">Номер государственной регистрации договора в </text:p>
      <text:p text:style-name="P68">государственном водном реестре: _______________________________________________</text:p>
      <text:p text:style-name="P68"/>
      <text:p text:style-name="P70"/>
      <text:p text:style-name="P70">Параметры водопользования</text:p>
      <text:p text:style-name="P7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 table:number-columns-repeated="2"/>
        <table:table-column table:style-name="Таблица14.I"/>
        <table:table-column table:style-name="Таблица14.J"/>
        <table:table-row table:style-name="Таблица14.1">
          <table:table-cell table:style-name="Таблица14.A1" table:number-rows-spanned="2" office:value-type="string">
            <text:p text:style-name="P129"><text:span text:style-name="T59">№ </text:span><text:span text:style-name="T57">п/п</text:span></text:p>
          </table:table-cell>
          <table:table-cell table:style-name="Таблица14.A1" table:number-rows-spanned="2" office:value-type="string">
            <text:p text:style-name="P70">Использование акватории водных объектов.</text:p>
          </table:table-cell>
          <table:table-cell table:style-name="Таблица14.A1" table:number-rows-spanned="2" office:value-type="string">
            <text:p text:style-name="P70">Ед. изм.</text:p>
          </table:table-cell>
          <table:table-cell table:style-name="Таблица14.A1" table:number-rows-spanned="2" office:value-type="string">
            <text:p text:style-name="P70">Год</text:p>
          </table:table-cell>
          <table:table-cell table:style-name="Таблица14.E1" table:number-columns-spanned="6" office:value-type="string">
            <text:p text:style-name="P69">Квартал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">
          <table:covered-table-cell/>
          <table:covered-table-cell/>
          <table:covered-table-cell/>
          <table:covered-table-cell/>
          <table:table-cell table:style-name="Таблица14.E2" table:number-columns-spanned="2" office:value-type="string">
            <text:p text:style-name="P79">I</text:p>
          </table:table-cell>
          <table:covered-table-cell/>
          <table:table-cell table:style-name="Таблица14.E2" office:value-type="string">
            <text:p text:style-name="P79">II</text:p>
          </table:table-cell>
          <table:table-cell table:style-name="Таблица14.E2" office:value-type="string">
            <text:p text:style-name="P79">III</text:p>
          </table:table-cell>
          <table:table-cell table:style-name="Таблица14.I2" table:number-columns-spanned="2" office:value-type="string">
            <text:p text:style-name="P79">IV</text:p>
          </table:table-cell>
          <table:covered-table-cell/>
        </table:table-row>
        <table:table-row table:style-name="Таблица14.3">
          <table:table-cell table:style-name="Таблица14.E2" table:number-rows-spanned="2" office:value-type="string">
            <text:p text:style-name="P70">1.</text:p>
          </table:table-cell>
          <table:table-cell table:style-name="Таблица14.E2" table:number-rows-spanned="2" office:value-type="string">
            <text:p text:style-name="P47">Допустимый</text:p>
            <text:p text:style-name="P47">объем изъятия</text:p>
            <text:p text:style-name="P47">(забора) водных</text:p>
            <text:p text:style-name="P47">ресурсов из</text:p>
            <text:p text:style-name="P51">водных объектов</text:p>
          </table:table-cell>
          <table:table-cell table:style-name="Таблица14.E2" table:number-rows-spanned="2" office:value-type="string">
            <text:p text:style-name="P53">тыс. куб.м</text:p>
          </table:table-cell>
          <table:table-cell table:style-name="Таблица14.E2" office:value-type="string">
            <text:p text:style-name="P129"><text:span text:style-name="T60">20__</text:span><text:span text:style-name="T57">-20__</text:span></text:p>
          </table:table-cell>
          <table:table-cell table:style-name="Таблица14.I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4.4">
          <table:covered-table-cell/>
          <table:covered-table-cell/>
          <table:covered-table-cell/>
          <table:table-cell table:style-name="Таблица14.E2" office:value-type="string">
            <text:p text:style-name="P70">20__</text:p>
          </table:table-cell>
          <table:table-cell table:style-name="Таблица14.E2" office:value-type="string">
            <text:p text:style-name="P71"/>
          </table:table-cell>
          <table:table-cell table:style-name="Таблица14.E2" table:number-columns-spanned="2" office:value-type="string">
            <text:p text:style-name="P71"/>
          </table:table-cell>
          <table:covered-table-cell/>
          <table:table-cell table:style-name="Таблица14.E2" table:number-columns-spanned="2" office:value-type="string">
            <text:p text:style-name="P71"/>
          </table:table-cell>
          <table:covered-table-cell/>
          <table:table-cell table:style-name="Таблица14.I2" office:value-type="string">
            <text:p text:style-name="P71"/>
          </table:table-cell>
        </table:table-row>
      </table:table>
      <text:p text:style-name="P70"/>
      <text:p text:style-name="P70"/>
      <text:p text:style-name="P70"/>
      <text:p text:style-name="P70"/>
      <text:p text:style-name="P73">От водопользователя<text:tab/><text:tab/> <text:s text:c="30"/>____________________ <text:s/><text:tab/><text:tab/><text:tab/><text:tab/> <text:s text:c="94"/>М.П.</text:p>
      <text:p text:style-name="P70"/>
      <text:p text:style-name="P73"/>
      <text:p text:style-name="P144">Директор Департамента недропользования </text:p>
      <text:p text:style-name="P151"><text:span text:style-name="T117">и экологии Тюменской области <text:s text:c="35"/></text:span><text:span text:style-name="T86"><text:s text:c="41"/></text:span><text:span text:style-name="T117"><text:s text:c="2"/></text:span><text:span text:style-name="T76">Е.Т. Уляшева</text:span></text:p>
      <text:p text:style-name="P129"><text:span text:style-name="T59"><text:s text:c="84"/></text:span><text:span text:style-name="T57">М.П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37"><text:s text:c="6"/></text:p>
      <text:p text:style-name="P138"/>
      <text:p text:style-name="P138"/>
      <text:p text:style-name="P82"/>
      <text:p text:style-name="P72"><text:soft-page-break/>Приложение № 2 лист 1</text:p>
      <text:p text:style-name="P143">к договору водопользования </text:p>
      <text:p text:style-name="P72"/>
      <text:p text:style-name="P68"/>
      <text:p text:style-name="P42"><text:span text:style-name="T57">Наименование водопользователя: </text:span><text:span text:style-name="T53"><text:s/></text:span><text:span text:style-name="T57">_____________________________</text:span><text:span text:style-name="T53"> <text:s text:c="58"/></text:span></text:p>
      <text:p text:style-name="P68"/>
      <text:p text:style-name="P68">Номер государственной регистрации договора в </text:p>
      <text:p text:style-name="P68">государственном водном реестре:_________________________________________________</text:p>
      <text:p text:style-name="P171"/>
      <text:p text:style-name="P172"><text:span text:style-name="T37">Расчет платы за пользование водным объектом (его частью) в 20</text:span><text:span text:style-name="T38">__</text:span><text:span text:style-name="T37">-20__</text:span><text:span text:style-name="T116"> годах.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D" table:number-columns-repeated="2"/>
        <table:table-column table:style-name="Таблица15.H"/>
        <table:table-column table:style-name="Таблица15.I"/>
        <table:table-row table:style-name="Таблица15.1">
          <table:table-cell table:style-name="Таблица15.A1" table:number-rows-spanned="2" office:value-type="string">
            <text:p text:style-name="P129"><text:span text:style-name="T58"><text:s text:c="2"/>№ </text:span><text:span text:style-name="T56">п/п</text:span></text:p>
          </table:table-cell>
          <table:table-cell table:style-name="Таблица15.A1" table:number-rows-spanned="2" office:value-type="string">
            <text:p text:style-name="P75">Показатель</text:p>
          </table:table-cell>
          <table:table-cell table:style-name="Таблица15.A1" table:number-rows-spanned="2" office:value-type="string">
            <text:p text:style-name="P75">Год</text:p>
          </table:table-cell>
          <table:table-cell table:style-name="Таблица15.A1" table:number-rows-spanned="2" office:value-type="string">
            <text:p text:style-name="P75">Ставка платы</text:p>
          </table:table-cell>
          <table:table-cell table:style-name="Таблица15.A1" table:number-columns-spanned="4" office:value-type="string">
            <text:p text:style-name="P75">Квартал</text:p>
          </table:table-cell>
          <table:covered-table-cell/>
          <table:covered-table-cell/>
          <table:covered-table-cell/>
          <table:table-cell table:style-name="Таблица15.I1" table:number-rows-spanned="2" office:value-type="string">
            <text:p text:style-name="P75">Сумма платы за год, руб.</text:p>
          </table:table-cell>
        </table:table-row>
        <table:table-row table:style-name="Таблица15.2">
          <table:covered-table-cell/>
          <table:covered-table-cell/>
          <table:covered-table-cell/>
          <table:covered-table-cell/>
          <table:table-cell table:style-name="Таблица15.A1" office:value-type="string">
            <text:h text:style-name="P276" text:outline-level="1">I</text:h>
          </table:table-cell>
          <table:table-cell table:style-name="Таблица15.A1" office:value-type="string">
            <text:p text:style-name="P80">II</text:p>
          </table:table-cell>
          <table:table-cell table:style-name="Таблица15.A1" office:value-type="string">
            <text:p text:style-name="P81">III</text:p>
          </table:table-cell>
          <table:table-cell table:style-name="Таблица15.A1" office:value-type="string">
            <text:p text:style-name="P81">IV</text:p>
          </table:table-cell>
          <table:covered-table-cell/>
        </table:table-row>
        <table:table-row table:style-name="Таблица15.3">
          <table:table-cell table:style-name="Таблица15.A3" office:value-type="string">
            <text:p text:style-name="P75">1.</text:p>
          </table:table-cell>
          <table:table-cell table:style-name="Таблица15.A3" office:value-type="string">
            <text:p text:style-name="P47">Допустимый</text:p>
            <text:p text:style-name="P47">объем изъятия</text:p>
            <text:p text:style-name="P47">(забора) водных</text:p>
            <text:p text:style-name="P47">ресурсов из</text:p>
            <text:p text:style-name="P52">водных объектов, <text:span text:style-name="T117">тыс. куб.м</text:span></text:p>
          </table:table-cell>
          <table:table-cell table:style-name="Таблица15.A3" office:value-type="string">
            <text:p text:style-name="P66"/>
          </table:table-cell>
          <table:table-cell table:style-name="Таблица15.A1" office:value-type="string">
            <text:p text:style-name="P66"/>
          </table:table-cell>
          <table:table-cell table:style-name="Таблица15.A1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Таблица15.I1" office:value-type="string">
            <text:p text:style-name="P66"/>
            <text:p text:style-name="P67"/>
          </table:table-cell>
        </table:table-row>
        <table:table-row table:style-name="Таблица15.4">
          <table:table-cell table:style-name="Таблица15.A3" office:value-type="string">
            <text:p text:style-name="P75">3.</text:p>
          </table:table-cell>
          <table:table-cell table:style-name="Таблица15.A3" table:number-rows-spanned="5" office:value-type="string">
            <text:p text:style-name="Standard"/>
          </table:table-cell>
          <table:table-cell table:style-name="Таблица15.A1" office:value-type="string">
            <text:p text:style-name="P83">6<text:span text:style-name="T121">24</text:span></text:p>
          </table:table-cell>
          <table:table-cell table:style-name="Таблица15.A1" office:value-type="string">
            <text:p text:style-name="P40">2020</text:p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I1" office:value-type="string">
            <text:p text:style-name="P86"/>
          </table:table-cell>
        </table:table-row>
        <table:table-row table:style-name="Таблица15.5">
          <table:table-cell table:style-name="Таблица15.A3" office:value-type="string">
            <text:p text:style-name="P75">4.</text:p>
          </table:table-cell>
          <table:covered-table-cell/>
          <table:table-cell table:style-name="Таблица15.A1" office:value-type="string">
            <text:p text:style-name="P83">7<text:span text:style-name="T121">18</text:span></text:p>
          </table:table-cell>
          <table:table-cell table:style-name="Таблица15.A1" office:value-type="string">
            <text:p text:style-name="P40">2021</text:p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I1" office:value-type="string">
            <text:p text:style-name="P86"/>
          </table:table-cell>
        </table:table-row>
        <table:table-row table:style-name="Таблица15.6">
          <table:table-cell table:style-name="Таблица15.A3" office:value-type="string">
            <text:p text:style-name="P75">5.</text:p>
          </table:table-cell>
          <table:covered-table-cell/>
          <table:table-cell table:style-name="Таблица15.A1" office:value-type="string">
            <text:p text:style-name="P84">826</text:p>
          </table:table-cell>
          <table:table-cell table:style-name="Таблица15.A1" office:value-type="string">
            <text:p text:style-name="P40">202<text:span text:style-name="T122">2</text:span></text:p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I1" office:value-type="string">
            <text:p text:style-name="P86"/>
          </table:table-cell>
        </table:table-row>
        <table:table-row table:style-name="Таблица15.7">
          <table:table-cell table:style-name="Таблица15.A3" office:value-type="string">
            <text:p text:style-name="P75">6.</text:p>
          </table:table-cell>
          <table:covered-table-cell/>
          <table:table-cell table:style-name="Таблица15.A1" office:value-type="string">
            <text:p text:style-name="P84">950</text:p>
          </table:table-cell>
          <table:table-cell table:style-name="Таблица15.A1" office:value-type="string">
            <text:p text:style-name="P40">202<text:span text:style-name="T122">3</text:span></text:p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I1" office:value-type="string">
            <text:p text:style-name="P86"/>
          </table:table-cell>
        </table:table-row>
        <table:table-row table:style-name="Таблица15.8">
          <table:table-cell table:style-name="Таблица15.A3" office:value-type="string">
            <text:p text:style-name="P75">7.</text:p>
          </table:table-cell>
          <table:covered-table-cell/>
          <table:table-cell table:style-name="Таблица15.A1" office:value-type="string">
            <text:p text:style-name="P85">1 094</text:p>
          </table:table-cell>
          <table:table-cell table:style-name="Таблица15.A1" office:value-type="string">
            <text:p text:style-name="P41">2024</text:p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A1" office:value-type="string">
            <text:p text:style-name="P86"/>
          </table:table-cell>
          <table:table-cell table:style-name="Таблица15.I1" office:value-type="string">
            <text:p text:style-name="P86"/>
          </table:table-cell>
        </table:table-row>
      </table:table>
      <text:p text:style-name="P58">*в соответствии с постановлением Правительства РФ от 26.12.2014 № 1509 начиная с 2026 года ставки платы за пользование водными объектами, находящимися в федеральной собственности, установленные постановлением Правительства РФ от 30.12.2006 № 876, применяются с коэффициентом, определенным для года, предшествующего году платежного периода, умноженным на коэффициент, учитывающий фактическое изменение потребительских цен на товары в РФ, определенный Министерством экономического развития РФ в соответствии с данными государственной статистической отчетности для второго по порядку года, предшествующего году платежного периода. <text:s/></text:p>
      <text:p text:style-name="P139"/>
      <text:p text:style-name="P59"/>
      <text:p text:style-name="P59"/>
      <text:p text:style-name="P78">От водопользователя<text:tab/><text:tab/> <text:s text:c="30"/>____________________ <text:s/><text:tab/><text:tab/><text:tab/><text:tab/> <text:s text:c="94"/>М.П.</text:p>
      <text:p text:style-name="P75"/>
      <text:p text:style-name="P78"/>
      <text:p text:style-name="P147">Директор Департамента недропользования </text:p>
      <text:p text:style-name="P151"><text:span text:style-name="T116">и экологии Тюменской области <text:s text:c="35"/></text:span><text:span text:style-name="T85"><text:s text:c="40"/></text:span><text:span text:style-name="T116"><text:s text:c="2"/></text:span><text:span text:style-name="T77">Е.Т. Уляшева</text:span></text:p>
      <text:p text:style-name="P129"><text:span text:style-name="T58"><text:s text:c="84"/></text:span><text:span text:style-name="T56">М.П.</text:span></text:p>
      <text:p text:style-name="P14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Приложение № 2 лист 2</text:p>
      <text:p text:style-name="P145"><text:soft-page-break/>к договору водопользования </text:p>
      <text:p text:style-name="P76"/>
      <text:p text:style-name="P77"/>
      <text:p text:style-name="P77"/>
      <text:p text:style-name="P42"><text:span text:style-name="T56">Наименование водопользователя: </text:span><text:span text:style-name="T52"><text:s text:c="57"/></text:span><text:span text:style-name="T56">_</text:span></text:p>
      <text:p text:style-name="P77"/>
      <text:p text:style-name="P77"/>
      <text:p text:style-name="P77">Номер государственной регистрации договора в </text:p>
      <text:p text:style-name="P77">государственном водном реестре:_____________________________________________ _</text:p>
      <text:p text:style-name="P88"/>
      <text:p text:style-name="P87"/>
      <text:p text:style-name="P146">График внесения платы в 20__ - 20__ годах</text:p>
      <text:p text:style-name="P146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row table:style-name="Таблица16.1">
          <table:table-cell table:style-name="Таблица16.A1" table:number-rows-spanned="2" office:value-type="string">
            <text:p text:style-name="P148">№</text:p>
            <text:p text:style-name="P146">п/п</text:p>
          </table:table-cell>
          <table:table-cell table:style-name="Таблица16.A1" table:number-rows-spanned="2" office:value-type="string">
            <text:p text:style-name="P146">Наименование</text:p>
          </table:table-cell>
          <table:table-cell table:style-name="Таблица16.A1" table:number-rows-spanned="2" office:value-type="string">
            <text:p text:style-name="P146">Год </text:p>
          </table:table-cell>
          <table:table-cell table:style-name="Таблица16.D1" table:number-columns-spanned="4" office:value-type="string">
            <text:p text:style-name="P146">Период водопользования (квартал)</text:p>
          </table:table-cell>
          <table:covered-table-cell/>
          <table:covered-table-cell/>
          <table:covered-table-cell/>
        </table:table-row>
        <table:table-row table:style-name="Таблица16.2">
          <table:covered-table-cell/>
          <table:covered-table-cell/>
          <table:covered-table-cell/>
          <table:table-cell table:style-name="Таблица16.A1" office:value-type="string">
            <text:p text:style-name="P150">I</text:p>
          </table:table-cell>
          <table:table-cell table:style-name="Таблица16.A1" office:value-type="string">
            <text:p text:style-name="P150">II</text:p>
          </table:table-cell>
          <table:table-cell table:style-name="Таблица16.A1" office:value-type="string">
            <text:p text:style-name="P150">III</text:p>
          </table:table-cell>
          <table:table-cell table:style-name="Таблица16.D1" office:value-type="string">
            <text:p text:style-name="P150">IV</text:p>
          </table:table-cell>
        </table:table-row>
        <table:table-row table:style-name="Таблица16.3">
          <table:table-cell table:style-name="Таблица16.A1" office:value-type="string">
            <text:p text:style-name="P150">1</text:p>
          </table:table-cell>
          <table:table-cell table:style-name="Таблица16.A1" office:value-type="string">
            <text:p text:style-name="P150">2</text:p>
          </table:table-cell>
          <table:table-cell table:style-name="Таблица16.A1" office:value-type="string">
            <text:p text:style-name="P150">3</text:p>
          </table:table-cell>
          <table:table-cell table:style-name="Таблица16.A1" office:value-type="string">
            <text:p text:style-name="P150">4</text:p>
          </table:table-cell>
          <table:table-cell table:style-name="Таблица16.A1" office:value-type="string">
            <text:p text:style-name="P150">5</text:p>
          </table:table-cell>
          <table:table-cell table:style-name="Таблица16.A1" office:value-type="string">
            <text:p text:style-name="P150">6</text:p>
          </table:table-cell>
          <table:table-cell table:style-name="Таблица16.D1" office:value-type="string">
            <text:p text:style-name="P146">7</text:p>
          </table:table-cell>
        </table:table-row>
        <table:table-row table:style-name="Таблица16.4">
          <table:table-cell table:style-name="Таблица16.A1" office:value-type="string">
            <text:p text:style-name="P149"/>
          </table:table-cell>
          <table:table-cell table:style-name="Таблица16.A1" office:value-type="string">
            <text:p text:style-name="P149"/>
          </table:table-cell>
          <table:table-cell table:style-name="Таблица16.A1" office:value-type="string">
            <text:p text:style-name="P149"/>
          </table:table-cell>
          <table:table-cell table:style-name="Таблица16.D1" table:number-columns-spanned="4" office:value-type="string">
            <text:p text:style-name="P146">не позднее</text:p>
          </table:table-cell>
          <table:covered-table-cell/>
          <table:covered-table-cell/>
          <table:covered-table-cell/>
        </table:table-row>
        <table:table-row table:style-name="Таблица16.5">
          <table:table-cell table:style-name="Таблица16.A5" office:value-type="string">
            <text:p text:style-name="P150">1.</text:p>
          </table:table-cell>
          <table:table-cell table:style-name="Таблица16.A5" office:value-type="string">
            <text:p text:style-name="P146">Срок внесения платы</text:p>
          </table:table-cell>
          <table:table-cell table:style-name="Таблица16.A5" office:value-type="string">
            <text:p text:style-name="P149"/>
          </table:table-cell>
          <table:table-cell table:style-name="Таблица16.A5" office:value-type="string">
            <text:p text:style-name="P146">20 апреля</text:p>
            <text:p text:style-name="P146">отчётного года</text:p>
          </table:table-cell>
          <table:table-cell table:style-name="Таблица16.A5" office:value-type="string">
            <text:p text:style-name="P146">20 июля</text:p>
            <text:p text:style-name="P146">отчётного года</text:p>
          </table:table-cell>
          <table:table-cell table:style-name="Таблица16.A5" office:value-type="string">
            <text:p text:style-name="P146">20 октября</text:p>
            <text:p text:style-name="P146">отчётного года</text:p>
          </table:table-cell>
          <table:table-cell table:style-name="Таблица16.G5" office:value-type="string">
            <text:p text:style-name="P146">20 января года, следующего за отчётным</text:p>
          </table:table-cell>
        </table:table-row>
        <table:table-row table:style-name="Таблица16.6">
          <table:table-cell table:style-name="Таблица16.A5" table:number-rows-spanned="5" office:value-type="string">
            <text:p text:style-name="Standard"/>
          </table:table-cell>
          <table:table-cell table:style-name="Таблица16.A5" table:number-rows-spanned="5" office:value-type="string">
            <text:p text:style-name="Standard"/>
          </table:table-cell>
          <table:table-cell table:style-name="Таблица16.A5" office:value-type="string">
            <text:p text:style-name="P146">2020</text:p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G5" office:value-type="string">
            <text:p text:style-name="P74"/>
          </table:table-cell>
        </table:table-row>
        <table:table-row table:style-name="Таблица16.7">
          <table:covered-table-cell/>
          <table:covered-table-cell/>
          <table:table-cell table:style-name="Таблица16.A5" office:value-type="string">
            <text:p text:style-name="P146">2021</text:p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G5" office:value-type="string">
            <text:p text:style-name="P74"/>
          </table:table-cell>
        </table:table-row>
        <table:table-row table:style-name="Таблица16.8">
          <table:covered-table-cell/>
          <table:covered-table-cell/>
          <table:table-cell table:style-name="Таблица16.A5" office:value-type="string">
            <text:p text:style-name="P146">2022</text:p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G5" office:value-type="string">
            <text:p text:style-name="P74"/>
          </table:table-cell>
        </table:table-row>
        <table:table-row table:style-name="Таблица16.9">
          <table:covered-table-cell/>
          <table:covered-table-cell/>
          <table:table-cell table:style-name="Таблица16.A5" office:value-type="string">
            <text:p text:style-name="P146">2023</text:p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G5" office:value-type="string">
            <text:p text:style-name="P74"/>
          </table:table-cell>
        </table:table-row>
        <table:table-row table:style-name="Таблица16.10">
          <table:covered-table-cell/>
          <table:covered-table-cell/>
          <table:table-cell table:style-name="Таблица16.A5" office:value-type="string">
            <text:p text:style-name="P146">2024</text:p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A5" office:value-type="string">
            <text:p text:style-name="P74"/>
          </table:table-cell>
          <table:table-cell table:style-name="Таблица16.G5" office:value-type="string">
            <text:p text:style-name="P74"/>
          </table:table-cell>
        </table:table-row>
      </table:table>
      <text:p text:style-name="P58">*в соответствии с постановлением Правительства РФ от 26.12.2014 № 1509 начиная с 2026 года ставки платы за пользование водными объектами, находящимися в федеральной собственности, установленные постановлением Правительства РФ от 30.12.2006 № 876, применяются с коэффициентом, определенным для года, предшествующего году платежного периода, умноженным на коэффициент, учитывающий фактическое изменение потребительских цен на товары в РФ, определенный Министерством экономического развития РФ в соответствии с данными государственной статистической отчетности для второго по порядку года, предшествующего году платежного периода. <text:s/></text:p>
      <text:p text:style-name="P60"/>
      <text:p text:style-name="P61"/>
      <text:p text:style-name="P60"/>
      <text:p text:style-name="P78">От водопользователя<text:tab/><text:tab/> <text:s text:c="30"/>____________________ <text:s/><text:tab/><text:tab/><text:tab/><text:tab/> <text:s text:c="94"/>М.П.</text:p>
      <text:p text:style-name="P75"/>
      <text:p text:style-name="P78"/>
      <text:p text:style-name="P147">Директор Департамента недропользования </text:p>
      <text:p text:style-name="P151"><text:span text:style-name="T116">и экологии Тюменской области <text:s text:c="35"/></text:span><text:span text:style-name="T85"><text:s text:c="40"/></text:span><text:span text:style-name="T116"><text:s text:c="2"/></text:span><text:span text:style-name="T77">Е.Т. Уляшева</text:span></text:p>
      <text:p text:style-name="P129"><text:span text:style-name="T58"><text:s text:c="84"/></text:span><text:span text:style-name="T56">М.П.</text:span></text:p>
      <text:p text:style-name="P165"><text:span text:style-name="Цветовое_20_выделение_20_для_20_Текст"><text:span text:style-name="T5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iddenHorzOCR" svg:font-family="HiddenHorzOCR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sPlusTitle" style:family="paragraph">
      <style:paragraph-properties fo:orphans="0" fo:widows="0" style:text-autospace="none"/>
      <style:text-properties style:use-window-font-color="true" style:font-name="Arial" fo:font-family="Arial" style:font-family-generic="swiss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Комментарий" style:family="paragraph" style:default-outline-level="">
      <style:paragraph-properties fo:margin-left="0.3cm" fo:margin-right="0cm" fo:margin-top="0.132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fo:color="#353842" style:font-name="Arial1" fo:font-family="Arial" style:font-family-generic="roman" style:font-pitch="variable" fo:font-size="12pt" fo:background-color="#f0f0f0" style:font-name-asian="Wingdings" style:font-family-asian="Wingdings" style:font-family-generic-asian="system" style:font-pitch-asian="variable" style:font-size-asian="12pt" fo:hyphenate="true" fo:hyphenation-remain-char-count="2" fo:hyphenation-push-char-count="2"/>
    </style:style>
    <style:style style:name="Информация_20_об_20_изменениях_20_документа" style:display-name="Информация об изменениях документа" style:family="paragraph" style:parent-style-name="Комментарий" style:default-outline-level="">
      <style:paragraph-properties fo:margin-left="0.3cm" fo:margin-right="0cm" fo:margin-top="0.132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fo:color="#353842" style:font-name="Arial1" fo:font-family="Arial" style:font-family-generic="roman" style:font-pitch="variable" fo:font-size="12pt" fo:font-style="italic" fo:background-color="#f0f0f0" style:font-name-asian="Wingdings" style:font-family-asian="Wingdings" style:font-family-generic-asian="system" style:font-pitch-asian="variable" style:font-size-asian="12pt" style:font-style-asian="italic" fo:hyphenate="true" fo:hyphenation-remain-char-count="2" fo:hyphenation-push-char-count="2"/>
    </style:style>
    <style:style style:name="ConsPlusNonformat" style:family="paragraph">
      <style:paragraph-properties fo:orphans="0" fo:widows="0" fo:hyphenation-ladder-count="no-limit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_28_user_29_" style:display-name="Heading (user)" style:family="paragraph">
      <style:paragraph-properties fo:orphans="0" fo:widows="0" fo:hyphenation-ladder-count="no-limit" style:text-autospace="none"/>
      <style:text-properties style:use-window-font-color="true" style:font-name="Arial" fo:font-family="Arial" style:font-family-generic="swiss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Знак1" style:family="paragraph" style:parent-style-name="Standard">
      <style:paragraph-properties fo:margin-top="0.494cm" fo:margin-bottom="0.494cm" loext:contextual-spacing="false"/>
      <style:text-properties style:font-name="Tahoma" fo:font-family="Tahoma" style:font-family-generic="swiss" style:font-pitch="variable" fo:font-size="10pt" fo:language="en" fo:country="US" style:font-size-asian="10pt" style:font-name-complex="Tahoma" style:font-family-complex="Tahoma" style:font-family-generic-complex="swiss" style:font-pitch-complex="variable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29cm" fo:margin-right="0cm" fo:text-indent="-0.529cm" style:auto-text-indent="false" fo:keep-with-next="always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Цветовое_20_выделение_20_для_20_Текст" style:display-name="Цветовое выделение для Текст" style:family="text">
      <style:text-properties fo:font-size="12pt" style:font-size-asian="12pt"/>
    </style:style>
    <style:style style:name="Гипертекстовая_20_ссылка" style:display-name="Гипертекстовая ссылка" style:family="text">
      <style:text-properties fo:color="#106bbe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z0" style:family="text">
      <style:text-properties fo:font-size="11pt" fo:font-weight="bold" style:font-size-asian="11pt" style:font-weight-asian="bol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WW8Num4z0" style:family="text">
      <style:text-properties fo:font-size="10pt" style:font-size-asian="10pt" style:font-size-complex="10pt"/>
    </style:style>
    <style:style style:name="WW8Num4z1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203cm" fo:text-indent="-0.635cm" fo:margin-left="2.203cm"/>
        </style:list-level-properties>
        <style:text-properties style:font-name="Symbol"/>
      </text:list-level-style-bullet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473cm" fo:text-indent="-0.318cm" fo:margin-left="3.47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283cm" fo:text-indent="-0.318cm" fo:margin-left="7.28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093cm" fo:text-indent="-0.318cm" fo:margin-left="11.0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11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cm" fo:margin-bottom="1.501cm" fo:margin-left="0.801cm" fo:margin-right="0.8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251cm" fo:margin-bottom="1.25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Преобразование_20_1" style:display-name="Преобразование 1" style:page-layout-name="Mpm3"/>
    <style:master-page style:name="Преобразование_20_3" style:display-name="Преобразование 3" style:page-layout-name="Mpm4">
      <style:header>
        <text:p text:style-name="Header"/>
      </style:header>
      <style:footer>
        <text:p text:style-name="MP1"><draw:frame draw:style-name="Mfr1" draw:name="Врезка4" text:anchor-type="char" svg:x="27.275cm" svg:y="0.002cm" svg:width="0.413cm" svg:height="0.474cm" draw:z-index="6"><draw:text-box><text:p text:style-name="Footer"><text:span text:style-name="Page_20_Number"><text:page-number text:select-page="current">15</text:page-number></text:span></text:p></draw:text-box></draw:frame></text:p>
      </style:footer>
    </style:master-page>
    <style:master-page style:name="Преобразование_20_4" style:display-name="Преобразование 4" style:page-layout-name="Mpm5">
      <style:header>
        <text:p text:style-name="MP2"/>
        <text:p text:style-name="MP2"><text:page-number text:select-page="current">18</text:page-number></text:p>
        <text:p text:style-name="Header"/>
      </style:header>
      <style:footer>
        <text:p text:style-name="MP1"><draw:frame draw:style-name="Mfr1" draw:name="Врезка5" text:anchor-type="char" svg:x="19.459cm" svg:y="0.002cm" svg:width="0.056cm" svg:height="0.474cm" draw:z-index="3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18S</meta:editing-duration>
    <meta:editing-cycles>18</meta:editing-cycles>
    <meta:generator>LibreOffice/6.2.7.1$Windows_X86_64 LibreOffice_project/23edc44b61b830b7d749943e020e96f5a7df63bf</meta:generator>
    <dc:date>2020-08-07T10:23:32.610000000</dc:date>
    <meta:document-statistic meta:table-count="16" meta:image-count="0" meta:object-count="0" meta:page-count="21" meta:paragraph-count="767" meta:word-count="4594" meta:character-count="43511" meta:non-whitespace-character-count="36219"/>
    <meta:user-defined meta:name="Info 1"/>
    <meta:user-defined meta:name="Info 2"/>
    <meta:user-defined meta:name="Info 3"/>
    <meta:user-defined meta:name="Info 4"/>
  </office:meta>
</office:document-meta>
</file>